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" style:data-style-name="N0">
      <style:table-cell-properties style:vertical-align="automatic" fo:wrap-option="wrap" fo:background-color="transparent"/>
    </style:style>
    <style:style style:name="ce6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Hiperv_237_nculo_32_3" style:data-style-name="N0">
      <style:text-properties fo:color="#0563C1" style:text-underline-style="solid" style:text-underline-type="single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8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Normal_32_4" style:data-style-name="N0">
      <style:table-cell-properties style:vertical-align="automatic" fo:background-color="transparent"/>
    </style:style>
    <style:style style:name="ce30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1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2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3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5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Normal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7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8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1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42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4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2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3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4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Porcentaje" style:data-style-name="N36"/>
    <style:style style:name="ce56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7" style:family="table-cell" style:parent-style-name="Default" style:data-style-name="N0">
      <style:table-cell-properties fo:border-top="thin solid #000000" fo:border-bottom="2pt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none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0" style:family="table-cell" style:parent-style-name="Normal_32_4" style:data-style-name="N3">
      <style:table-cell-properties fo:border-top="none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1" style:family="table-cell" style:parent-style-name="Porcentaje" style:data-style-name="N36">
      <style:table-cell-properties fo:border-top="none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62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3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4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5" style:family="table-cell" style:parent-style-name="Default" style:data-style-name="N3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6" style:family="table-cell" style:parent-style-name="Default" style:data-style-name="N14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7" style:family="table-cell" style:parent-style-name="Default" style:data-style-name="N3"/>
    <style:style style:name="ce68" style:family="table-cell" style:parent-style-name="Default" style:data-style-name="N0">
      <style:table-cell-properties fo:border-top="none" fo:border-bottom="2pt solid #000000" fo:border-left="none" fo:border-right="thin solid #BFBFBF" fo:background-color="transparent"/>
    </style:style>
    <style:style style:name="ce69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none" fo:border-bottom="thin solid #000000" fo:border-left="thin solid #BFBFBF" fo:border-right="none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thin solid #000000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73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4" style:family="table-cell" style:parent-style-name="Default" style:data-style-name="N14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5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6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77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8" style:family="table-cell" style:parent-style-name="Default" style:data-style-name="N14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9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0" style:family="table-cell" style:parent-style-name="Default" style:data-style-name="N0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1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2" style:family="table-cell" style:parent-style-name="Default" style:data-style-name="N0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3" style:family="table-cell" style:parent-style-name="Default" style:data-style-name="N19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4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85" style:family="table-cell" style:parent-style-name="Default" style:data-style-name="N3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6" style:family="table-cell" style:parent-style-name="Default" style:data-style-name="N14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8" style:family="table-cell" style:parent-style-name="Default" style:data-style-name="N0">
      <style:table-cell-properties fo:border-top="none" fo:border-bottom="thin solid #000000" fo:border-left="none" fo:border-right="thin solid #BFBFBF" fo:background-color="transparent"/>
    </style:style>
    <style:style style:name="ce89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6pt" style:font-size-asian="6pt" style:font-size-complex="6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2.35479166666667cm" style:use-optimal-column-width="true"/>
    </style:style>
    <style:style style:name="co10" style:family="table-column">
      <style:table-column-properties fo:break-before="auto" style:column-width="2.143125cm"/>
    </style:style>
    <style:style style:name="co11" style:family="table-column">
      <style:table-column-properties fo:break-before="auto" style:column-width="2.32833333333333cm" style:use-optimal-column-width="true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33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72.75pt" style:use-optimal-row-height="true" fo:break-before="auto"/>
    </style:style>
    <style:style style:name="ro12" style:family="table-row">
      <style:table-row-properties style:row-height="24pt" style:use-optimal-row-height="true" fo:break-before="auto"/>
    </style:style>
    <style:style style:name="ro13" style:family="table-row">
      <style:table-row-properties style:row-height="18pt" style:use-optimal-row-height="false" fo:break-before="auto"/>
    </style:style>
    <style:style style:name="ro14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number-columns-repeated="11" table:default-cell-style-name="ce12"/>
        <table:table-column table:style-name="co4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4">
            <text:p>Dosis entregadas Pfizer pediátrica<text:span text:style-name="T1">(1)</text:span>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1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0959480" table:style-name="ce7">
            <text:p>10.959.480</text:p>
          </table:table-cell>
          <table:table-cell office:value-type="float" office:value="672000" table:style-name="ce7">
            <text:p>672.000</text:p>
          </table:table-cell>
          <table:table-cell office:value-type="float" office:value="2819500" table:style-name="ce7">
            <text:p>2.819.500</text:p>
          </table:table-cell>
          <table:table-cell office:value-type="float" office:value="1537200" table:style-name="ce7">
            <text:p>1.537.200</text:p>
          </table:table-cell>
          <table:table-cell office:value-type="float" office:value="333500" table:style-name="ce8">
            <text:p>333.500</text:p>
          </table:table-cell>
          <table:table-cell office:value-type="float" office:value="16321680" table:style-name="ce9">
            <text:p>16.321.680</text:p>
          </table:table-cell>
          <table:table-cell office:value-type="float" office:value="15891848.5" table:style-name="ce9">
            <text:p>15.891.849</text:p>
          </table:table-cell>
          <table:table-cell office:value-type="percentage" office:value="0.97366499649545879" table:style-name="ce10">
            <text:p>97,4%</text:p>
          </table:table-cell>
          <table:table-cell office:value-type="float" office:value="7400113" table:style-name="ce8">
            <text:p>7.400.113</text:p>
          </table:table-cell>
          <table:table-cell office:value-type="float" office:value="6891689" table:style-name="ce8">
            <text:p>6.891.689</text:p>
          </table:table-cell>
          <table:table-cell office:value-type="float" office:value="2892612" table:style-name="ce8">
            <text:p>2.892.612</text:p>
          </table:table-cell>
          <table:table-cell office:value-type="date" office:date-value="2022-01-24T00:00:00" table:style-name="ce11">
            <text:p>24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773981" table:style-name="ce7">
            <text:p>1.773.981</text:p>
          </table:table-cell>
          <table:table-cell office:value-type="float" office:value="96000" table:style-name="ce7">
            <text:p>96.000</text:p>
          </table:table-cell>
          <table:table-cell office:value-type="float" office:value="448490" table:style-name="ce7">
            <text:p>448.490</text:p>
          </table:table-cell>
          <table:table-cell office:value-type="float" office:value="254710" table:style-name="ce7">
            <text:p>254.710</text:p>
          </table:table-cell>
          <table:table-cell office:value-type="float" office:value="59180" table:style-name="ce13">
            <text:p>59.180</text:p>
          </table:table-cell>
          <table:table-cell office:value-type="float" office:value="2632361" table:style-name="ce14">
            <text:p>2.632.361</text:p>
          </table:table-cell>
          <table:table-cell office:value-type="float" office:value="2497515.5" table:style-name="ce14">
            <text:p>2.497.516</text:p>
          </table:table-cell>
          <table:table-cell office:value-type="percentage" office:value="0.94877393336248339" table:style-name="ce15">
            <text:p>94,9%</text:p>
          </table:table-cell>
          <table:table-cell office:value-type="float" office:value="1138290" table:style-name="ce13">
            <text:p>1.138.290</text:p>
          </table:table-cell>
          <table:table-cell office:value-type="float" office:value="1072451" table:style-name="ce13">
            <text:p>1.072.451</text:p>
          </table:table-cell>
          <table:table-cell office:value-type="float" office:value="558280" table:style-name="ce13">
            <text:p>558.280</text:p>
          </table:table-cell>
          <table:table-cell office:value-type="date" office:date-value="2022-01-24T00:00:00" table:style-name="ce16">
            <text:p>24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503185" table:style-name="ce7">
            <text:p>1.503.185</text:p>
          </table:table-cell>
          <table:table-cell office:value-type="float" office:value="54000" table:style-name="ce7">
            <text:p>54.000</text:p>
          </table:table-cell>
          <table:table-cell office:value-type="float" office:value="516040" table:style-name="ce7">
            <text:p>516.040</text:p>
          </table:table-cell>
          <table:table-cell office:value-type="float" office:value="220900" table:style-name="ce7">
            <text:p>220.900</text:p>
          </table:table-cell>
          <table:table-cell office:value-type="float" office:value="43000" table:style-name="ce13">
            <text:p>43.000</text:p>
          </table:table-cell>
          <table:table-cell office:value-type="float" office:value="2337125" table:style-name="ce14">
            <text:p>2.337.125</text:p>
          </table:table-cell>
          <table:table-cell office:value-type="float" office:value="2185162.5" table:style-name="ce14">
            <text:p>2.185.163</text:p>
          </table:table-cell>
          <table:table-cell office:value-type="percentage" office:value="0.93497887361608811" table:style-name="ce15">
            <text:p>93,5%</text:p>
          </table:table-cell>
          <table:table-cell office:value-type="float" office:value="921259" table:style-name="ce13">
            <text:p>921.259</text:p>
          </table:table-cell>
          <table:table-cell office:value-type="float" office:value="871905" table:style-name="ce13">
            <text:p>871.905</text:p>
          </table:table-cell>
          <table:table-cell office:value-type="float" office:value="644419" table:style-name="ce13">
            <text:p>644.419</text:p>
          </table:table-cell>
          <table:table-cell office:value-type="date" office:date-value="2022-01-23T00:00:00" table:style-name="ce16">
            <text:p>23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318884" table:style-name="ce7">
            <text:p>1.318.884</text:p>
          </table:table-cell>
          <table:table-cell office:value-type="float" office:value="90000" table:style-name="ce7">
            <text:p>90.000</text:p>
          </table:table-cell>
          <table:table-cell office:value-type="float" office:value="529070" table:style-name="ce7">
            <text:p>529.070</text:p>
          </table:table-cell>
          <table:table-cell office:value-type="float" office:value="225400" table:style-name="ce7">
            <text:p>225.400</text:p>
          </table:table-cell>
          <table:table-cell office:value-type="float" office:value="56520" table:style-name="ce13">
            <text:p>56.520</text:p>
          </table:table-cell>
          <table:table-cell office:value-type="float" office:value="2219874" table:style-name="ce14">
            <text:p>2.219.874</text:p>
          </table:table-cell>
          <table:table-cell office:value-type="float" office:value="1932720" table:style-name="ce14">
            <text:p>1.932.720</text:p>
          </table:table-cell>
          <table:table-cell office:value-type="percentage" office:value="0.87064400952486487" table:style-name="ce15">
            <text:p>87,1%</text:p>
          </table:table-cell>
          <table:table-cell office:value-type="float" office:value="920402" table:style-name="ce13">
            <text:p>920.402</text:p>
          </table:table-cell>
          <table:table-cell office:value-type="float" office:value="875482" table:style-name="ce13">
            <text:p>875.482</text:p>
          </table:table-cell>
          <table:table-cell office:value-type="float" office:value="361724" table:style-name="ce13">
            <text:p>361.724</text:p>
          </table:table-cell>
          <table:table-cell office:value-type="date" office:date-value="2022-01-24T00:00:00" table:style-name="ce16">
            <text:p>24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623110" table:style-name="ce7">
            <text:p>2.623.110</text:p>
          </table:table-cell>
          <table:table-cell office:value-type="float" office:value="144000" table:style-name="ce7">
            <text:p>144.000</text:p>
          </table:table-cell>
          <table:table-cell office:value-type="float" office:value="724700" table:style-name="ce7">
            <text:p>724.700</text:p>
          </table:table-cell>
          <table:table-cell office:value-type="float" office:value="455800" table:style-name="ce7">
            <text:p>455.800</text:p>
          </table:table-cell>
          <table:table-cell office:value-type="float" office:value="133650" table:style-name="ce13">
            <text:p>133.650</text:p>
          </table:table-cell>
          <table:table-cell office:value-type="float" office:value="4081260" table:style-name="ce14">
            <text:p>4.081.260</text:p>
          </table:table-cell>
          <table:table-cell office:value-type="float" office:value="3915899.5" table:style-name="ce14">
            <text:p>3.915.900</text:p>
          </table:table-cell>
          <table:table-cell office:value-type="percentage" office:value="0.95948297829591844" table:style-name="ce15">
            <text:p>95,9%</text:p>
          </table:table-cell>
          <table:table-cell office:value-type="float" office:value="1796463" table:style-name="ce13">
            <text:p>1.796.463</text:p>
          </table:table-cell>
          <table:table-cell office:value-type="float" office:value="1674877" table:style-name="ce13">
            <text:p>1.674.877</text:p>
          </table:table-cell>
          <table:table-cell office:value-type="float" office:value="804119" table:style-name="ce13">
            <text:p>804.119</text:p>
          </table:table-cell>
          <table:table-cell office:value-type="date" office:date-value="2022-01-24T00:00:00" table:style-name="ce16">
            <text:p>24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882915" table:style-name="ce7">
            <text:p>882.915</text:p>
          </table:table-cell>
          <table:table-cell office:value-type="float" office:value="42000" table:style-name="ce7">
            <text:p>42.000</text:p>
          </table:table-cell>
          <table:table-cell office:value-type="float" office:value="170400" table:style-name="ce7">
            <text:p>170.400</text:p>
          </table:table-cell>
          <table:table-cell office:value-type="float" office:value="120490" table:style-name="ce7">
            <text:p>120.490</text:p>
          </table:table-cell>
          <table:table-cell office:value-type="float" office:value="22145" table:style-name="ce13">
            <text:p>22.145</text:p>
          </table:table-cell>
          <table:table-cell office:value-type="float" office:value="1237950" table:style-name="ce14">
            <text:p>1.237.950</text:p>
          </table:table-cell>
          <table:table-cell office:value-type="float" office:value="1178466" table:style-name="ce14">
            <text:p>1.178.466</text:p>
          </table:table-cell>
          <table:table-cell office:value-type="percentage" office:value="0.95194959408699864" table:style-name="ce15">
            <text:p>95,2%</text:p>
          </table:table-cell>
          <table:table-cell office:value-type="float" office:value="514859" table:style-name="ce13">
            <text:p>514.859</text:p>
          </table:table-cell>
          <table:table-cell office:value-type="float" office:value="487264" table:style-name="ce13">
            <text:p>487.264</text:p>
          </table:table-cell>
          <table:table-cell office:value-type="float" office:value="290185" table:style-name="ce13">
            <text:p>290.185</text:p>
          </table:table-cell>
          <table:table-cell office:value-type="date" office:date-value="2022-01-24T00:00:00" table:style-name="ce16">
            <text:p>24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3987903" table:style-name="ce7">
            <text:p>3.987.903</text:p>
          </table:table-cell>
          <table:table-cell office:value-type="float" office:value="144000" table:style-name="ce7">
            <text:p>144.000</text:p>
          </table:table-cell>
          <table:table-cell office:value-type="float" office:value="611570" table:style-name="ce7">
            <text:p>611.570</text:p>
          </table:table-cell>
          <table:table-cell office:value-type="float" office:value="466170" table:style-name="ce7">
            <text:p>466.170</text:p>
          </table:table-cell>
          <table:table-cell office:value-type="float" office:value="95315" table:style-name="ce13">
            <text:p>95.315</text:p>
          </table:table-cell>
          <table:table-cell office:value-type="float" office:value="5304958" table:style-name="ce14">
            <text:p>5.304.958</text:p>
          </table:table-cell>
          <table:table-cell office:value-type="float" office:value="5051257.5" table:style-name="ce14">
            <text:p>5.051.258</text:p>
          </table:table-cell>
          <table:table-cell office:value-type="percentage" office:value="0.95217671845846852" table:style-name="ce15">
            <text:p>95,2%</text:p>
          </table:table-cell>
          <table:table-cell office:value-type="float" office:value="2132744" table:style-name="ce13">
            <text:p>2.132.744</text:p>
          </table:table-cell>
          <table:table-cell office:value-type="float" office:value="2005233" table:style-name="ce13">
            <text:p>2.005.233</text:p>
          </table:table-cell>
          <table:table-cell office:value-type="float" office:value="1264512" table:style-name="ce13">
            <text:p>1.264.512</text:p>
          </table:table-cell>
          <table:table-cell office:value-type="date" office:date-value="2022-01-24T00:00:00" table:style-name="ce16">
            <text:p>24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648745" table:style-name="ce7">
            <text:p>2.648.745</text:p>
          </table:table-cell>
          <table:table-cell office:value-type="float" office:value="156000" table:style-name="ce7">
            <text:p>156.000</text:p>
          </table:table-cell>
          <table:table-cell office:value-type="float" office:value="840660" table:style-name="ce7">
            <text:p>840.660</text:p>
          </table:table-cell>
          <table:table-cell office:value-type="float" office:value="380370" table:style-name="ce7">
            <text:p>380.370</text:p>
          </table:table-cell>
          <table:table-cell office:value-type="float" office:value="92350" table:style-name="ce13">
            <text:p>92.350</text:p>
          </table:table-cell>
          <table:table-cell office:value-type="float" office:value="4118125" table:style-name="ce14">
            <text:p>4.118.125</text:p>
          </table:table-cell>
          <table:table-cell office:value-type="float" office:value="3742721.5" table:style-name="ce14">
            <text:p>3.742.722</text:p>
          </table:table-cell>
          <table:table-cell office:value-type="percentage" office:value="0.90884115950827138" table:style-name="ce15">
            <text:p>90,9%</text:p>
          </table:table-cell>
          <table:table-cell office:value-type="float" office:value="1742892" table:style-name="ce13">
            <text:p>1.742.892</text:p>
          </table:table-cell>
          <table:table-cell office:value-type="float" office:value="1599888" table:style-name="ce13">
            <text:p>1.599.888</text:p>
          </table:table-cell>
          <table:table-cell office:value-type="float" office:value="845758" table:style-name="ce13">
            <text:p>845.758</text:p>
          </table:table-cell>
          <table:table-cell office:value-type="date" office:date-value="2022-01-24T00:00:00" table:style-name="ce16">
            <text:p>24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572580" table:style-name="ce7">
            <text:p>8.572.580</text:p>
          </table:table-cell>
          <table:table-cell office:value-type="float" office:value="600000" table:style-name="ce7">
            <text:p>600.000</text:p>
          </table:table-cell>
          <table:table-cell office:value-type="float" office:value="3208880" table:style-name="ce7">
            <text:p>3.208.880</text:p>
          </table:table-cell>
          <table:table-cell office:value-type="float" office:value="1485670" table:style-name="ce7">
            <text:p>1.485.670</text:p>
          </table:table-cell>
          <table:table-cell office:value-type="float" office:value="355800" table:style-name="ce13">
            <text:p>355.800</text:p>
          </table:table-cell>
          <table:table-cell office:value-type="float" office:value="14222930" table:style-name="ce14">
            <text:p>14.222.930</text:p>
          </table:table-cell>
          <table:table-cell office:value-type="float" office:value="13569867" table:style-name="ce14">
            <text:p>13.569.867</text:p>
          </table:table-cell>
          <table:table-cell office:value-type="percentage" office:value="0.95408379286124589" table:style-name="ce15">
            <text:p>95,4%</text:p>
          </table:table-cell>
          <table:table-cell office:value-type="float" office:value="6435815" table:style-name="ce13">
            <text:p>6.435.815</text:p>
          </table:table-cell>
          <table:table-cell office:value-type="float" office:value="6072275" table:style-name="ce13">
            <text:p>6.072.275</text:p>
          </table:table-cell>
          <table:table-cell office:value-type="float" office:value="3156171" table:style-name="ce13">
            <text:p>3.156.171</text:p>
          </table:table-cell>
          <table:table-cell office:value-type="date" office:date-value="2022-01-24T00:00:00" table:style-name="ce16">
            <text:p>24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6558040" table:style-name="ce7">
            <text:p>6.558.040</text:p>
          </table:table-cell>
          <table:table-cell office:value-type="float" office:value="582000" table:style-name="ce7">
            <text:p>582.000</text:p>
          </table:table-cell>
          <table:table-cell office:value-type="float" office:value="2043640" table:style-name="ce7">
            <text:p>2.043.640</text:p>
          </table:table-cell>
          <table:table-cell office:value-type="float" office:value="863900" table:style-name="ce7">
            <text:p>863.900</text:p>
          </table:table-cell>
          <table:table-cell office:value-type="float" office:value="213125" table:style-name="ce13">
            <text:p>213.125</text:p>
          </table:table-cell>
          <table:table-cell office:value-type="float" office:value="10260705" table:style-name="ce14">
            <text:p>10.260.705</text:p>
          </table:table-cell>
          <table:table-cell office:value-type="float" office:value="9473003.5" table:style-name="ce14">
            <text:p>9.473.004</text:p>
          </table:table-cell>
          <table:table-cell office:value-type="percentage" office:value="0.92323124970457682" table:style-name="ce15">
            <text:p>92,3%</text:p>
          </table:table-cell>
          <table:table-cell office:value-type="float" office:value="4379310" table:style-name="ce13">
            <text:p>4.379.310</text:p>
          </table:table-cell>
          <table:table-cell office:value-type="float" office:value="4090881" table:style-name="ce13">
            <text:p>4.090.881</text:p>
          </table:table-cell>
          <table:table-cell office:value-type="float" office:value="2153109" table:style-name="ce13">
            <text:p>2.153.109</text:p>
          </table:table-cell>
          <table:table-cell office:value-type="date" office:date-value="2022-01-24T00:00:00" table:style-name="ce16">
            <text:p>24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526243" table:style-name="ce7">
            <text:p>1.526.243</text:p>
          </table:table-cell>
          <table:table-cell office:value-type="float" office:value="72000" table:style-name="ce7">
            <text:p>72.000</text:p>
          </table:table-cell>
          <table:table-cell office:value-type="float" office:value="291770" table:style-name="ce7">
            <text:p>291.770</text:p>
          </table:table-cell>
          <table:table-cell office:value-type="float" office:value="182600" table:style-name="ce7">
            <text:p>182.600</text:p>
          </table:table-cell>
          <table:table-cell office:value-type="float" office:value="40185" table:style-name="ce13">
            <text:p>40.185</text:p>
          </table:table-cell>
          <table:table-cell office:value-type="float" office:value="2112798" table:style-name="ce14">
            <text:p>2.112.798</text:p>
          </table:table-cell>
          <table:table-cell office:value-type="float" office:value="2144644" table:style-name="ce14">
            <text:p>2.144.644</text:p>
          </table:table-cell>
          <table:table-cell office:value-type="percentage" office:value="1" table:style-name="ce15">
            <text:p>100,0%</text:p>
          </table:table-cell>
          <table:table-cell office:value-type="float" office:value="953233" table:style-name="ce13">
            <text:p>953.233</text:p>
          </table:table-cell>
          <table:table-cell office:value-type="float" office:value="894831" table:style-name="ce13">
            <text:p>894.831</text:p>
          </table:table-cell>
          <table:table-cell office:value-type="float" office:value="480730" table:style-name="ce13">
            <text:p>480.730</text:p>
          </table:table-cell>
          <table:table-cell office:value-type="date" office:date-value="2022-01-24T00:00:00" table:style-name="ce16">
            <text:p>24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4029019" table:style-name="ce7">
            <text:p>4.029.019</text:p>
          </table:table-cell>
          <table:table-cell office:value-type="float" office:value="162000" table:style-name="ce7">
            <text:p>162.000</text:p>
          </table:table-cell>
          <table:table-cell office:value-type="float" office:value="959980" table:style-name="ce7">
            <text:p>959.980</text:p>
          </table:table-cell>
          <table:table-cell office:value-type="float" office:value="571870" table:style-name="ce7">
            <text:p>571.870</text:p>
          </table:table-cell>
          <table:table-cell office:value-type="float" office:value="122515" table:style-name="ce13">
            <text:p>122.515</text:p>
          </table:table-cell>
          <table:table-cell office:value-type="float" office:value="5845384" table:style-name="ce14">
            <text:p>5.845.384</text:p>
          </table:table-cell>
          <table:table-cell office:value-type="float" office:value="5818694.5" table:style-name="ce14">
            <text:p>5.818.695</text:p>
          </table:table-cell>
          <table:table-cell office:value-type="percentage" office:value="0.99543408953115831" table:style-name="ce15">
            <text:p>99,5%</text:p>
          </table:table-cell>
          <table:table-cell office:value-type="float" office:value="2461678" table:style-name="ce13">
            <text:p>2.461.678</text:p>
          </table:table-cell>
          <table:table-cell office:value-type="float" office:value="2318422" table:style-name="ce13">
            <text:p>2.318.422</text:p>
          </table:table-cell>
          <table:table-cell office:value-type="float" office:value="1741858" table:style-name="ce13">
            <text:p>1.741.858</text:p>
          </table:table-cell>
          <table:table-cell office:value-type="date" office:date-value="2022-01-24T00:00:00" table:style-name="ce16">
            <text:p>24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39985" table:style-name="ce7">
            <text:p>439.985</text:p>
          </table:table-cell>
          <table:table-cell office:value-type="float" office:value="24000" table:style-name="ce7">
            <text:p>24.000</text:p>
          </table:table-cell>
          <table:table-cell office:value-type="float" office:value="109600" table:style-name="ce7">
            <text:p>109.600</text:p>
          </table:table-cell>
          <table:table-cell office:value-type="float" office:value="53240" table:style-name="ce7">
            <text:p>53.240</text:p>
          </table:table-cell>
          <table:table-cell office:value-type="float" office:value="15200" table:style-name="ce13">
            <text:p>15.200</text:p>
          </table:table-cell>
          <table:table-cell office:value-type="float" office:value="642025" table:style-name="ce14">
            <text:p>642.025</text:p>
          </table:table-cell>
          <table:table-cell office:value-type="float" office:value="603439.5" table:style-name="ce14">
            <text:p>603.440</text:p>
          </table:table-cell>
          <table:table-cell office:value-type="percentage" office:value="0.93990031540827845" table:style-name="ce15">
            <text:p>94,0%</text:p>
          </table:table-cell>
          <table:table-cell office:value-type="float" office:value="280897" table:style-name="ce13">
            <text:p>280.897</text:p>
          </table:table-cell>
          <table:table-cell office:value-type="float" office:value="261279" table:style-name="ce13">
            <text:p>261.279</text:p>
          </table:table-cell>
          <table:table-cell office:value-type="float" office:value="132721" table:style-name="ce13">
            <text:p>132.721</text:p>
          </table:table-cell>
          <table:table-cell office:value-type="date" office:date-value="2022-01-24T00:00:00" table:style-name="ce16">
            <text:p>24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8601765" table:style-name="ce7">
            <text:p>8.601.765</text:p>
          </table:table-cell>
          <table:table-cell office:value-type="float" office:value="312000" table:style-name="ce7">
            <text:p>312.000</text:p>
          </table:table-cell>
          <table:table-cell office:value-type="float" office:value="2170800" table:style-name="ce7">
            <text:p>2.170.800</text:p>
          </table:table-cell>
          <table:table-cell office:value-type="float" office:value="1222100" table:style-name="ce7">
            <text:p>1.222.100</text:p>
          </table:table-cell>
          <table:table-cell office:value-type="float" office:value="321450" table:style-name="ce13">
            <text:p>321.450</text:p>
          </table:table-cell>
          <table:table-cell office:value-type="float" office:value="12628115" table:style-name="ce14">
            <text:p>12.628.115</text:p>
          </table:table-cell>
          <table:table-cell office:value-type="float" office:value="12356897" table:style-name="ce14">
            <text:p>12.356.897</text:p>
          </table:table-cell>
          <table:table-cell office:value-type="percentage" office:value="0.97852268529388586" table:style-name="ce15">
            <text:p>97,9%</text:p>
          </table:table-cell>
          <table:table-cell office:value-type="float" office:value="5720201" table:style-name="ce13">
            <text:p>5.720.201</text:p>
          </table:table-cell>
          <table:table-cell office:value-type="float" office:value="5361360" table:style-name="ce13">
            <text:p>5.361.360</text:p>
          </table:table-cell>
          <table:table-cell office:value-type="float" office:value="2701083" table:style-name="ce13">
            <text:p>2.701.083</text:p>
          </table:table-cell>
          <table:table-cell office:value-type="date" office:date-value="2022-01-24T00:00:00" table:style-name="ce16">
            <text:p>24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687865" table:style-name="ce7">
            <text:p>1.687.865</text:p>
          </table:table-cell>
          <table:table-cell office:value-type="float" office:value="132000" table:style-name="ce7">
            <text:p>132.000</text:p>
          </table:table-cell>
          <table:table-cell office:value-type="float" office:value="623000" table:style-name="ce7">
            <text:p>623.0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764175" table:style-name="ce14">
            <text:p>2.764.175</text:p>
          </table:table-cell>
          <table:table-cell office:value-type="float" office:value="2661287" table:style-name="ce14">
            <text:p>2.661.287</text:p>
          </table:table-cell>
          <table:table-cell office:value-type="percentage" office:value="0.96277804408186896" table:style-name="ce15">
            <text:p>96,3%</text:p>
          </table:table-cell>
          <table:table-cell office:value-type="float" office:value="1291745" table:style-name="ce13">
            <text:p>1.291.745</text:p>
          </table:table-cell>
          <table:table-cell office:value-type="float" office:value="1197802" table:style-name="ce13">
            <text:p>1.197.802</text:p>
          </table:table-cell>
          <table:table-cell office:value-type="float" office:value="542917" table:style-name="ce13">
            <text:p>542.917</text:p>
          </table:table-cell>
          <table:table-cell office:value-type="date" office:date-value="2022-01-24T00:00:00" table:style-name="ce16">
            <text:p>24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857937" table:style-name="ce7">
            <text:p>857.937</text:p>
          </table:table-cell>
          <table:table-cell office:value-type="float" office:value="54000" table:style-name="ce7">
            <text:p>54.000</text:p>
          </table:table-cell>
          <table:table-cell office:value-type="float" office:value="274760" table:style-name="ce7">
            <text:p>274.760</text:p>
          </table:table-cell>
          <table:table-cell office:value-type="float" office:value="135150" table:style-name="ce7">
            <text:p>135.150</text:p>
          </table:table-cell>
          <table:table-cell office:value-type="float" office:value="23710" table:style-name="ce13">
            <text:p>23.710</text:p>
          </table:table-cell>
          <table:table-cell office:value-type="float" office:value="1345557" table:style-name="ce14">
            <text:p>1.345.557</text:p>
          </table:table-cell>
          <table:table-cell office:value-type="float" office:value="1238279" table:style-name="ce14">
            <text:p>1.238.279</text:p>
          </table:table-cell>
          <table:table-cell office:value-type="percentage" office:value="0.92027242249863817" table:style-name="ce15">
            <text:p>92,0%</text:p>
          </table:table-cell>
          <table:table-cell office:value-type="float" office:value="563393" table:style-name="ce13">
            <text:p>563.393</text:p>
          </table:table-cell>
          <table:table-cell office:value-type="float" office:value="531996" table:style-name="ce13">
            <text:p>531.996</text:p>
          </table:table-cell>
          <table:table-cell office:value-type="float" office:value="288062" table:style-name="ce13">
            <text:p>288.062</text:p>
          </table:table-cell>
          <table:table-cell office:value-type="date" office:date-value="2022-01-24T00:00:00" table:style-name="ce16">
            <text:p>24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2942370" table:style-name="ce7">
            <text:p>2.942.370</text:p>
          </table:table-cell>
          <table:table-cell office:value-type="float" office:value="156000" table:style-name="ce7">
            <text:p>156.000</text:p>
          </table:table-cell>
          <table:table-cell office:value-type="float" office:value="817900" table:style-name="ce7">
            <text:p>817.9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5" table:style-name="ce13">
            <text:p>101.305</text:p>
          </table:table-cell>
          <table:table-cell office:value-type="float" office:value="4461775" table:style-name="ce14">
            <text:p>4.461.775</text:p>
          </table:table-cell>
          <table:table-cell office:value-type="float" office:value="4224127" table:style-name="ce14">
            <text:p>4.224.127</text:p>
          </table:table-cell>
          <table:table-cell office:value-type="percentage" office:value="0.9467368928285268" table:style-name="ce15">
            <text:p>94,7%</text:p>
          </table:table-cell>
          <table:table-cell office:value-type="float" office:value="1934919" table:style-name="ce13">
            <text:p>1.934.919</text:p>
          </table:table-cell>
          <table:table-cell office:value-type="float" office:value="1823647" table:style-name="ce13">
            <text:p>1.823.647</text:p>
          </table:table-cell>
          <table:table-cell office:value-type="float" office:value="1025421" table:style-name="ce13">
            <text:p>1.025.421</text:p>
          </table:table-cell>
          <table:table-cell office:value-type="date" office:date-value="2022-01-24T00:00:00" table:style-name="ce16">
            <text:p>24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100104" table:style-name="ce7">
            <text:p>100.104</text:p>
          </table:table-cell>
          <table:table-cell office:value-type="float" office:value="12000" table:style-name="ce7">
            <text:p>12.000</text:p>
          </table:table-cell>
          <table:table-cell office:value-type="float" office:value="28110" table:style-name="ce7">
            <text:p>28.110</text:p>
          </table:table-cell>
          <table:table-cell office:value-type="float" office:value="18100" table:style-name="ce7">
            <text:p>18.100</text:p>
          </table:table-cell>
          <table:table-cell office:value-type="float" office:value="3935" table:style-name="ce13">
            <text:p>3.935</text:p>
          </table:table-cell>
          <table:table-cell office:value-type="float" office:value="162249" table:style-name="ce14">
            <text:p>162.249</text:p>
          </table:table-cell>
          <table:table-cell office:value-type="float" office:value="143668.5" table:style-name="ce14">
            <text:p>143.669</text:p>
          </table:table-cell>
          <table:table-cell office:value-type="percentage" office:value="0.88548157461679267" table:style-name="ce15">
            <text:p>88,5%</text:p>
          </table:table-cell>
          <table:table-cell office:value-type="float" office:value="68857" table:style-name="ce13">
            <text:p>68.857</text:p>
          </table:table-cell>
          <table:table-cell office:value-type="float" office:value="63337" table:style-name="ce13">
            <text:p>63.337</text:p>
          </table:table-cell>
          <table:table-cell office:value-type="float" office:value="26562" table:style-name="ce13">
            <text:p>26.562</text:p>
          </table:table-cell>
          <table:table-cell office:value-type="date" office:date-value="2022-01-24T00:00:00" table:style-name="ce16">
            <text:p>24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99090" table:style-name="ce7">
            <text:p>99.090</text:p>
          </table:table-cell>
          <table:table-cell office:value-type="float" office:value="12000" table:style-name="ce7">
            <text:p>12.000</text:p>
          </table:table-cell>
          <table:table-cell office:value-type="float" office:value="23500" table:style-name="ce7">
            <text:p>23.500</text:p>
          </table:table-cell>
          <table:table-cell office:value-type="float" office:value="15100" table:style-name="ce7">
            <text:p>15.100</text:p>
          </table:table-cell>
          <table:table-cell office:value-type="float" office:value="5750" table:style-name="ce13">
            <text:p>5.750</text:p>
          </table:table-cell>
          <table:table-cell office:value-type="float" office:value="155440" table:style-name="ce14">
            <text:p>155.440</text:p>
          </table:table-cell>
          <table:table-cell office:value-type="float" office:value="131351" table:style-name="ce14">
            <text:p>131.351</text:p>
          </table:table-cell>
          <table:table-cell office:value-type="percentage" office:value="0.84502702007205355" table:style-name="ce15">
            <text:p>84,5%</text:p>
          </table:table-cell>
          <table:table-cell office:value-type="float" office:value="64145" table:style-name="ce13">
            <text:p>64.145</text:p>
          </table:table-cell>
          <table:table-cell office:value-type="float" office:value="59038" table:style-name="ce13">
            <text:p>59.038</text:p>
          </table:table-cell>
          <table:table-cell office:value-type="float" office:value="22846" table:style-name="ce13">
            <text:p>22.846</text:p>
          </table:table-cell>
          <table:table-cell office:value-type="date" office:date-value="2022-01-24T00:00:00" table:style-name="ce17">
            <text:p>24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48426" table:style-name="ce7">
            <text:p>48.426</text:p>
          </table:table-cell>
          <table:table-cell office:value-type="float" office:value="0" table:style-name="ce7">
            <text:p>0</text:p>
          </table:table-cell>
          <table:table-cell office:value-type="float" office:value="58300" table:style-name="ce7">
            <text:p>58.30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12526" table:style-name="ce14">
            <text:p>212.526</text:p>
          </table:table-cell>
          <table:table-cell office:value-type="float" office:value="212734.5" table:style-name="ce14">
            <text:p>212.735</text:p>
          </table:table-cell>
          <table:table-cell office:value-type="percentage" office:value="1" table:style-name="ce15">
            <text:p>100,0%</text:p>
          </table:table-cell>
          <table:table-cell office:value-type="float" office:value="95413" table:style-name="ce13">
            <text:p>95.413</text:p>
          </table:table-cell>
          <table:table-cell office:value-type="float" office:value="92538" table:style-name="ce13">
            <text:p>92.538</text:p>
          </table:table-cell>
          <table:table-cell office:value-type="float" office:value="52325" table:style-name="ce13">
            <text:p>52.325</text:p>
          </table:table-cell>
          <table:table-cell office:value-type="date" office:date-value="2022-01-24T00:00:00" table:style-name="ce17">
            <text:p>24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7090" table:style-name="ce7">
            <text:p>7.090</text:p>
          </table:table-cell>
          <table:table-cell office:value-type="float" office:value="0" table:style-name="ce7">
            <text:p>0</text:p>
          </table:table-cell>
          <table:table-cell office:value-type="float" office:value="4685" table:style-name="ce13">
            <text:p>4.685</text:p>
          </table:table-cell>
          <table:table-cell office:value-type="float" office:value="11775" table:style-name="ce14">
            <text:p>11.775</text:p>
          </table:table-cell>
          <table:table-cell office:value-type="float" office:value="11413" table:style-name="ce14">
            <text:p>11.413</text:p>
          </table:table-cell>
          <table:table-cell office:value-type="percentage" office:value="0.96925690021231425" table:style-name="ce15">
            <text:p>96,9%</text:p>
          </table:table-cell>
          <table:table-cell office:value-type="float" office:value="7914" table:style-name="ce13">
            <text:p>7.914</text:p>
          </table:table-cell>
          <table:table-cell office:value-type="float" office:value="7451" table:style-name="ce13">
            <text:p>7.451</text:p>
          </table:table-cell>
          <table:table-cell office:value-type="float" office:value="1550" table:style-name="ce13">
            <text:p>1.550</text:p>
          </table:table-cell>
          <table:table-cell office:value-type="date" office:date-value="2022-01-24T00:00:00" table:style-name="ce17">
            <text:p>24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61161627" table:style-name="ce19">
            <text:p>61.161.627</text:p>
          </table:table-cell>
          <table:table-cell office:value-type="float" office:value="3516000" table:style-name="ce19">
            <text:p>3.516.000</text:p>
          </table:table-cell>
          <table:table-cell office:value-type="float" office:value="17277760" table:style-name="ce20">
            <text:p>17.277.760</text:p>
          </table:table-cell>
          <table:table-cell office:value-type="float" office:value="9009780" table:style-name="ce21">
            <text:p>9.009.780</text:p>
          </table:table-cell>
          <table:table-cell office:value-type="float" office:value="2113620" table:style-name="ce22">
            <text:p>2.113.620</text:p>
          </table:table-cell>
          <table:table-cell office:value-type="float" office:value="93078787" table:style-name="ce23">
            <text:p>93.078.787</text:p>
          </table:table-cell>
          <table:table-cell office:value-type="float" office:value="88984996.5" table:style-name="ce23">
            <text:p>88.984.997</text:p>
          </table:table-cell>
          <table:table-cell office:value-type="percentage" office:value="0.95601800762616296" table:style-name="ce24">
            <text:p>95,6%</text:p>
          </table:table-cell>
          <table:table-cell office:value-type="float" office:value="40824542" table:style-name="ce23">
            <text:p>40.824.542</text:p>
          </table:table-cell>
          <table:table-cell office:value-type="float" office:value="38253646" table:style-name="ce23">
            <text:p>38.253.646</text:p>
          </table:table-cell>
          <table:table-cell office:value-type="float" office:value="19986964" table:style-name="ce23">
            <text:p>19.986.964</text:p>
          </table:table-cell>
          <table:table-cell office:value-type="float" office:value="0" table:style-name="ce23">
            <text:p>0</text:p>
          </table:table-cell>
          <table:table-cell table:number-columns-repeated="10" table:style-name="ce5"/>
          <table:table-cell table:number-columns-repeated="16361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6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5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5" table:default-cell-style-name="ce29"/>
        <table:table-column table:style-name="co6" table:number-columns-repeated="5" table:default-cell-style-name="ce29"/>
        <table:table-column table:style-name="co4" table:number-columns-repeated="2" table:default-cell-style-name="ce29"/>
        <table:table-column table:style-name="co3" table:number-columns-repeated="7" table:default-cell-style-name="ce29"/>
        <table:table-column table:style-name="co4" table:number-columns-repeated="16369" table:default-cell-style-name="ce29"/>
        <table:table-row table:style-name="ro6">
          <table:table-cell table:style-name="ce27"/>
          <table:table-cell office:value-type="string" table:style-name="ce28">
            <text:p>Población a vacunar mayor de 12 años</text:p>
          </table:table-cell>
          <table:table-cell office:value-type="string" table:style-name="ce28">
            <text:p>Nº Personas con 1 dosis</text:p>
          </table:table-cell>
          <table:table-cell office:value-type="string" table:style-name="ce28">
            <text:p>% 1ª dosis</text:p>
          </table:table-cell>
          <table:table-cell office:value-type="string" table:style-name="ce28">
            <text:p>Nº Personas con pauta completa</text:p>
          </table:table-cell>
          <table:table-cell office:value-type="string" table:style-name="ce28">
            <text:p>% personas con pauta completa</text:p>
          </table:table-cell>
          <table:table-cell office:value-type="string" table:style-name="ce28">
            <text:p>Fecha de la última vacuna registrada<text:s/><text:span text:style-name="T2">(2)</text:span></text:p>
          </table:table-cell>
          <table:table-cell table:number-columns-repeated="16377"/>
        </table:table-row>
        <table:table-row table:style-name="ro2">
          <table:table-cell office:value-type="string" table:style-name="ce30">
            <text:p>Andalucía</text:p>
          </table:table-cell>
          <table:table-cell office:value-type="float" office:value="7508005" table:style-name="ce31">
            <text:p>7.508.005</text:p>
          </table:table-cell>
          <table:table-cell office:value-type="float" office:value="7017232" table:style-name="ce31">
            <text:p>7.017.232</text:p>
          </table:table-cell>
          <table:table-cell office:value-type="percentage" office:value="0.93463336798523711" table:style-name="ce32">
            <text:p>93,5%</text:p>
          </table:table-cell>
          <table:table-cell office:value-type="float" office:value="6891689" table:style-name="ce31">
            <text:p>6.891.689</text:p>
          </table:table-cell>
          <table:table-cell office:value-type="percentage" office:value="0.91791214843357194" table:style-name="ce32">
            <text:p>91,8%</text:p>
          </table:table-cell>
          <table:table-cell office:value-type="date" office:date-value="2022-01-24T00:00:00" table:style-name="ce33">
            <text:p>24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189408" table:style-name="ce31">
            <text:p>1.189.408</text:p>
          </table:table-cell>
          <table:table-cell office:value-type="float" office:value="1091432" table:style-name="ce31">
            <text:p>1.091.432</text:p>
          </table:table-cell>
          <table:table-cell office:value-type="percentage" office:value="0.91762624767951784" table:style-name="ce32">
            <text:p>91,8%</text:p>
          </table:table-cell>
          <table:table-cell office:value-type="float" office:value="1072451" table:style-name="ce31">
            <text:p>1.072.451</text:p>
          </table:table-cell>
          <table:table-cell office:value-type="percentage" office:value="0.9016678885630498" table:style-name="ce32">
            <text:p>90,2%</text:p>
          </table:table-cell>
          <table:table-cell office:value-type="date" office:date-value="2022-01-24T00:00:00" table:style-name="ce33">
            <text:p>24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930447" table:style-name="ce31">
            <text:p>930.447</text:p>
          </table:table-cell>
          <table:table-cell office:value-type="float" office:value="882899" table:style-name="ce31">
            <text:p>882.899</text:p>
          </table:table-cell>
          <table:table-cell office:value-type="percentage" office:value="0.94889768036223454" table:style-name="ce32">
            <text:p>94,9%</text:p>
          </table:table-cell>
          <table:table-cell office:value-type="float" office:value="871905" table:style-name="ce31">
            <text:p>871.905</text:p>
          </table:table-cell>
          <table:table-cell office:value-type="percentage" office:value="0.93708185420555923" table:style-name="ce32">
            <text:p>93,7%</text:p>
          </table:table-cell>
          <table:table-cell office:value-type="date" office:date-value="2022-01-23T00:00:00" table:style-name="ce33">
            <text:p>23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083187" table:style-name="ce31">
            <text:p>1.083.187</text:p>
          </table:table-cell>
          <table:table-cell office:value-type="float" office:value="893290" table:style-name="ce31">
            <text:p>893.290</text:p>
          </table:table-cell>
          <table:table-cell office:value-type="percentage" office:value="0.82468678076823299" table:style-name="ce32">
            <text:p>82,5%</text:p>
          </table:table-cell>
          <table:table-cell office:value-type="float" office:value="875482" table:style-name="ce31">
            <text:p>875.482</text:p>
          </table:table-cell>
          <table:table-cell office:value-type="percentage" office:value="0.80824640620686916" table:style-name="ce32">
            <text:p>80,8%</text:p>
          </table:table-cell>
          <table:table-cell office:value-type="date" office:date-value="2022-01-24T00:00:00" table:style-name="ce33">
            <text:p>24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033513" table:style-name="ce31">
            <text:p>2.033.513</text:p>
          </table:table-cell>
          <table:table-cell office:value-type="float" office:value="1731848" table:style-name="ce31">
            <text:p>1.731.848</text:p>
          </table:table-cell>
          <table:table-cell office:value-type="percentage" office:value="0.85165327194859342" table:style-name="ce32">
            <text:p>85,2%</text:p>
          </table:table-cell>
          <table:table-cell office:value-type="float" office:value="1674877" table:style-name="ce31">
            <text:p>1.674.877</text:p>
          </table:table-cell>
          <table:table-cell office:value-type="percentage" office:value="0.82363722287489682" table:style-name="ce32">
            <text:p>82,4%</text:p>
          </table:table-cell>
          <table:table-cell office:value-type="date" office:date-value="2022-01-24T00:00:00" table:style-name="ce33">
            <text:p>24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527062" table:style-name="ce31">
            <text:p>527.062</text:p>
          </table:table-cell>
          <table:table-cell office:value-type="float" office:value="492604" table:style-name="ce31">
            <text:p>492.604</text:p>
          </table:table-cell>
          <table:table-cell office:value-type="percentage" office:value="0.93462249223051552" table:style-name="ce32">
            <text:p>93,5%</text:p>
          </table:table-cell>
          <table:table-cell office:value-type="float" office:value="487264" table:style-name="ce31">
            <text:p>487.264</text:p>
          </table:table-cell>
          <table:table-cell office:value-type="percentage" office:value="0.92449085686313948" table:style-name="ce32">
            <text:p>92,4%</text:p>
          </table:table-cell>
          <table:table-cell office:value-type="date" office:date-value="2022-01-24T00:00:00" table:style-name="ce33">
            <text:p>24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172149" table:style-name="ce31">
            <text:p>2.172.149</text:p>
          </table:table-cell>
          <table:table-cell office:value-type="float" office:value="2041765" table:style-name="ce31">
            <text:p>2.041.765</text:p>
          </table:table-cell>
          <table:table-cell office:value-type="percentage" office:value="0.93997465183097473" table:style-name="ce32">
            <text:p>94,0%</text:p>
          </table:table-cell>
          <table:table-cell office:value-type="float" office:value="2005233" table:style-name="ce31">
            <text:p>2.005.233</text:p>
          </table:table-cell>
          <table:table-cell office:value-type="percentage" office:value="0.92315628439853803" table:style-name="ce32">
            <text:p>92,3%</text:p>
          </table:table-cell>
          <table:table-cell office:value-type="date" office:date-value="2022-01-24T00:00:00" table:style-name="ce33">
            <text:p>24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- La Mancha</text:p>
          </table:table-cell>
          <table:table-cell office:value-type="float" office:value="1816082" table:style-name="ce31">
            <text:p>1.816.082</text:p>
          </table:table-cell>
          <table:table-cell office:value-type="float" office:value="1657548" table:style-name="ce31">
            <text:p>1.657.548</text:p>
          </table:table-cell>
          <table:table-cell office:value-type="percentage" office:value="0.91270548356296688" table:style-name="ce32">
            <text:p>91,3%</text:p>
          </table:table-cell>
          <table:table-cell office:value-type="float" office:value="1599888" table:style-name="ce31">
            <text:p>1.599.888</text:p>
          </table:table-cell>
          <table:table-cell office:value-type="percentage" office:value="0.88095581587175031" table:style-name="ce32">
            <text:p>88,1%</text:p>
          </table:table-cell>
          <table:table-cell office:value-type="date" office:date-value="2022-01-24T00:00:00" table:style-name="ce33">
            <text:p>24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6782414" table:style-name="ce31">
            <text:p>6.782.414</text:p>
          </table:table-cell>
          <table:table-cell office:value-type="float" office:value="6222824" table:style-name="ce31">
            <text:p>6.222.824</text:p>
          </table:table-cell>
          <table:table-cell office:value-type="percentage" office:value="0.91749397780790143" table:style-name="ce32">
            <text:p>91,7%</text:p>
          </table:table-cell>
          <table:table-cell office:value-type="float" office:value="6072275" table:style-name="ce31">
            <text:p>6.072.275</text:p>
          </table:table-cell>
          <table:table-cell office:value-type="percentage" office:value="0.89529701371812453" table:style-name="ce32">
            <text:p>89,5%</text:p>
          </table:table-cell>
          <table:table-cell office:value-type="date" office:date-value="2022-01-24T00:00:00" table:style-name="ce33">
            <text:p>24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4492026" table:style-name="ce31">
            <text:p>4.492.026</text:p>
          </table:table-cell>
          <table:table-cell office:value-type="float" office:value="4163988" table:style-name="ce31">
            <text:p>4.163.988</text:p>
          </table:table-cell>
          <table:table-cell office:value-type="percentage" office:value="0.92697326328921514" table:style-name="ce32">
            <text:p>92,7%</text:p>
          </table:table-cell>
          <table:table-cell office:value-type="float" office:value="4090881" table:style-name="ce31">
            <text:p>4.090.881</text:p>
          </table:table-cell>
          <table:table-cell office:value-type="percentage" office:value="0.910698424274481" table:style-name="ce32">
            <text:p>91,1%</text:p>
          </table:table-cell>
          <table:table-cell office:value-type="date" office:date-value="2022-01-24T00:00:00" table:style-name="ce33">
            <text:p>24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949890" table:style-name="ce31">
            <text:p>949.890</text:p>
          </table:table-cell>
          <table:table-cell office:value-type="float" office:value="907851" table:style-name="ce31">
            <text:p>907.851</text:p>
          </table:table-cell>
          <table:table-cell office:value-type="percentage" office:value="0.955743296592237" table:style-name="ce32">
            <text:p>95,6%</text:p>
          </table:table-cell>
          <table:table-cell office:value-type="float" office:value="894831" table:style-name="ce31">
            <text:p>894.831</text:p>
          </table:table-cell>
          <table:table-cell office:value-type="percentage" office:value="0.94203644632536399" table:style-name="ce32">
            <text:p>94,2%</text:p>
          </table:table-cell>
          <table:table-cell office:value-type="date" office:date-value="2022-01-24T00:00:00" table:style-name="ce33">
            <text:p>24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2456127" table:style-name="ce31">
            <text:p>2.456.127</text:p>
          </table:table-cell>
          <table:table-cell office:value-type="float" office:value="2337869" table:style-name="ce31">
            <text:p>2.337.869</text:p>
          </table:table-cell>
          <table:table-cell office:value-type="percentage" office:value="0.95185183828034947" table:style-name="ce32">
            <text:p>95,2%</text:p>
          </table:table-cell>
          <table:table-cell office:value-type="float" office:value="2318422" table:style-name="ce31">
            <text:p>2.318.422</text:p>
          </table:table-cell>
          <table:table-cell office:value-type="percentage" office:value="0.94393408809886459" table:style-name="ce32">
            <text:p>94,4%</text:p>
          </table:table-cell>
          <table:table-cell office:value-type="date" office:date-value="2022-01-24T00:00:00" table:style-name="ce33">
            <text:p>24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281479" table:style-name="ce31">
            <text:p>281.479</text:p>
          </table:table-cell>
          <table:table-cell office:value-type="float" office:value="267697" table:style-name="ce31">
            <text:p>267.697</text:p>
          </table:table-cell>
          <table:table-cell office:value-type="percentage" office:value="0.9510371999332099" table:style-name="ce32">
            <text:p>95,1%</text:p>
          </table:table-cell>
          <table:table-cell office:value-type="float" office:value="261279" table:style-name="ce31">
            <text:p>261.279</text:p>
          </table:table-cell>
          <table:table-cell office:value-type="percentage" office:value="0.92823620945079388" table:style-name="ce32">
            <text:p>92,8%</text:p>
          </table:table-cell>
          <table:table-cell office:value-type="date" office:date-value="2022-01-24T00:00:00" table:style-name="ce33">
            <text:p>24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5970908" table:style-name="ce31">
            <text:p>5.970.908</text:p>
          </table:table-cell>
          <table:table-cell office:value-type="float" office:value="5504734" table:style-name="ce31">
            <text:p>5.504.734</text:p>
          </table:table-cell>
          <table:table-cell office:value-type="percentage" office:value="0.92192577745294346" table:style-name="ce32">
            <text:p>92,2%</text:p>
          </table:table-cell>
          <table:table-cell office:value-type="float" office:value="5361360" table:style-name="ce31">
            <text:p>5.361.360</text:p>
          </table:table-cell>
          <table:table-cell office:value-type="percentage" office:value="0.89791368414988137" table:style-name="ce32">
            <text:p>89,8%</text:p>
          </table:table-cell>
          <table:table-cell office:value-type="date" office:date-value="2022-01-24T00:00:00" table:style-name="ce33">
            <text:p>24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317614" table:style-name="ce31">
            <text:p>1.317.614</text:p>
          </table:table-cell>
          <table:table-cell office:value-type="float" office:value="1230011" table:style-name="ce31">
            <text:p>1.230.011</text:p>
          </table:table-cell>
          <table:table-cell office:value-type="percentage" office:value="0.93351391226869174" table:style-name="ce32">
            <text:p>93,4%</text:p>
          </table:table-cell>
          <table:table-cell office:value-type="float" office:value="1197802" table:style-name="ce31">
            <text:p>1.197.802</text:p>
          </table:table-cell>
          <table:table-cell office:value-type="percentage" office:value="0.90906896860537301" table:style-name="ce32">
            <text:p>90,9%</text:p>
          </table:table-cell>
          <table:table-cell office:value-type="date" office:date-value="2022-01-24T00:00:00" table:style-name="ce33">
            <text:p>24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580174" table:style-name="ce31">
            <text:p>580.174</text:p>
          </table:table-cell>
          <table:table-cell office:value-type="float" office:value="538234" table:style-name="ce31">
            <text:p>538.234</text:p>
          </table:table-cell>
          <table:table-cell office:value-type="percentage" office:value="0.92771134176988279" table:style-name="ce32">
            <text:p>92,8%</text:p>
          </table:table-cell>
          <table:table-cell office:value-type="float" office:value="531996" table:style-name="ce31">
            <text:p>531.996</text:p>
          </table:table-cell>
          <table:table-cell office:value-type="percentage" office:value="0.91695939494013867" table:style-name="ce32">
            <text:p>91,7%</text:p>
          </table:table-cell>
          <table:table-cell office:value-type="date" office:date-value="2022-01-24T00:00:00" table:style-name="ce33">
            <text:p>24/01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1955253" table:style-name="ce31">
            <text:p>1.955.253</text:p>
          </table:table-cell>
          <table:table-cell office:value-type="float" office:value="1857486" table:style-name="ce31">
            <text:p>1.857.486</text:p>
          </table:table-cell>
          <table:table-cell office:value-type="percentage" office:value="0.94999777522397355" table:style-name="ce32">
            <text:p>95,0%</text:p>
          </table:table-cell>
          <table:table-cell office:value-type="float" office:value="1823647" table:style-name="ce31">
            <text:p>1.823.647</text:p>
          </table:table-cell>
          <table:table-cell office:value-type="percentage" office:value="0.93269106350942821" table:style-name="ce32">
            <text:p>93,3%</text:p>
          </table:table-cell>
          <table:table-cell office:value-type="date" office:date-value="2022-01-24T00:00:00" table:style-name="ce33">
            <text:p>24/01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71029" table:style-name="ce31">
            <text:p>71.029</text:p>
          </table:table-cell>
          <table:table-cell office:value-type="float" office:value="66143" table:style-name="ce31">
            <text:p>66.143</text:p>
          </table:table-cell>
          <table:table-cell office:value-type="percentage" office:value="0.93121119542721986" table:style-name="ce32">
            <text:p>93,1%</text:p>
          </table:table-cell>
          <table:table-cell office:value-type="float" office:value="63337" table:style-name="ce31">
            <text:p>63.337</text:p>
          </table:table-cell>
          <table:table-cell office:value-type="percentage" office:value="0.89170620450801785" table:style-name="ce32">
            <text:p>89,2%</text:p>
          </table:table-cell>
          <table:table-cell office:value-type="date" office:date-value="2022-01-24T00:00:00" table:style-name="ce33">
            <text:p>24/01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68266" table:style-name="ce31">
            <text:p>68.266</text:p>
          </table:table-cell>
          <table:table-cell office:value-type="float" office:value="61351" table:style-name="ce31">
            <text:p>61.351</text:p>
          </table:table-cell>
          <table:table-cell office:value-type="percentage" office:value="0.89870506547915507" table:style-name="ce32">
            <text:p>89,9%</text:p>
          </table:table-cell>
          <table:table-cell office:value-type="float" office:value="59038" table:style-name="ce31">
            <text:p>59.038</text:p>
          </table:table-cell>
          <table:table-cell office:value-type="percentage" office:value="0.86482289866111972" table:style-name="ce32">
            <text:p>86,5%</text:p>
          </table:table-cell>
          <table:table-cell office:value-type="date" office:date-value="2022-01-24T00:00:00" table:style-name="ce33">
            <text:p>24/01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FF.AA.</text:p>
          </table:table-cell>
          <table:table-cell office:value-type="string" table:style-name="ce31">
            <text:p>-</text:p>
          </table:table-cell>
          <table:table-cell office:value-type="float" office:value="95413" table:style-name="ce31">
            <text:p>95.413</text:p>
          </table:table-cell>
          <table:table-cell office:value-type="string" table:style-name="ce32">
            <text:p>-</text:p>
          </table:table-cell>
          <table:table-cell office:value-type="float" office:value="92538" table:style-name="ce31">
            <text:p>92.538</text:p>
          </table:table-cell>
          <table:table-cell office:value-type="string" table:style-name="ce32">
            <text:p>-</text:p>
          </table:table-cell>
          <table:table-cell office:value-type="date" office:date-value="2022-01-24T00:00:00" table:style-name="ce33">
            <text:p>24/01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string" table:style-name="ce31">
            <text:p>-</text:p>
          </table:table-cell>
          <table:table-cell office:value-type="float" office:value="7914" table:style-name="ce31">
            <text:p>7.914</text:p>
          </table:table-cell>
          <table:table-cell office:value-type="string" table:style-name="ce32">
            <text:p>-</text:p>
          </table:table-cell>
          <table:table-cell office:value-type="float" office:value="7451" table:style-name="ce31">
            <text:p>7.451</text:p>
          </table:table-cell>
          <table:table-cell office:value-type="string" table:style-name="ce32">
            <text:p>-</text:p>
          </table:table-cell>
          <table:table-cell office:value-type="date" office:date-value="2022-01-24T00:00:00" table:style-name="ce33">
            <text:p>24/01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42185033" table:style-name="ce34">
            <text:p>42.185.033</text:p>
          </table:table-cell>
          <table:table-cell office:value-type="float" office:value="39070133" table:style-name="ce34">
            <text:p>39.070.133</text:p>
          </table:table-cell>
          <table:table-cell office:value-type="percentage" office:value="0.92616101544829887" table:style-name="ce24">
            <text:p>92,6%</text:p>
          </table:table-cell>
          <table:table-cell office:value-type="float" office:value="38253646" table:style-name="ce34">
            <text:p>38.253.646</text:p>
          </table:table-cell>
          <table:table-cell office:value-type="percentage" office:value="0.90680611770530084" table:style-name="ce24">
            <text:p>90,7%</text:p>
          </table:table-cell>
          <table:table-cell table:style-name="ce35"/>
          <table:table-cell table:number-columns-repeated="16377" table:style-name="ce29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6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3" table:number-columns-repeated="20" table:default-cell-style-name="ce29"/>
        <table:table-column table:style-name="co4" table:number-columns-repeated="16344" table:default-cell-style-name="ce29"/>
        <table:table-row table:style-name="ro8">
          <table:table-cell table:style-name="ce36"/>
          <table:table-cell office:value-type="string" table:style-name="ce37">
            <text:p>Personas con al menos 1 dosis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con al menos 1 dosis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Con al menos 1 dosis sobre Población a Vacunar INE</text:p>
          </table:table-cell>
          <table:table-cell office:value-type="string" table:style-name="ce40">
            <text:p>% Con al menos 1 dosis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35316" table:style-name="ce43">
            <text:p>435.316</text:p>
          </table:table-cell>
          <table:table-cell office:value-type="percentage" office:value="1" table:style-name="ce44">
            <text:p>100,0%</text:p>
          </table:table-cell>
          <table:table-cell office:value-type="float" office:value="656226" table:style-name="ce43">
            <text:p>656.226</text:p>
          </table:table-cell>
          <table:table-cell office:value-type="percentage" office:value="1" table:style-name="ce44">
            <text:p>100,0%</text:p>
          </table:table-cell>
          <table:table-cell office:value-type="float" office:value="936720" table:style-name="ce43">
            <text:p>936.720</text:p>
          </table:table-cell>
          <table:table-cell office:value-type="percentage" office:value="0.97755338233345057" table:style-name="ce44">
            <text:p>97,8%</text:p>
          </table:table-cell>
          <table:table-cell office:value-type="float" office:value="1228064" table:style-name="ce43">
            <text:p>1.228.064</text:p>
          </table:table-cell>
          <table:table-cell office:value-type="percentage" office:value="0.95376870450321571" table:style-name="ce44">
            <text:p>95,4%</text:p>
          </table:table-cell>
          <table:table-cell office:value-type="float" office:value="1274297" table:style-name="ce43">
            <text:p>1.274.297</text:p>
          </table:table-cell>
          <table:table-cell office:value-type="percentage" office:value="0.92051134984570215" table:style-name="ce44">
            <text:p>92,1%</text:p>
          </table:table-cell>
          <table:table-cell office:value-type="float" office:value="963968" table:style-name="ce43">
            <text:p>963.968</text:p>
          </table:table-cell>
          <table:table-cell office:value-type="percentage" office:value="0.87492432651734975" table:style-name="ce44">
            <text:p>87,5%</text:p>
          </table:table-cell>
          <table:table-cell office:value-type="float" office:value="807140" table:style-name="ce43">
            <text:p>807.140</text:p>
          </table:table-cell>
          <table:table-cell office:value-type="percentage" office:value="0.87153605611416329" table:style-name="ce44">
            <text:p>87,2%</text:p>
          </table:table-cell>
          <table:table-cell office:value-type="float" office:value="715501" table:style-name="ce43">
            <text:p>715.501</text:p>
          </table:table-cell>
          <table:table-cell office:value-type="percentage" office:value="0.92580022410674312" table:style-name="ce44">
            <text:p>92,6%</text:p>
          </table:table-cell>
          <table:table-cell office:value-type="float" office:value="7017232" table:style-name="ce43">
            <text:p>7.017.232</text:p>
          </table:table-cell>
          <table:table-cell office:value-type="float" office:value="7508005" table:style-name="ce43">
            <text:p>7.508.005</text:p>
          </table:table-cell>
          <table:table-cell office:value-type="percentage" office:value="0.93463336798523711" table:style-name="ce44">
            <text:p>93,5%</text:p>
          </table:table-cell>
          <table:table-cell office:value-type="percentage" office:value="0.82534143741567645" table:style-name="ce44">
            <text:p>82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1631" table:style-name="ce46">
            <text:p>101.631</text:p>
          </table:table-cell>
          <table:table-cell office:value-type="percentage" office:value="1" table:style-name="ce47">
            <text:p>100,0%</text:p>
          </table:table-cell>
          <table:table-cell office:value-type="float" office:value="119763" table:style-name="ce46">
            <text:p>119.763</text:p>
          </table:table-cell>
          <table:table-cell office:value-type="percentage" office:value="1" table:style-name="ce47">
            <text:p>100,0%</text:p>
          </table:table-cell>
          <table:table-cell office:value-type="float" office:value="155816" table:style-name="ce46">
            <text:p>155.816</text:p>
          </table:table-cell>
          <table:table-cell office:value-type="percentage" office:value="0.96594135515467117" table:style-name="ce47">
            <text:p>96,6%</text:p>
          </table:table-cell>
          <table:table-cell office:value-type="float" office:value="188138" table:style-name="ce46">
            <text:p>188.138</text:p>
          </table:table-cell>
          <table:table-cell office:value-type="percentage" office:value="0.93614967408070859" table:style-name="ce47">
            <text:p>93,6%</text:p>
          </table:table-cell>
          <table:table-cell office:value-type="float" office:value="191644" table:style-name="ce46">
            <text:p>191.644</text:p>
          </table:table-cell>
          <table:table-cell office:value-type="percentage" office:value="0.89705434919981086" table:style-name="ce47">
            <text:p>89,7%</text:p>
          </table:table-cell>
          <table:table-cell office:value-type="float" office:value="131005" table:style-name="ce46">
            <text:p>131.005</text:p>
          </table:table-cell>
          <table:table-cell office:value-type="percentage" office:value="0.82768925561354079" table:style-name="ce47">
            <text:p>82,8%</text:p>
          </table:table-cell>
          <table:table-cell office:value-type="float" office:value="109639" table:style-name="ce46">
            <text:p>109.639</text:p>
          </table:table-cell>
          <table:table-cell office:value-type="percentage" office:value="0.83823147142922672" table:style-name="ce47">
            <text:p>83,8%</text:p>
          </table:table-cell>
          <table:table-cell office:value-type="float" office:value="93796" table:style-name="ce46">
            <text:p>93.796</text:p>
          </table:table-cell>
          <table:table-cell office:value-type="percentage" office:value="0.87629511290488338" table:style-name="ce47">
            <text:p>87,6%</text:p>
          </table:table-cell>
          <table:table-cell office:value-type="float" office:value="1091432" table:style-name="ce46">
            <text:p>1.091.432</text:p>
          </table:table-cell>
          <table:table-cell office:value-type="float" office:value="1189408" table:style-name="ce46">
            <text:p>1.189.408</text:p>
          </table:table-cell>
          <table:table-cell office:value-type="percentage" office:value="0.91762624767951784" table:style-name="ce47">
            <text:p>91,8%</text:p>
          </table:table-cell>
          <table:table-cell office:value-type="percentage" office:value="0.81992708467147912" table:style-name="ce47">
            <text:p>82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9196" table:style-name="ce46">
            <text:p>89.196</text:p>
          </table:table-cell>
          <table:table-cell office:value-type="percentage" office:value="1" table:style-name="ce47">
            <text:p>100,0%</text:p>
          </table:table-cell>
          <table:table-cell office:value-type="float" office:value="114679" table:style-name="ce46">
            <text:p>114.679</text:p>
          </table:table-cell>
          <table:table-cell office:value-type="percentage" office:value="1" table:style-name="ce47">
            <text:p>100,0%</text:p>
          </table:table-cell>
          <table:table-cell office:value-type="float" office:value="148975" table:style-name="ce46">
            <text:p>148.975</text:p>
          </table:table-cell>
          <table:table-cell office:value-type="percentage" office:value="0.98016316862951514" table:style-name="ce47">
            <text:p>98,0%</text:p>
          </table:table-cell>
          <table:table-cell office:value-type="float" office:value="154194" table:style-name="ce46">
            <text:p>154.194</text:p>
          </table:table-cell>
          <table:table-cell office:value-type="percentage" office:value="0.95132740632885615" table:style-name="ce47">
            <text:p>95,1%</text:p>
          </table:table-cell>
          <table:table-cell office:value-type="float" office:value="152172" table:style-name="ce46">
            <text:p>152.172</text:p>
          </table:table-cell>
          <table:table-cell office:value-type="percentage" office:value="0.91714079074252652" table:style-name="ce47">
            <text:p>91,7%</text:p>
          </table:table-cell>
          <table:table-cell office:value-type="float" office:value="92753" table:style-name="ce46">
            <text:p>92.753</text:p>
          </table:table-cell>
          <table:table-cell office:value-type="percentage" office:value="0.8541499755965043" table:style-name="ce47">
            <text:p>85,4%</text:p>
          </table:table-cell>
          <table:table-cell office:value-type="float" office:value="68493" table:style-name="ce46">
            <text:p>68.493</text:p>
          </table:table-cell>
          <table:table-cell office:value-type="percentage" office:value="0.86435223744983725" table:style-name="ce47">
            <text:p>86,4%</text:p>
          </table:table-cell>
          <table:table-cell office:value-type="float" office:value="62437" table:style-name="ce46">
            <text:p>62.437</text:p>
          </table:table-cell>
          <table:table-cell office:value-type="percentage" office:value="0.95680090719627309" table:style-name="ce47">
            <text:p>95,7%</text:p>
          </table:table-cell>
          <table:table-cell office:value-type="float" office:value="882899" table:style-name="ce46">
            <text:p>882.899</text:p>
          </table:table-cell>
          <table:table-cell office:value-type="float" office:value="930447" table:style-name="ce46">
            <text:p>930.447</text:p>
          </table:table-cell>
          <table:table-cell office:value-type="percentage" office:value="0.94889768036223454" table:style-name="ce47">
            <text:p>94,9%</text:p>
          </table:table-cell>
          <table:table-cell office:value-type="percentage" office:value="0.87166412114259306" table:style-name="ce47">
            <text:p>87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797" table:style-name="ce46">
            <text:p>51.797</text:p>
          </table:table-cell>
          <table:table-cell office:value-type="percentage" office:value="0.96576734473178827" table:style-name="ce47">
            <text:p>96,6%</text:p>
          </table:table-cell>
          <table:table-cell office:value-type="float" office:value="79840" table:style-name="ce46">
            <text:p>79.840</text:p>
          </table:table-cell>
          <table:table-cell office:value-type="percentage" office:value="0.91523947084852242" table:style-name="ce47">
            <text:p>91,5%</text:p>
          </table:table-cell>
          <table:table-cell office:value-type="float" office:value="112007" table:style-name="ce46">
            <text:p>112.007</text:p>
          </table:table-cell>
          <table:table-cell office:value-type="percentage" office:value="0.87922413319413151" table:style-name="ce47">
            <text:p>87,9%</text:p>
          </table:table-cell>
          <table:table-cell office:value-type="float" office:value="153411" table:style-name="ce46">
            <text:p>153.411</text:p>
          </table:table-cell>
          <table:table-cell office:value-type="percentage" office:value="0.86424837190436488" table:style-name="ce47">
            <text:p>86,4%</text:p>
          </table:table-cell>
          <table:table-cell office:value-type="float" office:value="173420" table:style-name="ce46">
            <text:p>173.420</text:p>
          </table:table-cell>
          <table:table-cell office:value-type="percentage" office:value="0.80056134390161704" table:style-name="ce47">
            <text:p>80,1%</text:p>
          </table:table-cell>
          <table:table-cell office:value-type="float" office:value="134967" table:style-name="ce46">
            <text:p>134.967</text:p>
          </table:table-cell>
          <table:table-cell office:value-type="percentage" office:value="0.73332898661754875" table:style-name="ce47">
            <text:p>73,3%</text:p>
          </table:table-cell>
          <table:table-cell office:value-type="float" office:value="104377" table:style-name="ce46">
            <text:p>104.377</text:p>
          </table:table-cell>
          <table:table-cell office:value-type="percentage" office:value="0.76069322877569912" table:style-name="ce47">
            <text:p>76,1%</text:p>
          </table:table-cell>
          <table:table-cell office:value-type="float" office:value="83471" table:style-name="ce46">
            <text:p>83.471</text:p>
          </table:table-cell>
          <table:table-cell office:value-type="percentage" office:value="0.83860110914643948" table:style-name="ce47">
            <text:p>83,9%</text:p>
          </table:table-cell>
          <table:table-cell office:value-type="float" office:value="893290" table:style-name="ce46">
            <text:p>893.290</text:p>
          </table:table-cell>
          <table:table-cell office:value-type="float" office:value="1083187" table:style-name="ce46">
            <text:p>1.083.187</text:p>
          </table:table-cell>
          <table:table-cell office:value-type="percentage" office:value="0.82468678076823299" table:style-name="ce47">
            <text:p>82,5%</text:p>
          </table:table-cell>
          <table:table-cell office:value-type="percentage" office:value="0.73233998073415174" table:style-name="ce47">
            <text:p>73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4647" table:style-name="ce46">
            <text:p>94.647</text:p>
          </table:table-cell>
          <table:table-cell office:value-type="percentage" office:value="0.94305613678483891" table:style-name="ce47">
            <text:p>94,3%</text:p>
          </table:table-cell>
          <table:table-cell office:value-type="float" office:value="155793" table:style-name="ce46">
            <text:p>155.793</text:p>
          </table:table-cell>
          <table:table-cell office:value-type="percentage" office:value="0.93040741492779766" table:style-name="ce47">
            <text:p>93,0%</text:p>
          </table:table-cell>
          <table:table-cell office:value-type="float" office:value="228823" table:style-name="ce46">
            <text:p>228.823</text:p>
          </table:table-cell>
          <table:table-cell office:value-type="percentage" office:value="0.90963407604698776" table:style-name="ce47">
            <text:p>91,0%</text:p>
          </table:table-cell>
          <table:table-cell office:value-type="float" office:value="325048" table:style-name="ce46">
            <text:p>325.048</text:p>
          </table:table-cell>
          <table:table-cell office:value-type="percentage" office:value="0.8826901509041486" table:style-name="ce47">
            <text:p>88,3%</text:p>
          </table:table-cell>
          <table:table-cell office:value-type="float" office:value="323941" table:style-name="ce46">
            <text:p>323.941</text:p>
          </table:table-cell>
          <table:table-cell office:value-type="percentage" office:value="0.82196622727445734" table:style-name="ce47">
            <text:p>82,2%</text:p>
          </table:table-cell>
          <table:table-cell office:value-type="float" office:value="237864" table:style-name="ce46">
            <text:p>237.864</text:p>
          </table:table-cell>
          <table:table-cell office:value-type="percentage" office:value="0.76028408691371918" table:style-name="ce47">
            <text:p>76,0%</text:p>
          </table:table-cell>
          <table:table-cell office:value-type="float" office:value="197980" table:style-name="ce46">
            <text:p>197.980</text:p>
          </table:table-cell>
          <table:table-cell office:value-type="percentage" office:value="0.77739514903542217" table:style-name="ce47">
            <text:p>77,7%</text:p>
          </table:table-cell>
          <table:table-cell office:value-type="float" office:value="167752" table:style-name="ce46">
            <text:p>167.752</text:p>
          </table:table-cell>
          <table:table-cell office:value-type="percentage" office:value="0.91038450058339893" table:style-name="ce47">
            <text:p>91,0%</text:p>
          </table:table-cell>
          <table:table-cell office:value-type="float" office:value="1731848" table:style-name="ce46">
            <text:p>1.731.848</text:p>
          </table:table-cell>
          <table:table-cell office:value-type="float" office:value="2033513" table:style-name="ce46">
            <text:p>2.033.513</text:p>
          </table:table-cell>
          <table:table-cell office:value-type="percentage" office:value="0.85165327194859342" table:style-name="ce47">
            <text:p>85,2%</text:p>
          </table:table-cell>
          <table:table-cell office:value-type="percentage" office:value="0.77164138339105559" table:style-name="ce47">
            <text:p>77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547" table:style-name="ce46">
            <text:p>42.547</text:p>
          </table:table-cell>
          <table:table-cell office:value-type="percentage" office:value="1" table:style-name="ce47">
            <text:p>100,0%</text:p>
          </table:table-cell>
          <table:table-cell office:value-type="float" office:value="56180" table:style-name="ce46">
            <text:p>56.180</text:p>
          </table:table-cell>
          <table:table-cell office:value-type="percentage" office:value="1" table:style-name="ce47">
            <text:p>100,0%</text:p>
          </table:table-cell>
          <table:table-cell office:value-type="float" office:value="77193" table:style-name="ce46">
            <text:p>77.193</text:p>
          </table:table-cell>
          <table:table-cell office:value-type="percentage" office:value="0.97395813618986338" table:style-name="ce47">
            <text:p>97,4%</text:p>
          </table:table-cell>
          <table:table-cell office:value-type="float" office:value="85054" table:style-name="ce46">
            <text:p>85.054</text:p>
          </table:table-cell>
          <table:table-cell office:value-type="percentage" office:value="0.934967571726943" table:style-name="ce47">
            <text:p>93,5%</text:p>
          </table:table-cell>
          <table:table-cell office:value-type="float" office:value="89295" table:style-name="ce46">
            <text:p>89.295</text:p>
          </table:table-cell>
          <table:table-cell office:value-type="percentage" office:value="0.91691824286858481" table:style-name="ce47">
            <text:p>91,7%</text:p>
          </table:table-cell>
          <table:table-cell office:value-type="float" office:value="56549" table:style-name="ce46">
            <text:p>56.549</text:p>
          </table:table-cell>
          <table:table-cell office:value-type="percentage" office:value="0.84202924446826888" table:style-name="ce47">
            <text:p>84,2%</text:p>
          </table:table-cell>
          <table:table-cell office:value-type="float" office:value="43175" table:style-name="ce46">
            <text:p>43.175</text:p>
          </table:table-cell>
          <table:table-cell office:value-type="percentage" office:value="0.84868201206927052" table:style-name="ce47">
            <text:p>84,9%</text:p>
          </table:table-cell>
          <table:table-cell office:value-type="float" office:value="42611" table:style-name="ce46">
            <text:p>42.611</text:p>
          </table:table-cell>
          <table:table-cell office:value-type="percentage" office:value="0.94099330874721199" table:style-name="ce47">
            <text:p>94,1%</text:p>
          </table:table-cell>
          <table:table-cell office:value-type="float" office:value="492604" table:style-name="ce46">
            <text:p>492.604</text:p>
          </table:table-cell>
          <table:table-cell office:value-type="float" office:value="527062" table:style-name="ce46">
            <text:p>527.062</text:p>
          </table:table-cell>
          <table:table-cell office:value-type="percentage" office:value="0.93462249223051552" table:style-name="ce47">
            <text:p>93,5%</text:p>
          </table:table-cell>
          <table:table-cell office:value-type="percentage" office:value="0.84399859506043806" table:style-name="ce47">
            <text:p>84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9960" table:style-name="ce46">
            <text:p>229.960</text:p>
          </table:table-cell>
          <table:table-cell office:value-type="percentage" office:value="1" table:style-name="ce47">
            <text:p>100,0%</text:p>
          </table:table-cell>
          <table:table-cell office:value-type="float" office:value="252276" table:style-name="ce46">
            <text:p>252.276</text:p>
          </table:table-cell>
          <table:table-cell office:value-type="percentage" office:value="1" table:style-name="ce47">
            <text:p>100,0%</text:p>
          </table:table-cell>
          <table:table-cell office:value-type="float" office:value="324450" table:style-name="ce46">
            <text:p>324.450</text:p>
          </table:table-cell>
          <table:table-cell office:value-type="percentage" office:value="0.99146505807610863" table:style-name="ce47">
            <text:p>99,1%</text:p>
          </table:table-cell>
          <table:table-cell office:value-type="float" office:value="357620" table:style-name="ce46">
            <text:p>357.620</text:p>
          </table:table-cell>
          <table:table-cell office:value-type="percentage" office:value="0.93813532422357637" table:style-name="ce47">
            <text:p>93,8%</text:p>
          </table:table-cell>
          <table:table-cell office:value-type="float" office:value="325519" table:style-name="ce46">
            <text:p>325.519</text:p>
          </table:table-cell>
          <table:table-cell office:value-type="percentage" office:value="0.903712361397216" table:style-name="ce47">
            <text:p>90,4%</text:p>
          </table:table-cell>
          <table:table-cell office:value-type="float" office:value="217916" table:style-name="ce46">
            <text:p>217.916</text:p>
          </table:table-cell>
          <table:table-cell office:value-type="percentage" office:value="0.84169299580536261" table:style-name="ce47">
            <text:p>84,2%</text:p>
          </table:table-cell>
          <table:table-cell office:value-type="float" office:value="179716" table:style-name="ce46">
            <text:p>179.716</text:p>
          </table:table-cell>
          <table:table-cell office:value-type="percentage" office:value="0.84860160828032993" table:style-name="ce47">
            <text:p>84,9%</text:p>
          </table:table-cell>
          <table:table-cell office:value-type="float" office:value="154308" table:style-name="ce46">
            <text:p>154.308</text:p>
          </table:table-cell>
          <table:table-cell office:value-type="percentage" office:value="0.91741875646559412" table:style-name="ce47">
            <text:p>91,7%</text:p>
          </table:table-cell>
          <table:table-cell office:value-type="float" office:value="2041765" table:style-name="ce46">
            <text:p>2.041.765</text:p>
          </table:table-cell>
          <table:table-cell office:value-type="float" office:value="2172149" table:style-name="ce46">
            <text:p>2.172.149</text:p>
          </table:table-cell>
          <table:table-cell office:value-type="percentage" office:value="0.93997465183097473" table:style-name="ce47">
            <text:p>94,0%</text:p>
          </table:table-cell>
          <table:table-cell office:value-type="percentage" office:value="0.85549446106235139" table:style-name="ce47">
            <text:p>85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9396" table:style-name="ce46">
            <text:p>139.396</text:p>
          </table:table-cell>
          <table:table-cell office:value-type="percentage" office:value="1" table:style-name="ce47">
            <text:p>100,0%</text:p>
          </table:table-cell>
          <table:table-cell office:value-type="float" office:value="159863" table:style-name="ce46">
            <text:p>159.863</text:p>
          </table:table-cell>
          <table:table-cell office:value-type="percentage" office:value="1" table:style-name="ce47">
            <text:p>100,0%</text:p>
          </table:table-cell>
          <table:table-cell office:value-type="float" office:value="225992" table:style-name="ce46">
            <text:p>225.992</text:p>
          </table:table-cell>
          <table:table-cell office:value-type="percentage" office:value="0.99107127194905886" table:style-name="ce47">
            <text:p>99,1%</text:p>
          </table:table-cell>
          <table:table-cell office:value-type="float" office:value="290404" table:style-name="ce46">
            <text:p>290.404</text:p>
          </table:table-cell>
          <table:table-cell office:value-type="percentage" office:value="0.93255450262839312" table:style-name="ce47">
            <text:p>93,3%</text:p>
          </table:table-cell>
          <table:table-cell office:value-type="float" office:value="292006" table:style-name="ce46">
            <text:p>292.006</text:p>
          </table:table-cell>
          <table:table-cell office:value-type="percentage" office:value="0.88304438416479936" table:style-name="ce47">
            <text:p>88,3%</text:p>
          </table:table-cell>
          <table:table-cell office:value-type="float" office:value="211521" table:style-name="ce46">
            <text:p>211.521</text:p>
          </table:table-cell>
          <table:table-cell office:value-type="percentage" office:value="0.82064085105392415" table:style-name="ce47">
            <text:p>82,1%</text:p>
          </table:table-cell>
          <table:table-cell office:value-type="float" office:value="179787" table:style-name="ce46">
            <text:p>179.787</text:p>
          </table:table-cell>
          <table:table-cell office:value-type="percentage" office:value="0.82097519544092934" table:style-name="ce47">
            <text:p>82,1%</text:p>
          </table:table-cell>
          <table:table-cell office:value-type="float" office:value="158579" table:style-name="ce46">
            <text:p>158.579</text:p>
          </table:table-cell>
          <table:table-cell office:value-type="percentage" office:value="0.89181513474602958" table:style-name="ce47">
            <text:p>89,2%</text:p>
          </table:table-cell>
          <table:table-cell office:value-type="float" office:value="1657548" table:style-name="ce46">
            <text:p>1.657.548</text:p>
          </table:table-cell>
          <table:table-cell office:value-type="float" office:value="1816082" table:style-name="ce46">
            <text:p>1.816.082</text:p>
          </table:table-cell>
          <table:table-cell office:value-type="percentage" office:value="0.91270548356296688" table:style-name="ce47">
            <text:p>91,3%</text:p>
          </table:table-cell>
          <table:table-cell office:value-type="percentage" office:value="0.80909044759100601" table:style-name="ce47">
            <text:p>80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60874" table:style-name="ce46">
            <text:p>460.874</text:p>
          </table:table-cell>
          <table:table-cell office:value-type="percentage" office:value="1" table:style-name="ce47">
            <text:p>100,0%</text:p>
          </table:table-cell>
          <table:table-cell office:value-type="float" office:value="621741" table:style-name="ce46">
            <text:p>621.741</text:p>
          </table:table-cell>
          <table:table-cell office:value-type="percentage" office:value="0.97798614519234395" table:style-name="ce47">
            <text:p>97,8%</text:p>
          </table:table-cell>
          <table:table-cell office:value-type="float" office:value="809252" table:style-name="ce46">
            <text:p>809.252</text:p>
          </table:table-cell>
          <table:table-cell office:value-type="percentage" office:value="0.94928702474181337" table:style-name="ce47">
            <text:p>94,9%</text:p>
          </table:table-cell>
          <table:table-cell office:value-type="float" office:value="1043590" table:style-name="ce46">
            <text:p>1.043.590</text:p>
          </table:table-cell>
          <table:table-cell office:value-type="percentage" office:value="0.95096505288404143" table:style-name="ce47">
            <text:p>95,1%</text:p>
          </table:table-cell>
          <table:table-cell office:value-type="float" office:value="1164100" table:style-name="ce46">
            <text:p>1.164.100</text:p>
          </table:table-cell>
          <table:table-cell office:value-type="percentage" office:value="0.91264023582354004" table:style-name="ce47">
            <text:p>91,3%</text:p>
          </table:table-cell>
          <table:table-cell office:value-type="float" office:value="829209" table:style-name="ce46">
            <text:p>829.209</text:p>
          </table:table-cell>
          <table:table-cell office:value-type="percentage" office:value="0.85783672726219395" table:style-name="ce47">
            <text:p>85,8%</text:p>
          </table:table-cell>
          <table:table-cell office:value-type="float" office:value="695537" table:style-name="ce46">
            <text:p>695.537</text:p>
          </table:table-cell>
          <table:table-cell office:value-type="percentage" office:value="0.83895764906537496" table:style-name="ce47">
            <text:p>83,9%</text:p>
          </table:table-cell>
          <table:table-cell office:value-type="float" office:value="598521" table:style-name="ce46">
            <text:p>598.521</text:p>
          </table:table-cell>
          <table:table-cell office:value-type="percentage" office:value="0.89150131895859619" table:style-name="ce47">
            <text:p>89,2%</text:p>
          </table:table-cell>
          <table:table-cell office:value-type="float" office:value="6222824" table:style-name="ce46">
            <text:p>6.222.824</text:p>
          </table:table-cell>
          <table:table-cell office:value-type="float" office:value="6782414" table:style-name="ce46">
            <text:p>6.782.414</text:p>
          </table:table-cell>
          <table:table-cell office:value-type="percentage" office:value="0.91749397780790143" table:style-name="ce47">
            <text:p>91,7%</text:p>
          </table:table-cell>
          <table:table-cell office:value-type="percentage" office:value="0.81118742922440445" table:style-name="ce47">
            <text:p>81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8000" table:style-name="ce46">
            <text:p>298.000</text:p>
          </table:table-cell>
          <table:table-cell office:value-type="percentage" office:value="1" table:style-name="ce47">
            <text:p>100,0%</text:p>
          </table:table-cell>
          <table:table-cell office:value-type="float" office:value="436176" table:style-name="ce46">
            <text:p>436.176</text:p>
          </table:table-cell>
          <table:table-cell office:value-type="percentage" office:value="0.99181401440733463" table:style-name="ce47">
            <text:p>99,2%</text:p>
          </table:table-cell>
          <table:table-cell office:value-type="float" office:value="574320" table:style-name="ce46">
            <text:p>574.320</text:p>
          </table:table-cell>
          <table:table-cell office:value-type="percentage" office:value="0.96178450614596245" table:style-name="ce47">
            <text:p>96,2%</text:p>
          </table:table-cell>
          <table:table-cell office:value-type="float" office:value="721120" table:style-name="ce46">
            <text:p>721.120</text:p>
          </table:table-cell>
          <table:table-cell office:value-type="percentage" office:value="0.94598423709425206" table:style-name="ce47">
            <text:p>94,6%</text:p>
          </table:table-cell>
          <table:table-cell office:value-type="float" office:value="764709" table:style-name="ce46">
            <text:p>764.709</text:p>
          </table:table-cell>
          <table:table-cell office:value-type="percentage" office:value="0.90958496436995295" table:style-name="ce47">
            <text:p>91,0%</text:p>
          </table:table-cell>
          <table:table-cell office:value-type="float" office:value="528215" table:style-name="ce46">
            <text:p>528.215</text:p>
          </table:table-cell>
          <table:table-cell office:value-type="percentage" office:value="0.86039571866738551" table:style-name="ce47">
            <text:p>86,0%</text:p>
          </table:table-cell>
          <table:table-cell office:value-type="float" office:value="445244" table:style-name="ce46">
            <text:p>445.244</text:p>
          </table:table-cell>
          <table:table-cell office:value-type="percentage" office:value="0.86830624857393035" table:style-name="ce47">
            <text:p>86,8%</text:p>
          </table:table-cell>
          <table:table-cell office:value-type="float" office:value="396204" table:style-name="ce46">
            <text:p>396.204</text:p>
          </table:table-cell>
          <table:table-cell office:value-type="percentage" office:value="0.91550919774752815" table:style-name="ce47">
            <text:p>91,6%</text:p>
          </table:table-cell>
          <table:table-cell office:value-type="float" office:value="4163988" table:style-name="ce46">
            <text:p>4.163.988</text:p>
          </table:table-cell>
          <table:table-cell office:value-type="float" office:value="4492026" table:style-name="ce46">
            <text:p>4.492.026</text:p>
          </table:table-cell>
          <table:table-cell office:value-type="percentage" office:value="0.92697326328921514" table:style-name="ce47">
            <text:p>92,7%</text:p>
          </table:table-cell>
          <table:table-cell office:value-type="percentage" office:value="0.82503484712341579" table:style-name="ce47">
            <text:p>82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8392" table:style-name="ce46">
            <text:p>78.392</text:p>
          </table:table-cell>
          <table:table-cell office:value-type="percentage" office:value="1" table:style-name="ce47">
            <text:p>100,0%</text:p>
          </table:table-cell>
          <table:table-cell office:value-type="float" office:value="96127" table:style-name="ce46">
            <text:p>96.127</text:p>
          </table:table-cell>
          <table:table-cell office:value-type="percentage" office:value="1" table:style-name="ce47">
            <text:p>100,0%</text:p>
          </table:table-cell>
          <table:table-cell office:value-type="float" office:value="133385" table:style-name="ce46">
            <text:p>133.385</text:p>
          </table:table-cell>
          <table:table-cell office:value-type="percentage" office:value="1" table:style-name="ce47">
            <text:p>100,0%</text:p>
          </table:table-cell>
          <table:table-cell office:value-type="float" office:value="162241" table:style-name="ce46">
            <text:p>162.241</text:p>
          </table:table-cell>
          <table:table-cell office:value-type="percentage" office:value="0.96599048543342481" table:style-name="ce47">
            <text:p>96,6%</text:p>
          </table:table-cell>
          <table:table-cell office:value-type="float" office:value="147183" table:style-name="ce46">
            <text:p>147.183</text:p>
          </table:table-cell>
          <table:table-cell office:value-type="percentage" office:value="0.9342816879951249" table:style-name="ce47">
            <text:p>93,4%</text:p>
          </table:table-cell>
          <table:table-cell office:value-type="float" office:value="114543" table:style-name="ce46">
            <text:p>114.543</text:p>
          </table:table-cell>
          <table:table-cell office:value-type="percentage" office:value="0.88217217849386176" table:style-name="ce47">
            <text:p>88,2%</text:p>
          </table:table-cell>
          <table:table-cell office:value-type="float" office:value="95349" table:style-name="ce46">
            <text:p>95.349</text:p>
          </table:table-cell>
          <table:table-cell office:value-type="percentage" office:value="0.8475014665884486" table:style-name="ce47">
            <text:p>84,8%</text:p>
          </table:table-cell>
          <table:table-cell office:value-type="float" office:value="80631" table:style-name="ce46">
            <text:p>80.631</text:p>
          </table:table-cell>
          <table:table-cell office:value-type="percentage" office:value="0.94075301310247461" table:style-name="ce47">
            <text:p>94,1%</text:p>
          </table:table-cell>
          <table:table-cell office:value-type="float" office:value="907851" table:style-name="ce46">
            <text:p>907.851</text:p>
          </table:table-cell>
          <table:table-cell office:value-type="float" office:value="949890" table:style-name="ce46">
            <text:p>949.890</text:p>
          </table:table-cell>
          <table:table-cell office:value-type="percentage" office:value="0.955743296592237" table:style-name="ce47">
            <text:p>95,6%</text:p>
          </table:table-cell>
          <table:table-cell office:value-type="percentage" office:value="0.85808304166639104" table:style-name="ce47">
            <text:p>85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2988" table:style-name="ce46">
            <text:p>242.988</text:p>
          </table:table-cell>
          <table:table-cell office:value-type="percentage" office:value="1" table:style-name="ce47">
            <text:p>100,0%</text:p>
          </table:table-cell>
          <table:table-cell office:value-type="float" office:value="292275" table:style-name="ce46">
            <text:p>292.275</text:p>
          </table:table-cell>
          <table:table-cell office:value-type="percentage" office:value="1" table:style-name="ce47">
            <text:p>100,0%</text:p>
          </table:table-cell>
          <table:table-cell office:value-type="float" office:value="348089" table:style-name="ce46">
            <text:p>348.089</text:p>
          </table:table-cell>
          <table:table-cell office:value-type="percentage" office:value="0.98450925711182635" table:style-name="ce47">
            <text:p>98,5%</text:p>
          </table:table-cell>
          <table:table-cell office:value-type="float" office:value="393579" table:style-name="ce46">
            <text:p>393.579</text:p>
          </table:table-cell>
          <table:table-cell office:value-type="percentage" office:value="0.96182551319648091" table:style-name="ce47">
            <text:p>96,2%</text:p>
          </table:table-cell>
          <table:table-cell office:value-type="float" office:value="412131" table:style-name="ce46">
            <text:p>412.131</text:p>
          </table:table-cell>
          <table:table-cell office:value-type="percentage" office:value="0.93066071714874776" table:style-name="ce47">
            <text:p>93,1%</text:p>
          </table:table-cell>
          <table:table-cell office:value-type="float" office:value="268470" table:style-name="ce46">
            <text:p>268.470</text:p>
          </table:table-cell>
          <table:table-cell office:value-type="percentage" office:value="0.86996675286294789" table:style-name="ce47">
            <text:p>87,0%</text:p>
          </table:table-cell>
          <table:table-cell office:value-type="float" office:value="204015" table:style-name="ce46">
            <text:p>204.015</text:p>
          </table:table-cell>
          <table:table-cell office:value-type="percentage" office:value="0.88562783792465771" table:style-name="ce47">
            <text:p>88,6%</text:p>
          </table:table-cell>
          <table:table-cell office:value-type="float" office:value="176322" table:style-name="ce46">
            <text:p>176.322</text:p>
          </table:table-cell>
          <table:table-cell office:value-type="percentage" office:value="0.96170041015795449" table:style-name="ce47">
            <text:p>96,2%</text:p>
          </table:table-cell>
          <table:table-cell office:value-type="float" office:value="2337869" table:style-name="ce46">
            <text:p>2.337.869</text:p>
          </table:table-cell>
          <table:table-cell office:value-type="float" office:value="2456127" table:style-name="ce46">
            <text:p>2.456.127</text:p>
          </table:table-cell>
          <table:table-cell office:value-type="percentage" office:value="0.95185183828034947" table:style-name="ce47">
            <text:p>95,2%</text:p>
          </table:table-cell>
          <table:table-cell office:value-type="percentage" office:value="0.86688042016021505" table:style-name="ce47">
            <text:p>86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455" table:style-name="ce46">
            <text:p>23.455</text:p>
          </table:table-cell>
          <table:table-cell office:value-type="percentage" office:value="1" table:style-name="ce47">
            <text:p>100,0%</text:p>
          </table:table-cell>
          <table:table-cell office:value-type="float" office:value="28765" table:style-name="ce46">
            <text:p>28.765</text:p>
          </table:table-cell>
          <table:table-cell office:value-type="percentage" office:value="1" table:style-name="ce47">
            <text:p>100,0%</text:p>
          </table:table-cell>
          <table:table-cell office:value-type="float" office:value="38463" table:style-name="ce46">
            <text:p>38.463</text:p>
          </table:table-cell>
          <table:table-cell office:value-type="percentage" office:value="0.9960895012171751" table:style-name="ce47">
            <text:p>99,6%</text:p>
          </table:table-cell>
          <table:table-cell office:value-type="float" office:value="45853" table:style-name="ce46">
            <text:p>45.853</text:p>
          </table:table-cell>
          <table:table-cell office:value-type="percentage" office:value="0.9653263157894737" table:style-name="ce47">
            <text:p>96,5%</text:p>
          </table:table-cell>
          <table:table-cell office:value-type="float" office:value="48340" table:style-name="ce46">
            <text:p>48.340</text:p>
          </table:table-cell>
          <table:table-cell office:value-type="percentage" office:value="0.93457582553553475" table:style-name="ce47">
            <text:p>93,5%</text:p>
          </table:table-cell>
          <table:table-cell office:value-type="float" office:value="32365" table:style-name="ce46">
            <text:p>32.365</text:p>
          </table:table-cell>
          <table:table-cell office:value-type="percentage" office:value="0.87387946862512156" table:style-name="ce47">
            <text:p>87,4%</text:p>
          </table:table-cell>
          <table:table-cell office:value-type="float" office:value="25606" table:style-name="ce46">
            <text:p>25.606</text:p>
          </table:table-cell>
          <table:table-cell office:value-type="percentage" office:value="0.84883643837432876" table:style-name="ce47">
            <text:p>84,9%</text:p>
          </table:table-cell>
          <table:table-cell office:value-type="float" office:value="24850" table:style-name="ce46">
            <text:p>24.850</text:p>
          </table:table-cell>
          <table:table-cell office:value-type="percentage" office:value="0.95632095439676734" table:style-name="ce47">
            <text:p>95,6%</text:p>
          </table:table-cell>
          <table:table-cell office:value-type="float" office:value="267697" table:style-name="ce46">
            <text:p>267.697</text:p>
          </table:table-cell>
          <table:table-cell office:value-type="float" office:value="281479" table:style-name="ce46">
            <text:p>281.479</text:p>
          </table:table-cell>
          <table:table-cell office:value-type="percentage" office:value="0.9510371999332099" table:style-name="ce47">
            <text:p>95,1%</text:p>
          </table:table-cell>
          <table:table-cell office:value-type="percentage" office:value="0.84667084155660144" table:style-name="ce47">
            <text:p>84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5582" table:style-name="ce46">
            <text:p>375.582</text:p>
          </table:table-cell>
          <table:table-cell office:value-type="percentage" office:value="1" table:style-name="ce47">
            <text:p>100,0%</text:p>
          </table:table-cell>
          <table:table-cell office:value-type="float" office:value="513444" table:style-name="ce46">
            <text:p>513.444</text:p>
          </table:table-cell>
          <table:table-cell office:value-type="percentage" office:value="0.9741846124656105" table:style-name="ce47">
            <text:p>97,4%</text:p>
          </table:table-cell>
          <table:table-cell office:value-type="float" office:value="694888" table:style-name="ce46">
            <text:p>694.888</text:p>
          </table:table-cell>
          <table:table-cell office:value-type="percentage" office:value="0.96450868752932162" table:style-name="ce47">
            <text:p>96,5%</text:p>
          </table:table-cell>
          <table:table-cell office:value-type="float" office:value="951965" table:style-name="ce46">
            <text:p>951.965</text:p>
          </table:table-cell>
          <table:table-cell office:value-type="percentage" office:value="0.96181494687090496" table:style-name="ce47">
            <text:p>96,2%</text:p>
          </table:table-cell>
          <table:table-cell office:value-type="float" office:value="1054559" table:style-name="ce46">
            <text:p>1.054.559</text:p>
          </table:table-cell>
          <table:table-cell office:value-type="percentage" office:value="0.91222222895021166" table:style-name="ce47">
            <text:p>91,2%</text:p>
          </table:table-cell>
          <table:table-cell office:value-type="float" office:value="781821" table:style-name="ce46">
            <text:p>781.821</text:p>
          </table:table-cell>
          <table:table-cell office:value-type="percentage" office:value="0.86787612505605849" table:style-name="ce47">
            <text:p>86,8%</text:p>
          </table:table-cell>
          <table:table-cell office:value-type="float" office:value="636889" table:style-name="ce46">
            <text:p>636.889</text:p>
          </table:table-cell>
          <table:table-cell office:value-type="percentage" office:value="0.86585947791945428" table:style-name="ce47">
            <text:p>86,6%</text:p>
          </table:table-cell>
          <table:table-cell office:value-type="float" office:value="495586" table:style-name="ce46">
            <text:p>495.586</text:p>
          </table:table-cell>
          <table:table-cell office:value-type="percentage" office:value="0.868321827802502" table:style-name="ce47">
            <text:p>86,8%</text:p>
          </table:table-cell>
          <table:table-cell office:value-type="float" office:value="5504734" table:style-name="ce46">
            <text:p>5.504.734</text:p>
          </table:table-cell>
          <table:table-cell office:value-type="float" office:value="5970908" table:style-name="ce46">
            <text:p>5.970.908</text:p>
          </table:table-cell>
          <table:table-cell office:value-type="percentage" office:value="0.92192577745294346" table:style-name="ce47">
            <text:p>92,2%</text:p>
          </table:table-cell>
          <table:table-cell office:value-type="percentage" office:value="0.81481263288526584" table:style-name="ce47">
            <text:p>81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4272" table:style-name="ce46">
            <text:p>74.272</text:p>
          </table:table-cell>
          <table:table-cell office:value-type="percentage" office:value="1" table:style-name="ce47">
            <text:p>100,0%</text:p>
          </table:table-cell>
          <table:table-cell office:value-type="float" office:value="103957" table:style-name="ce46">
            <text:p>103.957</text:p>
          </table:table-cell>
          <table:table-cell office:value-type="percentage" office:value="1" table:style-name="ce47">
            <text:p>100,0%</text:p>
          </table:table-cell>
          <table:table-cell office:value-type="float" office:value="149885" table:style-name="ce46">
            <text:p>149.885</text:p>
          </table:table-cell>
          <table:table-cell office:value-type="percentage" office:value="0.97618877042614027" table:style-name="ce47">
            <text:p>97,6%</text:p>
          </table:table-cell>
          <table:table-cell office:value-type="float" office:value="209840" table:style-name="ce46">
            <text:p>209.840</text:p>
          </table:table-cell>
          <table:table-cell office:value-type="percentage" office:value="0.9621142304324104" table:style-name="ce47">
            <text:p>96,2%</text:p>
          </table:table-cell>
          <table:table-cell office:value-type="float" office:value="236504" table:style-name="ce46">
            <text:p>236.504</text:p>
          </table:table-cell>
          <table:table-cell office:value-type="percentage" office:value="0.93676822409176608" table:style-name="ce47">
            <text:p>93,7%</text:p>
          </table:table-cell>
          <table:table-cell office:value-type="float" office:value="174469" table:style-name="ce46">
            <text:p>174.469</text:p>
          </table:table-cell>
          <table:table-cell office:value-type="percentage" office:value="0.87640274470799806" table:style-name="ce47">
            <text:p>87,6%</text:p>
          </table:table-cell>
          <table:table-cell office:value-type="float" office:value="149974" table:style-name="ce46">
            <text:p>149.974</text:p>
          </table:table-cell>
          <table:table-cell office:value-type="percentage" office:value="0.86222181339435089" table:style-name="ce47">
            <text:p>86,2%</text:p>
          </table:table-cell>
          <table:table-cell office:value-type="float" office:value="131110" table:style-name="ce46">
            <text:p>131.110</text:p>
          </table:table-cell>
          <table:table-cell office:value-type="percentage" office:value="0.90660784422193952" table:style-name="ce47">
            <text:p>90,7%</text:p>
          </table:table-cell>
          <table:table-cell office:value-type="float" office:value="1230011" table:style-name="ce46">
            <text:p>1.230.011</text:p>
          </table:table-cell>
          <table:table-cell office:value-type="float" office:value="1317614" table:style-name="ce46">
            <text:p>1.317.614</text:p>
          </table:table-cell>
          <table:table-cell office:value-type="percentage" office:value="0.93351391226869174" table:style-name="ce47">
            <text:p>93,4%</text:p>
          </table:table-cell>
          <table:table-cell office:value-type="percentage" office:value="0.81292083147178329" table:style-name="ce47">
            <text:p>81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572" table:style-name="ce46">
            <text:p>42.572</text:p>
          </table:table-cell>
          <table:table-cell office:value-type="percentage" office:value="1" table:style-name="ce47">
            <text:p>100,0%</text:p>
          </table:table-cell>
          <table:table-cell office:value-type="float" office:value="55992" table:style-name="ce46">
            <text:p>55.992</text:p>
          </table:table-cell>
          <table:table-cell office:value-type="percentage" office:value="0.98855932203389829" table:style-name="ce47">
            <text:p>98,9%</text:p>
          </table:table-cell>
          <table:table-cell office:value-type="float" office:value="72601" table:style-name="ce46">
            <text:p>72.601</text:p>
          </table:table-cell>
          <table:table-cell office:value-type="percentage" office:value="0.95944231531650592" table:style-name="ce47">
            <text:p>95,9%</text:p>
          </table:table-cell>
          <table:table-cell office:value-type="float" office:value="92486" table:style-name="ce46">
            <text:p>92.486</text:p>
          </table:table-cell>
          <table:table-cell office:value-type="percentage" office:value="0.94665192736801163" table:style-name="ce47">
            <text:p>94,7%</text:p>
          </table:table-cell>
          <table:table-cell office:value-type="float" office:value="96498" table:style-name="ce46">
            <text:p>96.498</text:p>
          </table:table-cell>
          <table:table-cell office:value-type="percentage" office:value="0.91274367923725208" table:style-name="ce47">
            <text:p>91,3%</text:p>
          </table:table-cell>
          <table:table-cell office:value-type="float" office:value="65825" table:style-name="ce46">
            <text:p>65.825</text:p>
          </table:table-cell>
          <table:table-cell office:value-type="percentage" office:value="0.8578894550952052" table:style-name="ce47">
            <text:p>85,8%</text:p>
          </table:table-cell>
          <table:table-cell office:value-type="float" office:value="59716" table:style-name="ce46">
            <text:p>59.716</text:p>
          </table:table-cell>
          <table:table-cell office:value-type="percentage" office:value="0.86793988546844569" table:style-name="ce47">
            <text:p>86,8%</text:p>
          </table:table-cell>
          <table:table-cell office:value-type="float" office:value="52544" table:style-name="ce46">
            <text:p>52.544</text:p>
          </table:table-cell>
          <table:table-cell office:value-type="percentage" office:value="0.91347507866692168" table:style-name="ce47">
            <text:p>91,3%</text:p>
          </table:table-cell>
          <table:table-cell office:value-type="float" office:value="538234" table:style-name="ce46">
            <text:p>538.234</text:p>
          </table:table-cell>
          <table:table-cell office:value-type="float" office:value="580174" table:style-name="ce46">
            <text:p>580.174</text:p>
          </table:table-cell>
          <table:table-cell office:value-type="percentage" office:value="0.92771134176988279" table:style-name="ce47">
            <text:p>92,8%</text:p>
          </table:table-cell>
          <table:table-cell office:value-type="percentage" office:value="0.81841515447332491" table:style-name="ce47">
            <text:p>81,8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4720" table:style-name="ce46">
            <text:p>164.720</text:p>
          </table:table-cell>
          <table:table-cell office:value-type="percentage" office:value="1" table:style-name="ce47">
            <text:p>100,0%</text:p>
          </table:table-cell>
          <table:table-cell office:value-type="float" office:value="214373" table:style-name="ce46">
            <text:p>214.373</text:p>
          </table:table-cell>
          <table:table-cell office:value-type="percentage" office:value="0.99078875608921924" table:style-name="ce47">
            <text:p>99,1%</text:p>
          </table:table-cell>
          <table:table-cell office:value-type="float" office:value="280149" table:style-name="ce46">
            <text:p>280.149</text:p>
          </table:table-cell>
          <table:table-cell office:value-type="percentage" office:value="0.98587430453648084" table:style-name="ce47">
            <text:p>98,6%</text:p>
          </table:table-cell>
          <table:table-cell office:value-type="float" office:value="326913" table:style-name="ce46">
            <text:p>326.913</text:p>
          </table:table-cell>
          <table:table-cell office:value-type="percentage" office:value="0.96872583097013931" table:style-name="ce47">
            <text:p>96,9%</text:p>
          </table:table-cell>
          <table:table-cell office:value-type="float" office:value="326107" table:style-name="ce46">
            <text:p>326.107</text:p>
          </table:table-cell>
          <table:table-cell office:value-type="percentage" office:value="0.93691677392663419" table:style-name="ce47">
            <text:p>93,7%</text:p>
          </table:table-cell>
          <table:table-cell office:value-type="float" office:value="211487" table:style-name="ce46">
            <text:p>211.487</text:p>
          </table:table-cell>
          <table:table-cell office:value-type="percentage" office:value="0.88996570370526229" table:style-name="ce47">
            <text:p>89,0%</text:p>
          </table:table-cell>
          <table:table-cell office:value-type="float" office:value="174704" table:style-name="ce46">
            <text:p>174.704</text:p>
          </table:table-cell>
          <table:table-cell office:value-type="percentage" office:value="0.87696207614888433" table:style-name="ce47">
            <text:p>87,7%</text:p>
          </table:table-cell>
          <table:table-cell office:value-type="float" office:value="159033" table:style-name="ce46">
            <text:p>159.033</text:p>
          </table:table-cell>
          <table:table-cell office:value-type="percentage" office:value="0.92023932830682165" table:style-name="ce47">
            <text:p>92,0%</text:p>
          </table:table-cell>
          <table:table-cell office:value-type="float" office:value="1857486" table:style-name="ce46">
            <text:p>1.857.486</text:p>
          </table:table-cell>
          <table:table-cell office:value-type="float" office:value="1955253" table:style-name="ce46">
            <text:p>1.955.253</text:p>
          </table:table-cell>
          <table:table-cell office:value-type="percentage" office:value="0.94999777522397355" table:style-name="ce47">
            <text:p>95,0%</text:p>
          </table:table-cell>
          <table:table-cell office:value-type="percentage" office:value="0.84975488446906278" table:style-name="ce47">
            <text:p>85,0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503" table:style-name="ce46">
            <text:p>2.503</text:p>
          </table:table-cell>
          <table:table-cell office:value-type="percentage" office:value="0.88227000352485019" table:style-name="ce47">
            <text:p>88,2%</text:p>
          </table:table-cell>
          <table:table-cell office:value-type="float" office:value="4097" table:style-name="ce46">
            <text:p>4.097</text:p>
          </table:table-cell>
          <table:table-cell office:value-type="percentage" office:value="0.9302906448683016" table:style-name="ce47">
            <text:p>93,0%</text:p>
          </table:table-cell>
          <table:table-cell office:value-type="float" office:value="8054" table:style-name="ce46">
            <text:p>8.054</text:p>
          </table:table-cell>
          <table:table-cell office:value-type="percentage" office:value="0.96698283107215754" table:style-name="ce47">
            <text:p>96,7%</text:p>
          </table:table-cell>
          <table:table-cell office:value-type="float" office:value="10974" table:style-name="ce46">
            <text:p>10.974</text:p>
          </table:table-cell>
          <table:table-cell office:value-type="percentage" office:value="0.94955438262524872" table:style-name="ce47">
            <text:p>95,0%</text:p>
          </table:table-cell>
          <table:table-cell office:value-type="float" office:value="11553" table:style-name="ce46">
            <text:p>11.553</text:p>
          </table:table-cell>
          <table:table-cell office:value-type="percentage" office:value="0.93493566399611561" table:style-name="ce47">
            <text:p>93,5%</text:p>
          </table:table-cell>
          <table:table-cell office:value-type="float" office:value="9692" table:style-name="ce46">
            <text:p>9.692</text:p>
          </table:table-cell>
          <table:table-cell office:value-type="percentage" office:value="0.85025002193174837" table:style-name="ce47">
            <text:p>85,0%</text:p>
          </table:table-cell>
          <table:table-cell office:value-type="float" office:value="9748" table:style-name="ce46">
            <text:p>9.748</text:p>
          </table:table-cell>
          <table:table-cell office:value-type="percentage" office:value="0.89719282098481368" table:style-name="ce47">
            <text:p>89,7%</text:p>
          </table:table-cell>
          <table:table-cell office:value-type="float" office:value="9522" table:style-name="ce46">
            <text:p>9.522</text:p>
          </table:table-cell>
          <table:table-cell office:value-type="percentage" office:value="1.0259670294149337" table:style-name="ce47">
            <text:p>102,6%</text:p>
          </table:table-cell>
          <table:table-cell office:value-type="float" office:value="66143" table:style-name="ce46">
            <text:p>66.143</text:p>
          </table:table-cell>
          <table:table-cell office:value-type="float" office:value="71029" table:style-name="ce46">
            <text:p>71.029</text:p>
          </table:table-cell>
          <table:table-cell office:value-type="percentage" office:value="0.93121119542721986" table:style-name="ce47">
            <text:p>93,1%</text:p>
          </table:table-cell>
          <table:table-cell office:value-type="percentage" office:value="0.79197049702455791" table:style-name="ce47">
            <text:p>79,2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099" table:style-name="ce46">
            <text:p>2.099</text:p>
          </table:table-cell>
          <table:table-cell office:value-type="percentage" office:value="0.8359219434488252" table:style-name="ce47">
            <text:p>83,6%</text:p>
          </table:table-cell>
          <table:table-cell office:value-type="float" office:value="3432" table:style-name="ce46">
            <text:p>3.432</text:p>
          </table:table-cell>
          <table:table-cell office:value-type="percentage" office:value="0.9024454378122535" table:style-name="ce47">
            <text:p>90,2%</text:p>
          </table:table-cell>
          <table:table-cell office:value-type="float" office:value="7508" table:style-name="ce46">
            <text:p>7.508</text:p>
          </table:table-cell>
          <table:table-cell office:value-type="percentage" office:value="0.93791380387257961" table:style-name="ce47">
            <text:p>93,8%</text:p>
          </table:table-cell>
          <table:table-cell office:value-type="float" office:value="10154" table:style-name="ce46">
            <text:p>10.154</text:p>
          </table:table-cell>
          <table:table-cell office:value-type="percentage" office:value="0.94009813906119799" table:style-name="ce47">
            <text:p>94,0%</text:p>
          </table:table-cell>
          <table:table-cell office:value-type="float" office:value="10653" table:style-name="ce46">
            <text:p>10.653</text:p>
          </table:table-cell>
          <table:table-cell office:value-type="percentage" office:value="0.97528151606701452" table:style-name="ce47">
            <text:p>97,5%</text:p>
          </table:table-cell>
          <table:table-cell office:value-type="float" office:value="9248" table:style-name="ce46">
            <text:p>9.248</text:p>
          </table:table-cell>
          <table:table-cell office:value-type="percentage" office:value="0.84441197954711467" table:style-name="ce47">
            <text:p>84,4%</text:p>
          </table:table-cell>
          <table:table-cell office:value-type="float" office:value="9598" table:style-name="ce46">
            <text:p>9.598</text:p>
          </table:table-cell>
          <table:table-cell office:value-type="percentage" office:value="0.8209733983406039" table:style-name="ce47">
            <text:p>82,1%</text:p>
          </table:table-cell>
          <table:table-cell office:value-type="float" office:value="8659" table:style-name="ce46">
            <text:p>8.659</text:p>
          </table:table-cell>
          <table:table-cell office:value-type="percentage" office:value="0.90386221294363256" table:style-name="ce47">
            <text:p>90,4%</text:p>
          </table:table-cell>
          <table:table-cell office:value-type="float" office:value="61351" table:style-name="ce46">
            <text:p>61.351</text:p>
          </table:table-cell>
          <table:table-cell office:value-type="float" office:value="68266" table:style-name="ce46">
            <text:p>68.266</text:p>
          </table:table-cell>
          <table:table-cell office:value-type="percentage" office:value="0.89870506547915507" table:style-name="ce47">
            <text:p>89,9%</text:p>
          </table:table-cell>
          <table:table-cell office:value-type="percentage" office:value="0.73017781057342124" table:style-name="ce47">
            <text:p>73,0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30" table:style-name="ce46">
            <text:p>30</text:p>
          </table:table-cell>
          <table:table-cell office:value-type="string" table:style-name="ce47">
            <text:p>-</text:p>
          </table:table-cell>
          <table:table-cell office:value-type="float" office:value="20" table:style-name="ce46">
            <text:p>20</text:p>
          </table:table-cell>
          <table:table-cell office:value-type="string" table:style-name="ce47">
            <text:p>-</text:p>
          </table:table-cell>
          <table:table-cell office:value-type="float" office:value="3699" table:style-name="ce46">
            <text:p>3.699</text:p>
          </table:table-cell>
          <table:table-cell office:value-type="string" table:style-name="ce47">
            <text:p>-</text:p>
          </table:table-cell>
          <table:table-cell office:value-type="float" office:value="9710" table:style-name="ce46">
            <text:p>9.710</text:p>
          </table:table-cell>
          <table:table-cell office:value-type="string" table:style-name="ce47">
            <text:p>-</text:p>
          </table:table-cell>
          <table:table-cell office:value-type="float" office:value="22760" table:style-name="ce46">
            <text:p>22.760</text:p>
          </table:table-cell>
          <table:table-cell office:value-type="string" table:style-name="ce47">
            <text:p>-</text:p>
          </table:table-cell>
          <table:table-cell office:value-type="float" office:value="32901" table:style-name="ce46">
            <text:p>32.901</text:p>
          </table:table-cell>
          <table:table-cell office:value-type="string" table:style-name="ce47">
            <text:p>-</text:p>
          </table:table-cell>
          <table:table-cell office:value-type="float" office:value="25064" table:style-name="ce46">
            <text:p>25.064</text:p>
          </table:table-cell>
          <table:table-cell office:value-type="string" table:style-name="ce47">
            <text:p>-</text:p>
          </table:table-cell>
          <table:table-cell office:value-type="float" office:value="1229" table:style-name="ce46">
            <text:p>1.229</text:p>
          </table:table-cell>
          <table:table-cell office:value-type="string" table:style-name="ce47">
            <text:p>-</text:p>
          </table:table-cell>
          <table:table-cell office:value-type="float" office:value="95413" table:style-name="ce46">
            <text:p>95.413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33" table:style-name="ce49">
            <text:p>33</text:p>
          </table:table-cell>
          <table:table-cell office:value-type="string" table:style-name="ce50">
            <text:p>-</text:p>
          </table:table-cell>
          <table:table-cell office:value-type="float" office:value="52" table:style-name="ce49">
            <text:p>52</text:p>
          </table:table-cell>
          <table:table-cell office:value-type="string" table:style-name="ce50">
            <text:p>-</text:p>
          </table:table-cell>
          <table:table-cell office:value-type="float" office:value="311" table:style-name="ce49">
            <text:p>311</text:p>
          </table:table-cell>
          <table:table-cell office:value-type="string" table:style-name="ce50">
            <text:p>-</text:p>
          </table:table-cell>
          <table:table-cell office:value-type="float" office:value="910" table:style-name="ce49">
            <text:p>910</text:p>
          </table:table-cell>
          <table:table-cell office:value-type="string" table:style-name="ce50">
            <text:p>-</text:p>
          </table:table-cell>
          <table:table-cell office:value-type="float" office:value="1901" table:style-name="ce49">
            <text:p>1.901</text:p>
          </table:table-cell>
          <table:table-cell office:value-type="string" table:style-name="ce50">
            <text:p>-</text:p>
          </table:table-cell>
          <table:table-cell office:value-type="float" office:value="2362" table:style-name="ce49">
            <text:p>2.362</text:p>
          </table:table-cell>
          <table:table-cell office:value-type="string" table:style-name="ce50">
            <text:p>-</text:p>
          </table:table-cell>
          <table:table-cell office:value-type="float" office:value="2080" table:style-name="ce49">
            <text:p>2.080</text:p>
          </table:table-cell>
          <table:table-cell office:value-type="string" table:style-name="ce50">
            <text:p>-</text:p>
          </table:table-cell>
          <table:table-cell office:value-type="float" office:value="265" table:style-name="ce49">
            <text:p>265</text:p>
          </table:table-cell>
          <table:table-cell office:value-type="string" table:style-name="ce50">
            <text:p>-</text:p>
          </table:table-cell>
          <table:table-cell office:value-type="float" office:value="7914" table:style-name="ce49">
            <text:p>7.914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4" table:style-name="ce29"/>
          <table:table-cell table:number-columns-repeated="16339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50010" table:style-name="ce53">
            <text:p>2.950.010</text:p>
          </table:table-cell>
          <table:table-cell office:value-type="percentage" office:value="1" table:style-name="ce54">
            <text:p>100,0%</text:p>
          </table:table-cell>
          <table:table-cell office:value-type="float" office:value="3965071" table:style-name="ce53">
            <text:p>3.965.071</text:p>
          </table:table-cell>
          <table:table-cell office:value-type="percentage" office:value="0.99205420096781727" table:style-name="ce54">
            <text:p>99,2%</text:p>
          </table:table-cell>
          <table:table-cell office:value-type="float" office:value="5330580" table:style-name="ce53">
            <text:p>5.330.580</text:p>
          </table:table-cell>
          <table:table-cell office:value-type="percentage" office:value="0.96784841475327088" table:style-name="ce54">
            <text:p>96,8%</text:p>
          </table:table-cell>
          <table:table-cell office:value-type="float" office:value="6761268" table:style-name="ce53">
            <text:p>6.761.268</text:p>
          </table:table-cell>
          <table:table-cell office:value-type="percentage" office:value="0.9483224712800542" table:style-name="ce54">
            <text:p>94,8%</text:p>
          </table:table-cell>
          <table:table-cell office:value-type="float" office:value="7119292" table:style-name="ce53">
            <text:p>7.119.292</text:p>
          </table:table-cell>
          <table:table-cell office:value-type="percentage" office:value="0.91076715713114609" table:style-name="ce54">
            <text:p>91,1%</text:p>
          </table:table-cell>
          <table:table-cell office:value-type="float" office:value="5107150" table:style-name="ce53">
            <text:p>5.107.150</text:p>
          </table:table-cell>
          <table:table-cell office:value-type="percentage" office:value="0.85949727533734321" table:style-name="ce54">
            <text:p>85,9%</text:p>
          </table:table-cell>
          <table:table-cell office:value-type="float" office:value="4223831" table:style-name="ce53">
            <text:p>4.223.831</text:p>
          </table:table-cell>
          <table:table-cell office:value-type="percentage" office:value="0.85769945000665027" table:style-name="ce54">
            <text:p>85,8%</text:p>
          </table:table-cell>
          <table:table-cell office:value-type="float" office:value="3612931" table:style-name="ce53">
            <text:p>3.612.931</text:p>
          </table:table-cell>
          <table:table-cell office:value-type="percentage" office:value="0.90686884061645168" table:style-name="ce54">
            <text:p>90,7%</text:p>
          </table:table-cell>
          <table:table-cell office:value-type="float" office:value="39070133" table:style-name="ce53">
            <text:p>39.070.133</text:p>
          </table:table-cell>
          <table:table-cell office:value-type="float" office:value="42185033" table:style-name="ce53">
            <text:p>42.185.033</text:p>
          </table:table-cell>
          <table:table-cell office:value-type="percentage" office:value="0.92616101544829887" table:style-name="ce54">
            <text:p>92,6%</text:p>
          </table:table-cell>
          <table:table-cell office:value-type="percentage" office:value="0.82428706848207245" table:style-name="ce54">
            <text:p>82,4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3" table:default-cell-style-name="ce29"/>
        <table:table-column table:style-name="co3" table:number-columns-repeated="20" table:default-cell-style-name="ce29"/>
        <table:table-column table:style-name="co4" table:number-columns-repeated="16343" table:default-cell-style-name="ce29"/>
        <table:table-row table:style-name="ro8">
          <table:table-cell table:style-name="ce36"/>
          <table:table-cell office:value-type="string" table:style-name="ce37">
            <text:p>Personas pauta completa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pauta completa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pauta completa sobre Población a Vacunar INE</text:p>
          </table:table-cell>
          <table:table-cell office:value-type="string" table:style-name="ce40">
            <text:p>% pauta completa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30281" table:style-name="ce43">
            <text:p>430.281</text:p>
          </table:table-cell>
          <table:table-cell office:value-type="percentage" office:value="1" table:style-name="ce44">
            <text:p>100,0%</text:p>
          </table:table-cell>
          <table:table-cell office:value-type="float" office:value="652199" table:style-name="ce43">
            <text:p>652.199</text:p>
          </table:table-cell>
          <table:table-cell office:value-type="percentage" office:value="0.99675389677575144" table:style-name="ce44">
            <text:p>99,7%</text:p>
          </table:table-cell>
          <table:table-cell office:value-type="float" office:value="929334" table:style-name="ce43">
            <text:p>929.334</text:p>
          </table:table-cell>
          <table:table-cell office:value-type="percentage" office:value="0.96984541273536906" table:style-name="ce44">
            <text:p>97,0%</text:p>
          </table:table-cell>
          <table:table-cell office:value-type="float" office:value="1217307" table:style-name="ce43">
            <text:p>1.217.307</text:p>
          </table:table-cell>
          <table:table-cell office:value-type="percentage" office:value="0.94541434352989417" table:style-name="ce44">
            <text:p>94,5%</text:p>
          </table:table-cell>
          <table:table-cell office:value-type="float" office:value="1257969" table:style-name="ce43">
            <text:p>1.257.969</text:p>
          </table:table-cell>
          <table:table-cell office:value-type="percentage" office:value="0.90871652546780546" table:style-name="ce44">
            <text:p>90,9%</text:p>
          </table:table-cell>
          <table:table-cell office:value-type="float" office:value="938971" table:style-name="ce43">
            <text:p>938.971</text:p>
          </table:table-cell>
          <table:table-cell office:value-type="percentage" office:value="0.85223634995593467" table:style-name="ce44">
            <text:p>85,2%</text:p>
          </table:table-cell>
          <table:table-cell office:value-type="float" office:value="778287" table:style-name="ce43">
            <text:p>778.287</text:p>
          </table:table-cell>
          <table:table-cell office:value-type="percentage" office:value="0.8403810770187623" table:style-name="ce44">
            <text:p>84,0%</text:p>
          </table:table-cell>
          <table:table-cell office:value-type="float" office:value="687341" table:style-name="ce43">
            <text:p>687.341</text:p>
          </table:table-cell>
          <table:table-cell office:value-type="percentage" office:value="0.88936346956573498" table:style-name="ce44">
            <text:p>88,9%</text:p>
          </table:table-cell>
          <table:table-cell office:value-type="float" office:value="6891689" table:style-name="ce43">
            <text:p>6.891.689</text:p>
          </table:table-cell>
          <table:table-cell office:value-type="float" office:value="7508005" table:style-name="ce43">
            <text:p>7.508.005</text:p>
          </table:table-cell>
          <table:table-cell office:value-type="percentage" office:value="0.91791214843357194" table:style-name="ce44">
            <text:p>91,8%</text:p>
          </table:table-cell>
          <table:table-cell office:value-type="percentage" office:value="0.81057552400744415" table:style-name="ce44">
            <text:p>81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0465" table:style-name="ce46">
            <text:p>100.465</text:p>
          </table:table-cell>
          <table:table-cell office:value-type="percentage" office:value="1" table:style-name="ce47">
            <text:p>100,0%</text:p>
          </table:table-cell>
          <table:table-cell office:value-type="float" office:value="119102" table:style-name="ce46">
            <text:p>119.102</text:p>
          </table:table-cell>
          <table:table-cell office:value-type="percentage" office:value="0.9956280041797283" table:style-name="ce47">
            <text:p>99,6%</text:p>
          </table:table-cell>
          <table:table-cell office:value-type="float" office:value="154185" table:style-name="ce46">
            <text:p>154.185</text:p>
          </table:table-cell>
          <table:table-cell office:value-type="percentage" office:value="0.95583038869257952" table:style-name="ce47">
            <text:p>95,6%</text:p>
          </table:table-cell>
          <table:table-cell office:value-type="float" office:value="186287" table:style-name="ce46">
            <text:p>186.287</text:p>
          </table:table-cell>
          <table:table-cell office:value-type="percentage" office:value="0.92693934418072355" table:style-name="ce47">
            <text:p>92,7%</text:p>
          </table:table-cell>
          <table:table-cell office:value-type="float" office:value="189078" table:style-name="ce46">
            <text:p>189.078</text:p>
          </table:table-cell>
          <table:table-cell office:value-type="percentage" office:value="0.88504332114755402" table:style-name="ce47">
            <text:p>88,5%</text:p>
          </table:table-cell>
          <table:table-cell office:value-type="float" office:value="127658" table:style-name="ce46">
            <text:p>127.658</text:p>
          </table:table-cell>
          <table:table-cell office:value-type="percentage" office:value="0.80654291815666102" table:style-name="ce47">
            <text:p>80,7%</text:p>
          </table:table-cell>
          <table:table-cell office:value-type="float" office:value="105882" table:style-name="ce46">
            <text:p>105.882</text:p>
          </table:table-cell>
          <table:table-cell office:value-type="percentage" office:value="0.80950779063900058" table:style-name="ce47">
            <text:p>81,0%</text:p>
          </table:table-cell>
          <table:table-cell office:value-type="float" office:value="89794" table:style-name="ce46">
            <text:p>89.794</text:p>
          </table:table-cell>
          <table:table-cell office:value-type="percentage" office:value="0.8389061726318936" table:style-name="ce47">
            <text:p>83,9%</text:p>
          </table:table-cell>
          <table:table-cell office:value-type="float" office:value="1072451" table:style-name="ce46">
            <text:p>1.072.451</text:p>
          </table:table-cell>
          <table:table-cell office:value-type="float" office:value="1189408" table:style-name="ce46">
            <text:p>1.189.408</text:p>
          </table:table-cell>
          <table:table-cell office:value-type="percentage" office:value="0.9016678885630498" table:style-name="ce47">
            <text:p>90,2%</text:p>
          </table:table-cell>
          <table:table-cell office:value-type="percentage" office:value="0.8056678032923833" table:style-name="ce47">
            <text:p>80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8320" table:style-name="ce46">
            <text:p>88.320</text:p>
          </table:table-cell>
          <table:table-cell office:value-type="percentage" office:value="1" table:style-name="ce47">
            <text:p>100,0%</text:p>
          </table:table-cell>
          <table:table-cell office:value-type="float" office:value="114130" table:style-name="ce46">
            <text:p>114.130</text:p>
          </table:table-cell>
          <table:table-cell office:value-type="percentage" office:value="1" table:style-name="ce47">
            <text:p>100,0%</text:p>
          </table:table-cell>
          <table:table-cell office:value-type="float" office:value="147886" table:style-name="ce46">
            <text:p>147.886</text:p>
          </table:table-cell>
          <table:table-cell office:value-type="percentage" office:value="0.97299822356734" table:style-name="ce47">
            <text:p>97,3%</text:p>
          </table:table-cell>
          <table:table-cell office:value-type="float" office:value="153038" table:style-name="ce46">
            <text:p>153.038</text:p>
          </table:table-cell>
          <table:table-cell office:value-type="percentage" office:value="0.9441952579851064" table:style-name="ce47">
            <text:p>94,4%</text:p>
          </table:table-cell>
          <table:table-cell office:value-type="float" office:value="150815" table:style-name="ce46">
            <text:p>150.815</text:p>
          </table:table-cell>
          <table:table-cell office:value-type="percentage" office:value="0.90896215043394402" table:style-name="ce47">
            <text:p>90,9%</text:p>
          </table:table-cell>
          <table:table-cell office:value-type="float" office:value="90781" table:style-name="ce46">
            <text:p>90.781</text:p>
          </table:table-cell>
          <table:table-cell office:value-type="percentage" office:value="0.83599009125986501" table:style-name="ce47">
            <text:p>83,6%</text:p>
          </table:table-cell>
          <table:table-cell office:value-type="float" office:value="66372" table:style-name="ce46">
            <text:p>66.372</text:p>
          </table:table-cell>
          <table:table-cell office:value-type="percentage" office:value="0.83758612856818349" table:style-name="ce47">
            <text:p>83,8%</text:p>
          </table:table-cell>
          <table:table-cell office:value-type="float" office:value="60563" table:style-name="ce46">
            <text:p>60.563</text:p>
          </table:table-cell>
          <table:table-cell office:value-type="percentage" office:value="0.9280832413877651" table:style-name="ce47">
            <text:p>92,8%</text:p>
          </table:table-cell>
          <table:table-cell office:value-type="float" office:value="871905" table:style-name="ce46">
            <text:p>871.905</text:p>
          </table:table-cell>
          <table:table-cell office:value-type="float" office:value="930447" table:style-name="ce46">
            <text:p>930.447</text:p>
          </table:table-cell>
          <table:table-cell office:value-type="percentage" office:value="0.93708185420555923" table:style-name="ce47">
            <text:p>93,7%</text:p>
          </table:table-cell>
          <table:table-cell office:value-type="percentage" office:value="0.8608100196566455" table:style-name="ce47">
            <text:p>86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254" table:style-name="ce46">
            <text:p>51.254</text:p>
          </table:table-cell>
          <table:table-cell office:value-type="percentage" office:value="0.95564298100050338" table:style-name="ce47">
            <text:p>95,6%</text:p>
          </table:table-cell>
          <table:table-cell office:value-type="float" office:value="79425" table:style-name="ce46">
            <text:p>79.425</text:p>
          </table:table-cell>
          <table:table-cell office:value-type="percentage" office:value="0.91048215145470801" table:style-name="ce47">
            <text:p>91,0%</text:p>
          </table:table-cell>
          <table:table-cell office:value-type="float" office:value="111229" table:style-name="ce46">
            <text:p>111.229</text:p>
          </table:table-cell>
          <table:table-cell office:value-type="percentage" office:value="0.87311704724749395" table:style-name="ce47">
            <text:p>87,3%</text:p>
          </table:table-cell>
          <table:table-cell office:value-type="float" office:value="151745" table:style-name="ce46">
            <text:p>151.745</text:p>
          </table:table-cell>
          <table:table-cell office:value-type="percentage" office:value="0.85486287941951911" table:style-name="ce47">
            <text:p>85,5%</text:p>
          </table:table-cell>
          <table:table-cell office:value-type="float" office:value="170973" table:style-name="ce46">
            <text:p>170.973</text:p>
          </table:table-cell>
          <table:table-cell office:value-type="percentage" office:value="0.7892652211445691" table:style-name="ce47">
            <text:p>78,9%</text:p>
          </table:table-cell>
          <table:table-cell office:value-type="float" office:value="131265" table:style-name="ce46">
            <text:p>131.265</text:p>
          </table:table-cell>
          <table:table-cell office:value-type="percentage" office:value="0.71321455932452038" table:style-name="ce47">
            <text:p>71,3%</text:p>
          </table:table-cell>
          <table:table-cell office:value-type="float" office:value="100984" table:style-name="ce46">
            <text:p>100.984</text:p>
          </table:table-cell>
          <table:table-cell office:value-type="percentage" office:value="0.7359652511059448" table:style-name="ce47">
            <text:p>73,6%</text:p>
          </table:table-cell>
          <table:table-cell office:value-type="float" office:value="78607" table:style-name="ce46">
            <text:p>78.607</text:p>
          </table:table-cell>
          <table:table-cell office:value-type="percentage" office:value="0.78973436746503778" table:style-name="ce47">
            <text:p>79,0%</text:p>
          </table:table-cell>
          <table:table-cell office:value-type="float" office:value="875482" table:style-name="ce46">
            <text:p>875.482</text:p>
          </table:table-cell>
          <table:table-cell office:value-type="float" office:value="1083187" table:style-name="ce46">
            <text:p>1.083.187</text:p>
          </table:table-cell>
          <table:table-cell office:value-type="percentage" office:value="0.80824640620686916" table:style-name="ce47">
            <text:p>80,8%</text:p>
          </table:table-cell>
          <table:table-cell office:value-type="percentage" office:value="0.71774056690783139" table:style-name="ce47">
            <text:p>71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2450" table:style-name="ce46">
            <text:p>92.450</text:p>
          </table:table-cell>
          <table:table-cell office:value-type="percentage" office:value="0.921165381319623" table:style-name="ce47">
            <text:p>92,1%</text:p>
          </table:table-cell>
          <table:table-cell office:value-type="float" office:value="151164" table:style-name="ce46">
            <text:p>151.164</text:p>
          </table:table-cell>
          <table:table-cell office:value-type="percentage" office:value="0.90276268170036911" table:style-name="ce47">
            <text:p>90,3%</text:p>
          </table:table-cell>
          <table:table-cell office:value-type="float" office:value="222911" table:style-name="ce46">
            <text:p>222.911</text:p>
          </table:table-cell>
          <table:table-cell office:value-type="percentage" office:value="0.88613225735922563" table:style-name="ce47">
            <text:p>88,6%</text:p>
          </table:table-cell>
          <table:table-cell office:value-type="float" office:value="321329" table:style-name="ce46">
            <text:p>321.329</text:p>
          </table:table-cell>
          <table:table-cell office:value-type="percentage" office:value="0.87259095118222285" table:style-name="ce47">
            <text:p>87,3%</text:p>
          </table:table-cell>
          <table:table-cell office:value-type="float" office:value="318555" table:style-name="ce46">
            <text:p>318.555</text:p>
          </table:table-cell>
          <table:table-cell office:value-type="percentage" office:value="0.80829981857626776" table:style-name="ce47">
            <text:p>80,8%</text:p>
          </table:table-cell>
          <table:table-cell office:value-type="float" office:value="229422" table:style-name="ce46">
            <text:p>229.422</text:p>
          </table:table-cell>
          <table:table-cell office:value-type="percentage" office:value="0.73330094418625469" table:style-name="ce47">
            <text:p>73,3%</text:p>
          </table:table-cell>
          <table:table-cell office:value-type="float" office:value="186210" table:style-name="ce46">
            <text:p>186.210</text:p>
          </table:table-cell>
          <table:table-cell office:value-type="percentage" office:value="0.73117865795477299" table:style-name="ce47">
            <text:p>73,1%</text:p>
          </table:table-cell>
          <table:table-cell office:value-type="float" office:value="152836" table:style-name="ce46">
            <text:p>152.836</text:p>
          </table:table-cell>
          <table:table-cell office:value-type="percentage" office:value="0.82943586682223969" table:style-name="ce47">
            <text:p>82,9%</text:p>
          </table:table-cell>
          <table:table-cell office:value-type="float" office:value="1674877" table:style-name="ce46">
            <text:p>1.674.877</text:p>
          </table:table-cell>
          <table:table-cell office:value-type="float" office:value="2033513" table:style-name="ce46">
            <text:p>2.033.513</text:p>
          </table:table-cell>
          <table:table-cell office:value-type="percentage" office:value="0.82363722287489682" table:style-name="ce47">
            <text:p>82,4%</text:p>
          </table:table-cell>
          <table:table-cell office:value-type="percentage" office:value="0.74625741132585599" table:style-name="ce47">
            <text:p>74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202" table:style-name="ce46">
            <text:p>42.202</text:p>
          </table:table-cell>
          <table:table-cell office:value-type="percentage" office:value="1" table:style-name="ce47">
            <text:p>100,0%</text:p>
          </table:table-cell>
          <table:table-cell office:value-type="float" office:value="56003" table:style-name="ce46">
            <text:p>56.003</text:p>
          </table:table-cell>
          <table:table-cell office:value-type="percentage" office:value="1" table:style-name="ce47">
            <text:p>100,0%</text:p>
          </table:table-cell>
          <table:table-cell office:value-type="float" office:value="76774" table:style-name="ce46">
            <text:p>76.774</text:p>
          </table:table-cell>
          <table:table-cell office:value-type="percentage" office:value="0.96867153689894903" table:style-name="ce47">
            <text:p>96,9%</text:p>
          </table:table-cell>
          <table:table-cell office:value-type="float" office:value="84574" table:style-name="ce46">
            <text:p>84.574</text:p>
          </table:table-cell>
          <table:table-cell office:value-type="percentage" office:value="0.9296911069583379" table:style-name="ce47">
            <text:p>93,0%</text:p>
          </table:table-cell>
          <table:table-cell office:value-type="float" office:value="88529" table:style-name="ce46">
            <text:p>88.529</text:p>
          </table:table-cell>
          <table:table-cell office:value-type="percentage" office:value="0.90905263590249108" table:style-name="ce47">
            <text:p>90,9%</text:p>
          </table:table-cell>
          <table:table-cell office:value-type="float" office:value="55779" table:style-name="ce46">
            <text:p>55.779</text:p>
          </table:table-cell>
          <table:table-cell office:value-type="percentage" office:value="0.83056374519789156" table:style-name="ce47">
            <text:p>83,1%</text:p>
          </table:table-cell>
          <table:table-cell office:value-type="float" office:value="42251" table:style-name="ce46">
            <text:p>42.251</text:p>
          </table:table-cell>
          <table:table-cell office:value-type="percentage" office:value="0.83051913588740589" table:style-name="ce47">
            <text:p>83,1%</text:p>
          </table:table-cell>
          <table:table-cell office:value-type="float" office:value="41152" table:style-name="ce46">
            <text:p>41.152</text:p>
          </table:table-cell>
          <table:table-cell office:value-type="percentage" office:value="0.90877371198904666" table:style-name="ce47">
            <text:p>90,9%</text:p>
          </table:table-cell>
          <table:table-cell office:value-type="float" office:value="487264" table:style-name="ce46">
            <text:p>487.264</text:p>
          </table:table-cell>
          <table:table-cell office:value-type="float" office:value="527062" table:style-name="ce46">
            <text:p>527.062</text:p>
          </table:table-cell>
          <table:table-cell office:value-type="percentage" office:value="0.92449085686313948" table:style-name="ce47">
            <text:p>92,4%</text:p>
          </table:table-cell>
          <table:table-cell office:value-type="percentage" office:value="0.83484935449880493" table:style-name="ce47">
            <text:p>83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7971" table:style-name="ce46">
            <text:p>227.971</text:p>
          </table:table-cell>
          <table:table-cell office:value-type="percentage" office:value="1" table:style-name="ce47">
            <text:p>100,0%</text:p>
          </table:table-cell>
          <table:table-cell office:value-type="float" office:value="250460" table:style-name="ce46">
            <text:p>250.460</text:p>
          </table:table-cell>
          <table:table-cell office:value-type="percentage" office:value="1" table:style-name="ce47">
            <text:p>100,0%</text:p>
          </table:table-cell>
          <table:table-cell office:value-type="float" office:value="322278" table:style-name="ce46">
            <text:p>322.278</text:p>
          </table:table-cell>
          <table:table-cell office:value-type="percentage" office:value="0.98482778852412423" table:style-name="ce47">
            <text:p>98,5%</text:p>
          </table:table-cell>
          <table:table-cell office:value-type="float" office:value="353088" table:style-name="ce46">
            <text:p>353.088</text:p>
          </table:table-cell>
          <table:table-cell office:value-type="percentage" office:value="0.92624664548809954" table:style-name="ce47">
            <text:p>92,6%</text:p>
          </table:table-cell>
          <table:table-cell office:value-type="float" office:value="320979" table:style-name="ce46">
            <text:p>320.979</text:p>
          </table:table-cell>
          <table:table-cell office:value-type="percentage" office:value="0.89110832255234562" table:style-name="ce47">
            <text:p>89,1%</text:p>
          </table:table-cell>
          <table:table-cell office:value-type="float" office:value="212849" table:style-name="ce46">
            <text:p>212.849</text:p>
          </table:table-cell>
          <table:table-cell office:value-type="percentage" office:value="0.82212188395609154" table:style-name="ce47">
            <text:p>82,2%</text:p>
          </table:table-cell>
          <table:table-cell office:value-type="float" office:value="173608" table:style-name="ce46">
            <text:p>173.608</text:p>
          </table:table-cell>
          <table:table-cell office:value-type="percentage" office:value="0.81976022174058805" table:style-name="ce47">
            <text:p>82,0%</text:p>
          </table:table-cell>
          <table:table-cell office:value-type="float" office:value="144000" table:style-name="ce46">
            <text:p>144.000</text:p>
          </table:table-cell>
          <table:table-cell office:value-type="percentage" office:value="0.85613384225733957" table:style-name="ce47">
            <text:p>85,6%</text:p>
          </table:table-cell>
          <table:table-cell office:value-type="float" office:value="2005233" table:style-name="ce46">
            <text:p>2.005.233</text:p>
          </table:table-cell>
          <table:table-cell office:value-type="float" office:value="2172149" table:style-name="ce46">
            <text:p>2.172.149</text:p>
          </table:table-cell>
          <table:table-cell office:value-type="percentage" office:value="0.92315628439853803" table:style-name="ce47">
            <text:p>92,3%</text:p>
          </table:table-cell>
          <table:table-cell office:value-type="percentage" office:value="0.84018764384708433" table:style-name="ce47">
            <text:p>84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7368" table:style-name="ce46">
            <text:p>137.368</text:p>
          </table:table-cell>
          <table:table-cell office:value-type="percentage" office:value="1" table:style-name="ce47">
            <text:p>100,0%</text:p>
          </table:table-cell>
          <table:table-cell office:value-type="float" office:value="158337" table:style-name="ce46">
            <text:p>158.337</text:p>
          </table:table-cell>
          <table:table-cell office:value-type="percentage" office:value="1" table:style-name="ce47">
            <text:p>100,0%</text:p>
          </table:table-cell>
          <table:table-cell office:value-type="float" office:value="219860" table:style-name="ce46">
            <text:p>219.860</text:p>
          </table:table-cell>
          <table:table-cell office:value-type="percentage" office:value="0.96417983756380798" table:style-name="ce47">
            <text:p>96,4%</text:p>
          </table:table-cell>
          <table:table-cell office:value-type="float" office:value="282535" table:style-name="ce46">
            <text:p>282.535</text:p>
          </table:table-cell>
          <table:table-cell office:value-type="percentage" office:value="0.90728532113921656" table:style-name="ce47">
            <text:p>90,7%</text:p>
          </table:table-cell>
          <table:table-cell office:value-type="float" office:value="281817" table:style-name="ce46">
            <text:p>281.817</text:p>
          </table:table-cell>
          <table:table-cell office:value-type="percentage" office:value="0.852232211708565" table:style-name="ce47">
            <text:p>85,2%</text:p>
          </table:table-cell>
          <table:table-cell office:value-type="float" office:value="201373" table:style-name="ce46">
            <text:p>201.373</text:p>
          </table:table-cell>
          <table:table-cell office:value-type="percentage" office:value="0.78126951980787662" table:style-name="ce47">
            <text:p>78,1%</text:p>
          </table:table-cell>
          <table:table-cell office:value-type="float" office:value="169233" table:style-name="ce46">
            <text:p>169.233</text:p>
          </table:table-cell>
          <table:table-cell office:value-type="percentage" office:value="0.77278165412435162" table:style-name="ce47">
            <text:p>77,3%</text:p>
          </table:table-cell>
          <table:table-cell office:value-type="float" office:value="149365" table:style-name="ce46">
            <text:p>149.365</text:p>
          </table:table-cell>
          <table:table-cell office:value-type="percentage" office:value="0.83999752553201057" table:style-name="ce47">
            <text:p>84,0%</text:p>
          </table:table-cell>
          <table:table-cell office:value-type="float" office:value="1599888" table:style-name="ce46">
            <text:p>1.599.888</text:p>
          </table:table-cell>
          <table:table-cell office:value-type="float" office:value="1816082" table:style-name="ce46">
            <text:p>1.816.082</text:p>
          </table:table-cell>
          <table:table-cell office:value-type="percentage" office:value="0.88095581587175031" table:style-name="ce47">
            <text:p>88,1%</text:p>
          </table:table-cell>
          <table:table-cell office:value-type="percentage" office:value="0.78094516600151509" table:style-name="ce47">
            <text:p>78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4963" table:style-name="ce46">
            <text:p>454.963</text:p>
          </table:table-cell>
          <table:table-cell office:value-type="percentage" office:value="1" table:style-name="ce47">
            <text:p>100,0%</text:p>
          </table:table-cell>
          <table:table-cell office:value-type="float" office:value="617465" table:style-name="ce46">
            <text:p>617.465</text:p>
          </table:table-cell>
          <table:table-cell office:value-type="percentage" office:value="0.97126008280166609" table:style-name="ce47">
            <text:p>97,1%</text:p>
          </table:table-cell>
          <table:table-cell office:value-type="float" office:value="794229" table:style-name="ce46">
            <text:p>794.229</text:p>
          </table:table-cell>
          <table:table-cell office:value-type="percentage" office:value="0.93166440660469874" table:style-name="ce47">
            <text:p>93,2%</text:p>
          </table:table-cell>
          <table:table-cell office:value-type="float" office:value="1032450" table:style-name="ce46">
            <text:p>1.032.450</text:p>
          </table:table-cell>
          <table:table-cell office:value-type="percentage" office:value="0.94081379550410471" table:style-name="ce47">
            <text:p>94,1%</text:p>
          </table:table-cell>
          <table:table-cell office:value-type="float" office:value="1144437" table:style-name="ce46">
            <text:p>1.144.437</text:p>
          </table:table-cell>
          <table:table-cell office:value-type="percentage" office:value="0.89722468307291869" table:style-name="ce47">
            <text:p>89,7%</text:p>
          </table:table-cell>
          <table:table-cell office:value-type="float" office:value="802677" table:style-name="ce46">
            <text:p>802.677</text:p>
          </table:table-cell>
          <table:table-cell office:value-type="percentage" office:value="0.83038873279069092" table:style-name="ce47">
            <text:p>83,0%</text:p>
          </table:table-cell>
          <table:table-cell office:value-type="float" office:value="666178" table:style-name="ce46">
            <text:p>666.178</text:p>
          </table:table-cell>
          <table:table-cell office:value-type="percentage" office:value="0.80354478444579269" table:style-name="ce47">
            <text:p>80,4%</text:p>
          </table:table-cell>
          <table:table-cell office:value-type="float" office:value="559876" table:style-name="ce46">
            <text:p>559.876</text:p>
          </table:table-cell>
          <table:table-cell office:value-type="percentage" office:value="0.83393931449901171" table:style-name="ce47">
            <text:p>83,4%</text:p>
          </table:table-cell>
          <table:table-cell office:value-type="float" office:value="6072275" table:style-name="ce46">
            <text:p>6.072.275</text:p>
          </table:table-cell>
          <table:table-cell office:value-type="float" office:value="6782414" table:style-name="ce46">
            <text:p>6.782.414</text:p>
          </table:table-cell>
          <table:table-cell office:value-type="percentage" office:value="0.89529701371812453" table:style-name="ce47">
            <text:p>89,5%</text:p>
          </table:table-cell>
          <table:table-cell office:value-type="percentage" office:value="0.79156234320521046" table:style-name="ce47">
            <text:p>79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3473" table:style-name="ce46">
            <text:p>293.473</text:p>
          </table:table-cell>
          <table:table-cell office:value-type="percentage" office:value="1" table:style-name="ce47">
            <text:p>100,0%</text:p>
          </table:table-cell>
          <table:table-cell office:value-type="float" office:value="433098" table:style-name="ce46">
            <text:p>433.098</text:p>
          </table:table-cell>
          <table:table-cell office:value-type="percentage" office:value="0.9848149967256058" table:style-name="ce47">
            <text:p>98,5%</text:p>
          </table:table-cell>
          <table:table-cell office:value-type="float" office:value="569734" table:style-name="ce46">
            <text:p>569.734</text:p>
          </table:table-cell>
          <table:table-cell office:value-type="percentage" office:value="0.95410456509361286" table:style-name="ce47">
            <text:p>95,4%</text:p>
          </table:table-cell>
          <table:table-cell office:value-type="float" office:value="714754" table:style-name="ce46">
            <text:p>714.754</text:p>
          </table:table-cell>
          <table:table-cell office:value-type="percentage" office:value="0.93763315037728123" table:style-name="ce47">
            <text:p>93,8%</text:p>
          </table:table-cell>
          <table:table-cell office:value-type="float" office:value="755302" table:style-name="ce46">
            <text:p>755.302</text:p>
          </table:table-cell>
          <table:table-cell office:value-type="percentage" office:value="0.89839578553221455" table:style-name="ce47">
            <text:p>89,8%</text:p>
          </table:table-cell>
          <table:table-cell office:value-type="float" office:value="515130" table:style-name="ce46">
            <text:p>515.130</text:p>
          </table:table-cell>
          <table:table-cell office:value-type="percentage" office:value="0.83908190141728334" table:style-name="ce47">
            <text:p>83,9%</text:p>
          </table:table-cell>
          <table:table-cell office:value-type="float" office:value="430404" table:style-name="ce46">
            <text:p>430.404</text:p>
          </table:table-cell>
          <table:table-cell office:value-type="percentage" office:value="0.83936556721980293" table:style-name="ce47">
            <text:p>83,9%</text:p>
          </table:table-cell>
          <table:table-cell office:value-type="float" office:value="378986" table:style-name="ce46">
            <text:p>378.986</text:p>
          </table:table-cell>
          <table:table-cell office:value-type="percentage" office:value="0.87572353842350081" table:style-name="ce47">
            <text:p>87,6%</text:p>
          </table:table-cell>
          <table:table-cell office:value-type="float" office:value="4090881" table:style-name="ce46">
            <text:p>4.090.881</text:p>
          </table:table-cell>
          <table:table-cell office:value-type="float" office:value="4492026" table:style-name="ce46">
            <text:p>4.492.026</text:p>
          </table:table-cell>
          <table:table-cell office:value-type="percentage" office:value="0.910698424274481" table:style-name="ce47">
            <text:p>91,1%</text:p>
          </table:table-cell>
          <table:table-cell office:value-type="percentage" office:value="0.8105497375196774" table:style-name="ce47">
            <text:p>81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7623" table:style-name="ce46">
            <text:p>77.623</text:p>
          </table:table-cell>
          <table:table-cell office:value-type="percentage" office:value="1" table:style-name="ce47">
            <text:p>100,0%</text:p>
          </table:table-cell>
          <table:table-cell office:value-type="float" office:value="95689" table:style-name="ce46">
            <text:p>95.689</text:p>
          </table:table-cell>
          <table:table-cell office:value-type="percentage" office:value="1" table:style-name="ce47">
            <text:p>100,0%</text:p>
          </table:table-cell>
          <table:table-cell office:value-type="float" office:value="132370" table:style-name="ce46">
            <text:p>132.370</text:p>
          </table:table-cell>
          <table:table-cell office:value-type="percentage" office:value="1.0128935991123695" table:style-name="ce47">
            <text:p>101,3%</text:p>
          </table:table-cell>
          <table:table-cell office:value-type="float" office:value="161198" table:style-name="ce46">
            <text:p>161.198</text:p>
          </table:table-cell>
          <table:table-cell office:value-type="percentage" office:value="0.95978041475889087" table:style-name="ce47">
            <text:p>96,0%</text:p>
          </table:table-cell>
          <table:table-cell office:value-type="float" office:value="145505" table:style-name="ce46">
            <text:p>145.505</text:p>
          </table:table-cell>
          <table:table-cell office:value-type="percentage" office:value="0.92363015437741214" table:style-name="ce47">
            <text:p>92,4%</text:p>
          </table:table-cell>
          <table:table-cell office:value-type="float" office:value="112239" table:style-name="ce46">
            <text:p>112.239</text:p>
          </table:table-cell>
          <table:table-cell office:value-type="percentage" office:value="0.86442753500408187" table:style-name="ce47">
            <text:p>86,4%</text:p>
          </table:table-cell>
          <table:table-cell office:value-type="float" office:value="92459" table:style-name="ce46">
            <text:p>92.459</text:p>
          </table:table-cell>
          <table:table-cell office:value-type="percentage" office:value="0.82181394770056704" table:style-name="ce47">
            <text:p>82,2%</text:p>
          </table:table-cell>
          <table:table-cell office:value-type="float" office:value="77748" table:style-name="ce46">
            <text:p>77.748</text:p>
          </table:table-cell>
          <table:table-cell office:value-type="percentage" office:value="0.90711593881622699" table:style-name="ce47">
            <text:p>90,7%</text:p>
          </table:table-cell>
          <table:table-cell office:value-type="float" office:value="894831" table:style-name="ce46">
            <text:p>894.831</text:p>
          </table:table-cell>
          <table:table-cell office:value-type="float" office:value="949890" table:style-name="ce46">
            <text:p>949.890</text:p>
          </table:table-cell>
          <table:table-cell office:value-type="percentage" office:value="0.94203644632536399" table:style-name="ce47">
            <text:p>94,2%</text:p>
          </table:table-cell>
          <table:table-cell office:value-type="percentage" office:value="0.8457767918495197" table:style-name="ce47">
            <text:p>84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1435" table:style-name="ce46">
            <text:p>241.435</text:p>
          </table:table-cell>
          <table:table-cell office:value-type="percentage" office:value="1" table:style-name="ce47">
            <text:p>100,0%</text:p>
          </table:table-cell>
          <table:table-cell office:value-type="float" office:value="291043" table:style-name="ce46">
            <text:p>291.043</text:p>
          </table:table-cell>
          <table:table-cell office:value-type="percentage" office:value="0.9967601519235314" table:style-name="ce47">
            <text:p>99,7%</text:p>
          </table:table-cell>
          <table:table-cell office:value-type="float" office:value="347171" table:style-name="ce46">
            <text:p>347.171</text:p>
          </table:table-cell>
          <table:table-cell office:value-type="percentage" office:value="0.98191285361148983" table:style-name="ce47">
            <text:p>98,2%</text:p>
          </table:table-cell>
          <table:table-cell office:value-type="float" office:value="391677" table:style-name="ce46">
            <text:p>391.677</text:p>
          </table:table-cell>
          <table:table-cell office:value-type="percentage" office:value="0.95717741935483869" table:style-name="ce47">
            <text:p>95,7%</text:p>
          </table:table-cell>
          <table:table-cell office:value-type="float" office:value="409479" table:style-name="ce46">
            <text:p>409.479</text:p>
          </table:table-cell>
          <table:table-cell office:value-type="percentage" office:value="0.92467205766455829" table:style-name="ce47">
            <text:p>92,5%</text:p>
          </table:table-cell>
          <table:table-cell office:value-type="float" office:value="265161" table:style-name="ce46">
            <text:p>265.161</text:p>
          </table:table-cell>
          <table:table-cell office:value-type="percentage" office:value="0.85924406509439466" table:style-name="ce47">
            <text:p>85,9%</text:p>
          </table:table-cell>
          <table:table-cell office:value-type="float" office:value="199855" table:style-name="ce46">
            <text:p>199.855</text:p>
          </table:table-cell>
          <table:table-cell office:value-type="percentage" office:value="0.86756930396506371" table:style-name="ce47">
            <text:p>86,8%</text:p>
          </table:table-cell>
          <table:table-cell office:value-type="float" office:value="172601" table:style-name="ce46">
            <text:p>172.601</text:p>
          </table:table-cell>
          <table:table-cell office:value-type="percentage" office:value="0.94140522733222798" table:style-name="ce47">
            <text:p>94,1%</text:p>
          </table:table-cell>
          <table:table-cell office:value-type="float" office:value="2318422" table:style-name="ce46">
            <text:p>2.318.422</text:p>
          </table:table-cell>
          <table:table-cell office:value-type="float" office:value="2456127" table:style-name="ce46">
            <text:p>2.456.127</text:p>
          </table:table-cell>
          <table:table-cell office:value-type="percentage" office:value="0.94393408809886459" table:style-name="ce47">
            <text:p>94,4%</text:p>
          </table:table-cell>
          <table:table-cell office:value-type="percentage" office:value="0.85966948424769996" table:style-name="ce47">
            <text:p>86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253" table:style-name="ce46">
            <text:p>23.253</text:p>
          </table:table-cell>
          <table:table-cell office:value-type="percentage" office:value="1" table:style-name="ce47">
            <text:p>100,0%</text:p>
          </table:table-cell>
          <table:table-cell office:value-type="float" office:value="28644" table:style-name="ce46">
            <text:p>28.644</text:p>
          </table:table-cell>
          <table:table-cell office:value-type="percentage" office:value="1" table:style-name="ce47">
            <text:p>100,0%</text:p>
          </table:table-cell>
          <table:table-cell office:value-type="float" office:value="37992" table:style-name="ce46">
            <text:p>37.992</text:p>
          </table:table-cell>
          <table:table-cell office:value-type="percentage" office:value="0.98389185269591339" table:style-name="ce47">
            <text:p>98,4%</text:p>
          </table:table-cell>
          <table:table-cell office:value-type="float" office:value="45211" table:style-name="ce46">
            <text:p>45.211</text:p>
          </table:table-cell>
          <table:table-cell office:value-type="percentage" office:value="0.95181052631578944" table:style-name="ce47">
            <text:p>95,2%</text:p>
          </table:table-cell>
          <table:table-cell office:value-type="float" office:value="47491" table:style-name="ce46">
            <text:p>47.491</text:p>
          </table:table-cell>
          <table:table-cell office:value-type="percentage" office:value="0.91816178176475138" table:style-name="ce47">
            <text:p>91,8%</text:p>
          </table:table-cell>
          <table:table-cell office:value-type="float" office:value="31451" table:style-name="ce46">
            <text:p>31.451</text:p>
          </table:table-cell>
          <table:table-cell office:value-type="percentage" office:value="0.84920077762177337" table:style-name="ce47">
            <text:p>84,9%</text:p>
          </table:table-cell>
          <table:table-cell office:value-type="float" office:value="24501" table:style-name="ce46">
            <text:p>24.501</text:p>
          </table:table-cell>
          <table:table-cell office:value-type="percentage" office:value="0.81220579460319564" table:style-name="ce47">
            <text:p>81,2%</text:p>
          </table:table-cell>
          <table:table-cell office:value-type="float" office:value="22736" table:style-name="ce46">
            <text:p>22.736</text:p>
          </table:table-cell>
          <table:table-cell office:value-type="percentage" office:value="0.87496632672695784" table:style-name="ce47">
            <text:p>87,5%</text:p>
          </table:table-cell>
          <table:table-cell office:value-type="float" office:value="261279" table:style-name="ce46">
            <text:p>261.279</text:p>
          </table:table-cell>
          <table:table-cell office:value-type="float" office:value="281479" table:style-name="ce46">
            <text:p>281.479</text:p>
          </table:table-cell>
          <table:table-cell office:value-type="percentage" office:value="0.92823620945079388" table:style-name="ce47">
            <text:p>92,8%</text:p>
          </table:table-cell>
          <table:table-cell office:value-type="percentage" office:value="0.82637202064672843" table:style-name="ce47">
            <text:p>82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2635" table:style-name="ce46">
            <text:p>372.635</text:p>
          </table:table-cell>
          <table:table-cell office:value-type="percentage" office:value="1" table:style-name="ce47">
            <text:p>100,0%</text:p>
          </table:table-cell>
          <table:table-cell office:value-type="float" office:value="511313" table:style-name="ce46">
            <text:p>511.313</text:p>
          </table:table-cell>
          <table:table-cell office:value-type="percentage" office:value="0.9701413528128261" table:style-name="ce47">
            <text:p>97,0%</text:p>
          </table:table-cell>
          <table:table-cell office:value-type="float" office:value="682859" table:style-name="ce46">
            <text:p>682.859</text:p>
          </table:table-cell>
          <table:table-cell office:value-type="percentage" office:value="0.94781236380191491" table:style-name="ce47">
            <text:p>94,8%</text:p>
          </table:table-cell>
          <table:table-cell office:value-type="float" office:value="942883" table:style-name="ce46">
            <text:p>942.883</text:p>
          </table:table-cell>
          <table:table-cell office:value-type="percentage" office:value="0.95263897575066259" table:style-name="ce47">
            <text:p>95,3%</text:p>
          </table:table-cell>
          <table:table-cell office:value-type="float" office:value="1032178" table:style-name="ce46">
            <text:p>1.032.178</text:p>
          </table:table-cell>
          <table:table-cell office:value-type="percentage" office:value="0.89286205497593929" table:style-name="ce47">
            <text:p>89,3%</text:p>
          </table:table-cell>
          <table:table-cell office:value-type="float" office:value="751098" table:style-name="ce46">
            <text:p>751.098</text:p>
          </table:table-cell>
          <table:table-cell office:value-type="percentage" office:value="0.83377144100421385" table:style-name="ce47">
            <text:p>83,4%</text:p>
          </table:table-cell>
          <table:table-cell office:value-type="float" office:value="603855" table:style-name="ce46">
            <text:p>603.855</text:p>
          </table:table-cell>
          <table:table-cell office:value-type="percentage" office:value="0.82094929420833462" table:style-name="ce47">
            <text:p>82,1%</text:p>
          </table:table-cell>
          <table:table-cell office:value-type="float" office:value="464539" table:style-name="ce46">
            <text:p>464.539</text:p>
          </table:table-cell>
          <table:table-cell office:value-type="percentage" office:value="0.81392402845428746" table:style-name="ce47">
            <text:p>81,4%</text:p>
          </table:table-cell>
          <table:table-cell office:value-type="float" office:value="5361360" table:style-name="ce46">
            <text:p>5.361.360</text:p>
          </table:table-cell>
          <table:table-cell office:value-type="float" office:value="5970908" table:style-name="ce46">
            <text:p>5.970.908</text:p>
          </table:table-cell>
          <table:table-cell office:value-type="percentage" office:value="0.89791368414988137" table:style-name="ce47">
            <text:p>89,8%</text:p>
          </table:table-cell>
          <table:table-cell office:value-type="percentage" office:value="0.79359036375704062" table:style-name="ce47">
            <text:p>79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3399" table:style-name="ce46">
            <text:p>73.399</text:p>
          </table:table-cell>
          <table:table-cell office:value-type="percentage" office:value="1" table:style-name="ce47">
            <text:p>100,0%</text:p>
          </table:table-cell>
          <table:table-cell office:value-type="float" office:value="102968" table:style-name="ce46">
            <text:p>102.968</text:p>
          </table:table-cell>
          <table:table-cell office:value-type="percentage" office:value="0.99082003810550223" table:style-name="ce47">
            <text:p>99,1%</text:p>
          </table:table-cell>
          <table:table-cell office:value-type="float" office:value="146152" table:style-name="ce46">
            <text:p>146.152</text:p>
          </table:table-cell>
          <table:table-cell office:value-type="percentage" office:value="0.95187604613751375" table:style-name="ce47">
            <text:p>95,2%</text:p>
          </table:table-cell>
          <table:table-cell office:value-type="float" office:value="207516" table:style-name="ce46">
            <text:p>207.516</text:p>
          </table:table-cell>
          <table:table-cell office:value-type="percentage" office:value="0.95145871446059893" table:style-name="ce47">
            <text:p>95,1%</text:p>
          </table:table-cell>
          <table:table-cell office:value-type="float" office:value="232001" table:style-name="ce46">
            <text:p>232.001</text:p>
          </table:table-cell>
          <table:table-cell office:value-type="percentage" office:value="0.91893230033113105" table:style-name="ce47">
            <text:p>91,9%</text:p>
          </table:table-cell>
          <table:table-cell office:value-type="float" office:value="168993" table:style-name="ce46">
            <text:p>168.993</text:p>
          </table:table-cell>
          <table:table-cell office:value-type="percentage" office:value="0.84889538563549238" table:style-name="ce47">
            <text:p>84,9%</text:p>
          </table:table-cell>
          <table:table-cell office:value-type="float" office:value="143299" table:style-name="ce46">
            <text:p>143.299</text:p>
          </table:table-cell>
          <table:table-cell office:value-type="percentage" office:value="0.82384629094107709" table:style-name="ce47">
            <text:p>82,4%</text:p>
          </table:table-cell>
          <table:table-cell office:value-type="float" office:value="123474" table:style-name="ce46">
            <text:p>123.474</text:p>
          </table:table-cell>
          <table:table-cell office:value-type="percentage" office:value="0.85380594125131382" table:style-name="ce47">
            <text:p>85,4%</text:p>
          </table:table-cell>
          <table:table-cell office:value-type="float" office:value="1197802" table:style-name="ce46">
            <text:p>1.197.802</text:p>
          </table:table-cell>
          <table:table-cell office:value-type="float" office:value="1317614" table:style-name="ce46">
            <text:p>1.317.614</text:p>
          </table:table-cell>
          <table:table-cell office:value-type="percentage" office:value="0.90906896860537301" table:style-name="ce47">
            <text:p>90,9%</text:p>
          </table:table-cell>
          <table:table-cell office:value-type="percentage" office:value="0.79163373155082761" table:style-name="ce47">
            <text:p>79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200" table:style-name="ce46">
            <text:p>42.200</text:p>
          </table:table-cell>
          <table:table-cell office:value-type="percentage" office:value="1" table:style-name="ce47">
            <text:p>100,0%</text:p>
          </table:table-cell>
          <table:table-cell office:value-type="float" office:value="55850" table:style-name="ce46">
            <text:p>55.850</text:p>
          </table:table-cell>
          <table:table-cell office:value-type="percentage" office:value="0.98605225988700562" table:style-name="ce47">
            <text:p>98,6%</text:p>
          </table:table-cell>
          <table:table-cell office:value-type="float" office:value="72081" table:style-name="ce46">
            <text:p>72.081</text:p>
          </table:table-cell>
          <table:table-cell office:value-type="percentage" office:value="0.9525703713492798" table:style-name="ce47">
            <text:p>95,3%</text:p>
          </table:table-cell>
          <table:table-cell office:value-type="float" office:value="92001" table:style-name="ce46">
            <text:p>92.001</text:p>
          </table:table-cell>
          <table:table-cell office:value-type="percentage" office:value="0.94168764969600194" table:style-name="ce47">
            <text:p>94,2%</text:p>
          </table:table-cell>
          <table:table-cell office:value-type="float" office:value="95685" table:style-name="ce46">
            <text:p>95.685</text:p>
          </table:table-cell>
          <table:table-cell office:value-type="percentage" office:value="0.90505377259442132" table:style-name="ce47">
            <text:p>90,5%</text:p>
          </table:table-cell>
          <table:table-cell office:value-type="float" office:value="64800" table:style-name="ce46">
            <text:p>64.800</text:p>
          </table:table-cell>
          <table:table-cell office:value-type="percentage" office:value="0.84453075108498743" table:style-name="ce47">
            <text:p>84,5%</text:p>
          </table:table-cell>
          <table:table-cell office:value-type="float" office:value="58234" table:style-name="ce46">
            <text:p>58.234</text:p>
          </table:table-cell>
          <table:table-cell office:value-type="percentage" office:value="0.84639981395889652" table:style-name="ce47">
            <text:p>84,6%</text:p>
          </table:table-cell>
          <table:table-cell office:value-type="float" office:value="51145" table:style-name="ce46">
            <text:p>51.145</text:p>
          </table:table-cell>
          <table:table-cell office:value-type="percentage" office:value="0.88915352653813395" table:style-name="ce47">
            <text:p>88,9%</text:p>
          </table:table-cell>
          <table:table-cell office:value-type="float" office:value="531996" table:style-name="ce46">
            <text:p>531.996</text:p>
          </table:table-cell>
          <table:table-cell office:value-type="float" office:value="580174" table:style-name="ce46">
            <text:p>580.174</text:p>
          </table:table-cell>
          <table:table-cell office:value-type="percentage" office:value="0.91695939494013867" table:style-name="ce47">
            <text:p>91,7%</text:p>
          </table:table-cell>
          <table:table-cell office:value-type="percentage" office:value="0.80892992363765748" table:style-name="ce47">
            <text:p>80,9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2517" table:style-name="ce46">
            <text:p>162.517</text:p>
          </table:table-cell>
          <table:table-cell office:value-type="percentage" office:value="1.018749294785803" table:style-name="ce47">
            <text:p>101,9%</text:p>
          </table:table-cell>
          <table:table-cell office:value-type="float" office:value="212924" table:style-name="ce46">
            <text:p>212.924</text:p>
          </table:table-cell>
          <table:table-cell office:value-type="percentage" office:value="0.98409177042603735" table:style-name="ce47">
            <text:p>98,4%</text:p>
          </table:table-cell>
          <table:table-cell office:value-type="float" office:value="274904" table:style-name="ce46">
            <text:p>274.904</text:p>
          </table:table-cell>
          <table:table-cell office:value-type="percentage" office:value="0.9674165883665361" table:style-name="ce47">
            <text:p>96,7%</text:p>
          </table:table-cell>
          <table:table-cell office:value-type="float" office:value="323443" table:style-name="ce46">
            <text:p>323.443</text:p>
          </table:table-cell>
          <table:table-cell office:value-type="percentage" office:value="0.9584433440899407" table:style-name="ce47">
            <text:p>95,8%</text:p>
          </table:table-cell>
          <table:table-cell office:value-type="float" office:value="321390" table:style-name="ce46">
            <text:p>321.390</text:p>
          </table:table-cell>
          <table:table-cell office:value-type="percentage" office:value="0.92336466856670041" table:style-name="ce47">
            <text:p>92,3%</text:p>
          </table:table-cell>
          <table:table-cell office:value-type="float" office:value="205806" table:style-name="ce46">
            <text:p>205.806</text:p>
          </table:table-cell>
          <table:table-cell office:value-type="percentage" office:value="0.86605929261262016" table:style-name="ce47">
            <text:p>86,6%</text:p>
          </table:table-cell>
          <table:table-cell office:value-type="float" office:value="169365" table:style-name="ce46">
            <text:p>169.365</text:p>
          </table:table-cell>
          <table:table-cell office:value-type="percentage" office:value="0.85016188540019577" table:style-name="ce47">
            <text:p>85,0%</text:p>
          </table:table-cell>
          <table:table-cell office:value-type="float" office:value="153298" table:style-name="ce46">
            <text:p>153.298</text:p>
          </table:table-cell>
          <table:table-cell office:value-type="percentage" office:value="0.8870539356660514" table:style-name="ce47">
            <text:p>88,7%</text:p>
          </table:table-cell>
          <table:table-cell office:value-type="float" office:value="1823647" table:style-name="ce46">
            <text:p>1.823.647</text:p>
          </table:table-cell>
          <table:table-cell office:value-type="float" office:value="1955253" table:style-name="ce46">
            <text:p>1.955.253</text:p>
          </table:table-cell>
          <table:table-cell office:value-type="percentage" office:value="0.93269106350942821" table:style-name="ce47">
            <text:p>93,3%</text:p>
          </table:table-cell>
          <table:table-cell office:value-type="percentage" office:value="0.83427436104355723" table:style-name="ce47">
            <text:p>83,4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483" table:style-name="ce46">
            <text:p>2.483</text:p>
          </table:table-cell>
          <table:table-cell office:value-type="percentage" office:value="0.87522030313711663" table:style-name="ce47">
            <text:p>87,5%</text:p>
          </table:table-cell>
          <table:table-cell office:value-type="float" office:value="4059" table:style-name="ce46">
            <text:p>4.059</text:p>
          </table:table-cell>
          <table:table-cell office:value-type="percentage" office:value="0.92166212534059944" table:style-name="ce47">
            <text:p>92,2%</text:p>
          </table:table-cell>
          <table:table-cell office:value-type="float" office:value="7911" table:style-name="ce46">
            <text:p>7.911</text:p>
          </table:table-cell>
          <table:table-cell office:value-type="percentage" office:value="0.9498139032296794" table:style-name="ce47">
            <text:p>95,0%</text:p>
          </table:table-cell>
          <table:table-cell office:value-type="float" office:value="10823" table:style-name="ce46">
            <text:p>10.823</text:p>
          </table:table-cell>
          <table:table-cell office:value-type="percentage" office:value="0.93648870814225149" table:style-name="ce47">
            <text:p>93,6%</text:p>
          </table:table-cell>
          <table:table-cell office:value-type="float" office:value="11304" table:style-name="ce46">
            <text:p>11.304</text:p>
          </table:table-cell>
          <table:table-cell office:value-type="percentage" office:value="0.91478514202476324" table:style-name="ce47">
            <text:p>91,5%</text:p>
          </table:table-cell>
          <table:table-cell office:value-type="float" office:value="9273" table:style-name="ce46">
            <text:p>9.273</text:p>
          </table:table-cell>
          <table:table-cell office:value-type="percentage" office:value="0.81349241161505392" table:style-name="ce47">
            <text:p>81,3%</text:p>
          </table:table-cell>
          <table:table-cell office:value-type="float" office:value="8986" table:style-name="ce46">
            <text:p>8.986</text:p>
          </table:table-cell>
          <table:table-cell office:value-type="percentage" office:value="0.82705936493327192" table:style-name="ce47">
            <text:p>82,7%</text:p>
          </table:table-cell>
          <table:table-cell office:value-type="float" office:value="8498" table:style-name="ce46">
            <text:p>8.498</text:p>
          </table:table-cell>
          <table:table-cell office:value-type="percentage" office:value="0.91563409115397043" table:style-name="ce47">
            <text:p>91,6%</text:p>
          </table:table-cell>
          <table:table-cell office:value-type="float" office:value="63337" table:style-name="ce46">
            <text:p>63.337</text:p>
          </table:table-cell>
          <table:table-cell office:value-type="float" office:value="71029" table:style-name="ce46">
            <text:p>71.029</text:p>
          </table:table-cell>
          <table:table-cell office:value-type="percentage" office:value="0.89170620450801785" table:style-name="ce47">
            <text:p>89,2%</text:p>
          </table:table-cell>
          <table:table-cell office:value-type="percentage" office:value="0.75837254690661782" table:style-name="ce47">
            <text:p>75,8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050" table:style-name="ce46">
            <text:p>2.050</text:p>
          </table:table-cell>
          <table:table-cell office:value-type="percentage" office:value="0.8164078056551175" table:style-name="ce47">
            <text:p>81,6%</text:p>
          </table:table-cell>
          <table:table-cell office:value-type="float" office:value="3362" table:style-name="ce46">
            <text:p>3.362</text:p>
          </table:table-cell>
          <table:table-cell office:value-type="percentage" office:value="0.88403891664475409" table:style-name="ce47">
            <text:p>88,4%</text:p>
          </table:table-cell>
          <table:table-cell office:value-type="float" office:value="7359" table:style-name="ce46">
            <text:p>7.359</text:p>
          </table:table-cell>
          <table:table-cell office:value-type="percentage" office:value="0.91930043722673327" table:style-name="ce47">
            <text:p>91,9%</text:p>
          </table:table-cell>
          <table:table-cell office:value-type="float" office:value="9972" table:style-name="ce46">
            <text:p>9.972</text:p>
          </table:table-cell>
          <table:table-cell office:value-type="percentage" office:value="0.92324784742153509" table:style-name="ce47">
            <text:p>92,3%</text:p>
          </table:table-cell>
          <table:table-cell office:value-type="float" office:value="10436" table:style-name="ce46">
            <text:p>10.436</text:p>
          </table:table-cell>
          <table:table-cell office:value-type="percentage" office:value="0.95541517898013362" table:style-name="ce47">
            <text:p>95,5%</text:p>
          </table:table-cell>
          <table:table-cell office:value-type="float" office:value="8894" table:style-name="ce46">
            <text:p>8.894</text:p>
          </table:table-cell>
          <table:table-cell office:value-type="percentage" office:value="0.81208911614317014" table:style-name="ce47">
            <text:p>81,2%</text:p>
          </table:table-cell>
          <table:table-cell office:value-type="float" office:value="8848" table:style-name="ce46">
            <text:p>8.848</text:p>
          </table:table-cell>
          <table:table-cell office:value-type="percentage" office:value="0.75682148661363446" table:style-name="ce47">
            <text:p>75,7%</text:p>
          </table:table-cell>
          <table:table-cell office:value-type="float" office:value="8117" table:style-name="ce46">
            <text:p>8.117</text:p>
          </table:table-cell>
          <table:table-cell office:value-type="percentage" office:value="0.84728601252609603" table:style-name="ce47">
            <text:p>84,7%</text:p>
          </table:table-cell>
          <table:table-cell office:value-type="float" office:value="59038" table:style-name="ce46">
            <text:p>59.038</text:p>
          </table:table-cell>
          <table:table-cell office:value-type="float" office:value="68266" table:style-name="ce46">
            <text:p>68.266</text:p>
          </table:table-cell>
          <table:table-cell office:value-type="percentage" office:value="0.86482289866111972" table:style-name="ce47">
            <text:p>86,5%</text:p>
          </table:table-cell>
          <table:table-cell office:value-type="percentage" office:value="0.7026493061341077" table:style-name="ce47">
            <text:p>70,3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22" table:style-name="ce46">
            <text:p>22</text:p>
          </table:table-cell>
          <table:table-cell office:value-type="string" table:style-name="ce47">
            <text:p>-</text:p>
          </table:table-cell>
          <table:table-cell office:value-type="float" office:value="19" table:style-name="ce46">
            <text:p>19</text:p>
          </table:table-cell>
          <table:table-cell office:value-type="string" table:style-name="ce47">
            <text:p>-</text:p>
          </table:table-cell>
          <table:table-cell office:value-type="float" office:value="3606" table:style-name="ce46">
            <text:p>3.606</text:p>
          </table:table-cell>
          <table:table-cell office:value-type="string" table:style-name="ce47">
            <text:p>-</text:p>
          </table:table-cell>
          <table:table-cell office:value-type="float" office:value="9524" table:style-name="ce46">
            <text:p>9.524</text:p>
          </table:table-cell>
          <table:table-cell office:value-type="string" table:style-name="ce47">
            <text:p>-</text:p>
          </table:table-cell>
          <table:table-cell office:value-type="float" office:value="22194" table:style-name="ce46">
            <text:p>22.194</text:p>
          </table:table-cell>
          <table:table-cell office:value-type="string" table:style-name="ce47">
            <text:p>-</text:p>
          </table:table-cell>
          <table:table-cell office:value-type="float" office:value="31976" table:style-name="ce46">
            <text:p>31.976</text:p>
          </table:table-cell>
          <table:table-cell office:value-type="string" table:style-name="ce47">
            <text:p>-</text:p>
          </table:table-cell>
          <table:table-cell office:value-type="float" office:value="23936" table:style-name="ce46">
            <text:p>23.936</text:p>
          </table:table-cell>
          <table:table-cell office:value-type="string" table:style-name="ce47">
            <text:p>-</text:p>
          </table:table-cell>
          <table:table-cell office:value-type="float" office:value="1261" table:style-name="ce46">
            <text:p>1.261</text:p>
          </table:table-cell>
          <table:table-cell office:value-type="string" table:style-name="ce47">
            <text:p>-</text:p>
          </table:table-cell>
          <table:table-cell office:value-type="float" office:value="92538" table:style-name="ce46">
            <text:p>92.538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56">
            <text:p>Sanidad Exterior</text:p>
          </table:table-cell>
          <table:table-cell office:value-type="float" office:value="30" table:style-name="ce49">
            <text:p>30</text:p>
          </table:table-cell>
          <table:table-cell office:value-type="string" table:style-name="ce50">
            <text:p>-</text:p>
          </table:table-cell>
          <table:table-cell office:value-type="float" office:value="48" table:style-name="ce49">
            <text:p>48</text:p>
          </table:table-cell>
          <table:table-cell office:value-type="string" table:style-name="ce50">
            <text:p>-</text:p>
          </table:table-cell>
          <table:table-cell office:value-type="float" office:value="281" table:style-name="ce49">
            <text:p>281</text:p>
          </table:table-cell>
          <table:table-cell office:value-type="string" table:style-name="ce50">
            <text:p>-</text:p>
          </table:table-cell>
          <table:table-cell office:value-type="float" office:value="868" table:style-name="ce49">
            <text:p>868</text:p>
          </table:table-cell>
          <table:table-cell office:value-type="string" table:style-name="ce50">
            <text:p>-</text:p>
          </table:table-cell>
          <table:table-cell office:value-type="float" office:value="1797" table:style-name="ce49">
            <text:p>1.797</text:p>
          </table:table-cell>
          <table:table-cell office:value-type="string" table:style-name="ce50">
            <text:p>-</text:p>
          </table:table-cell>
          <table:table-cell office:value-type="float" office:value="2209" table:style-name="ce49">
            <text:p>2.209</text:p>
          </table:table-cell>
          <table:table-cell office:value-type="string" table:style-name="ce50">
            <text:p>-</text:p>
          </table:table-cell>
          <table:table-cell office:value-type="float" office:value="1977" table:style-name="ce49">
            <text:p>1.977</text:p>
          </table:table-cell>
          <table:table-cell office:value-type="string" table:style-name="ce50">
            <text:p>-</text:p>
          </table:table-cell>
          <table:table-cell office:value-type="float" office:value="241" table:style-name="ce49">
            <text:p>241</text:p>
          </table:table-cell>
          <table:table-cell office:value-type="string" table:style-name="ce50">
            <text:p>-</text:p>
          </table:table-cell>
          <table:table-cell office:value-type="float" office:value="7451" table:style-name="ce49">
            <text:p>7.451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0" table:style-name="ce29"/>
          <table:table-cell table:number-columns-repeated="16343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16394" table:style-name="ce53">
            <text:p>2.916.394</text:p>
          </table:table-cell>
          <table:table-cell office:value-type="percentage" office:value="1" table:style-name="ce54">
            <text:p>100,0%</text:p>
          </table:table-cell>
          <table:table-cell office:value-type="float" office:value="3937302" table:style-name="ce53">
            <text:p>3.937.302</text:p>
          </table:table-cell>
          <table:table-cell office:value-type="percentage" office:value="0.9851064431327935" table:style-name="ce54">
            <text:p>98,5%</text:p>
          </table:table-cell>
          <table:table-cell office:value-type="float" office:value="5261106" table:style-name="ce53">
            <text:p>5.261.106</text:p>
          </table:table-cell>
          <table:table-cell office:value-type="percentage" office:value="0.95523434634672433" table:style-name="ce54">
            <text:p>95,5%</text:p>
          </table:table-cell>
          <table:table-cell office:value-type="float" office:value="6692223" table:style-name="ce53">
            <text:p>6.692.223</text:p>
          </table:table-cell>
          <table:table-cell office:value-type="percentage" office:value="0.93863835211342284" table:style-name="ce54">
            <text:p>93,9%</text:p>
          </table:table-cell>
          <table:table-cell office:value-type="float" office:value="7007914" table:style-name="ce53">
            <text:p>7.007.914</text:p>
          </table:table-cell>
          <table:table-cell office:value-type="percentage" office:value="0.89651863011090971" table:style-name="ce54">
            <text:p>89,7%</text:p>
          </table:table-cell>
          <table:table-cell office:value-type="float" office:value="4957805" table:style-name="ce53">
            <text:p>4.957.805</text:p>
          </table:table-cell>
          <table:table-cell office:value-type="percentage" office:value="0.83436356659856414" table:style-name="ce54">
            <text:p>83,4%</text:p>
          </table:table-cell>
          <table:table-cell office:value-type="float" office:value="4054724" table:style-name="ce53">
            <text:p>4.054.724</text:p>
          </table:table-cell>
          <table:table-cell office:value-type="percentage" office:value="0.82336024919765138" table:style-name="ce54">
            <text:p>82,3%</text:p>
          </table:table-cell>
          <table:table-cell office:value-type="float" office:value="3426178" table:style-name="ce53">
            <text:p>3.426.178</text:p>
          </table:table-cell>
          <table:table-cell office:value-type="percentage" office:value="0.85999264049205293" table:style-name="ce54">
            <text:p>86,0%</text:p>
          </table:table-cell>
          <table:table-cell office:value-type="float" office:value="38253646" table:style-name="ce53">
            <text:p>38.253.646</text:p>
          </table:table-cell>
          <table:table-cell office:value-type="float" office:value="42185033" table:style-name="ce53">
            <text:p>42.185.033</text:p>
          </table:table-cell>
          <table:table-cell office:value-type="percentage" office:value="0.90680611770530084" table:style-name="ce54">
            <text:p>90,7%</text:p>
          </table:table-cell>
          <table:table-cell office:value-type="percentage" office:value="0.8070611308154737" table:style-name="ce54">
            <text:p>80,7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Dosis_refuerzo" table:style-name="ta1">
        <table:table-column table:style-name="co4" table:default-cell-style-name="ce1"/>
        <table:table-column table:style-name="co9" table:default-cell-style-name="ce1"/>
        <table:table-column table:style-name="co4" table:default-cell-style-name="ce1"/>
        <table:table-column table:style-name="co10" table:default-cell-style-name="ce1"/>
        <table:table-column table:style-name="co4" table:default-cell-style-name="ce1"/>
        <table:table-column table:style-name="co9" table:default-cell-style-name="ce1"/>
        <table:table-column table:style-name="co4" table:default-cell-style-name="ce1"/>
        <table:table-column table:style-name="co9" table:default-cell-style-name="ce1"/>
        <table:table-column table:style-name="co4" table:default-cell-style-name="ce1"/>
        <table:table-column table:style-name="co11" table:default-cell-style-name="ce1"/>
        <table:table-column table:style-name="co4" table:number-columns-repeated="16374" table:default-cell-style-name="ce1"/>
        <table:table-row table:style-name="ro10">
          <table:table-cell table:number-columns-spanned="1" table:number-rows-spanned="2" table:style-name="ce68"/>
          <table:table-cell office:value-type="string" table:number-columns-spanned="2" table:number-rows-spanned="1" table:style-name="ce69">
            <text:p><text:s/>Mayores de 70 años</text:p>
          </table:table-cell>
          <table:covered-table-cell/>
          <table:table-cell office:value-type="string" table:number-columns-spanned="2" table:number-rows-spanned="1" table:style-name="ce69">
            <text:p>60-69 años</text:p>
          </table:table-cell>
          <table:covered-table-cell/>
          <table:table-cell office:value-type="string" table:number-columns-spanned="2" table:number-rows-spanned="1" table:style-name="ce69">
            <text:p>50-59 años</text:p>
          </table:table-cell>
          <table:covered-table-cell/>
          <table:table-cell office:value-type="string" table:number-columns-spanned="2" table:number-rows-spanned="1" table:style-name="ce69">
            <text:p>40-49 años</text:p>
          </table:table-cell>
          <table:covered-table-cell/>
          <table:table-cell office:value-type="string" table:number-columns-spanned="2" table:number-rows-spanned="1" table:style-name="ce69">
            <text:p>30-39 años</text:p>
          </table:table-cell>
          <table:covered-table-cell/>
          <table:table-cell office:value-type="string" table:number-columns-spanned="2" table:number-rows-spanned="1" table:style-name="ce70">
            <text:p>20-29 años</text:p>
          </table:table-cell>
          <table:covered-table-cell/>
          <table:table-cell office:value-type="string" table:number-columns-spanned="2" table:number-rows-spanned="1" table:style-name="ce71">
            <text:p><text:s/>Janssen</text:p>
          </table:table-cell>
          <table:covered-table-cell/>
          <table:table-cell office:value-type="string" table:number-columns-spanned="2" table:number-rows-spanned="1" table:style-name="ce71">
            <text:p>Astrazeneca</text:p>
          </table:table-cell>
          <table:covered-table-cell/>
          <table:table-cell table:number-columns-repeated="16367"/>
        </table:table-row>
        <table:table-row table:style-name="ro11">
          <table:covered-table-cell/>
          <table:table-cell office:value-type="string" table:style-name="ce57">
            <text:p>Nº Personas &gt; 70 años con <text:s/>dosis de recuerdo</text:p>
          </table:table-cell>
          <table:table-cell office:value-type="string" table:style-name="ce57">
            <text:p>% Dosis de recuerdo en &gt; 70 años</text:p>
          </table:table-cell>
          <table:table-cell office:value-type="string" table:style-name="ce57">
            <text:p>Nº Personas 60-69 años con <text:s/>dosis de recuerdo</text:p>
          </table:table-cell>
          <table:table-cell office:value-type="string" table:style-name="ce57">
            <text:p>% Dosis de recuerdo en 60-69 años</text:p>
          </table:table-cell>
          <table:table-cell office:value-type="string" table:style-name="ce57">
            <text:p>Nº Personas 50-59 años con <text:s/>dosis de recuerdo</text:p>
          </table:table-cell>
          <table:table-cell office:value-type="string" table:style-name="ce57">
            <text:p>% Dosis de recuerdo en 50-59 años</text:p>
          </table:table-cell>
          <table:table-cell office:value-type="string" table:style-name="ce57">
            <text:p>Nº Personas 40-49 años con <text:s/>dosis de recuerdo</text:p>
          </table:table-cell>
          <table:table-cell office:value-type="string" table:style-name="ce57">
            <text:p>% Dosis de recuerdo en 40-49 años</text:p>
          </table:table-cell>
          <table:table-cell office:value-type="string" table:style-name="ce57">
            <text:p>Nº Personas 30-39 años con <text:s/>dosis de recuerdo</text:p>
          </table:table-cell>
          <table:table-cell office:value-type="string" table:style-name="ce57">
            <text:p>% Dosis de recuerdo en 30-39 años</text:p>
          </table:table-cell>
          <table:table-cell office:value-type="string" table:style-name="ce57">
            <text:p>Nº Personas 20-29 años con <text:s/>dosis de recuerdo</text:p>
          </table:table-cell>
          <table:table-cell office:value-type="string" table:style-name="ce57">
            <text:p>% Dosis de recuerdo en 20-29 años</text:p>
          </table:table-cell>
          <table:table-cell office:value-type="string" table:style-name="ce57">
            <text:p>Nº Personas vacunadas con Dosis Adicionales</text:p>
          </table:table-cell>
          <table:table-cell office:value-type="string" table:style-name="ce58">
            <text:p>% Dosis Adicionales en vacunados con Janssen</text:p>
          </table:table-cell>
          <table:table-cell office:value-type="string" table:style-name="ce57">
            <text:p>Nº Personas vacunadas con Dosis Adicionales</text:p>
          </table:table-cell>
          <table:table-cell office:value-type="string" table:style-name="ce58">
            <text:p>% Dosis Adicionales en vacunados con Astrazeneca</text:p>
          </table:table-cell>
          <table:table-cell table:number-columns-repeated="16367"/>
        </table:table-row>
        <table:table-row table:style-name="ro5">
          <table:table-cell office:value-type="string" table:style-name="ce59">
            <text:p>Andalucía</text:p>
          </table:table-cell>
          <table:table-cell office:value-type="float" office:value="983362" table:style-name="ce60">
            <text:p>983.362</text:p>
          </table:table-cell>
          <table:table-cell office:value-type="percentage" office:value="0.90843433596925582" table:style-name="ce61">
            <text:p>90,8%</text:p>
          </table:table-cell>
          <table:table-cell office:value-type="float" office:value="819370" table:style-name="ce60">
            <text:p>819.370</text:p>
          </table:table-cell>
          <table:table-cell office:value-type="percentage" office:value="0.88167440338995451" table:style-name="ce61">
            <text:p>88,2%</text:p>
          </table:table-cell>
          <table:table-cell office:value-type="float" office:value="630691" table:style-name="ce60">
            <text:p>630.691</text:p>
          </table:table-cell>
          <table:table-cell office:value-type="percentage" office:value="0.51810348580924948" table:style-name="ce61">
            <text:p>51,8%</text:p>
          </table:table-cell>
          <table:table-cell office:value-type="float" office:value="297582" table:style-name="ce60">
            <text:p>297.582</text:p>
          </table:table-cell>
          <table:table-cell office:value-type="percentage" office:value="0.23655749863470404" table:style-name="ce61">
            <text:p>23,7%</text:p>
          </table:table-cell>
          <table:table-cell office:value-type="float" office:value="94604" table:style-name="ce60">
            <text:p>94.604</text:p>
          </table:table-cell>
          <table:table-cell office:value-type="percentage" office:value="0.10075284540204117" table:style-name="ce61">
            <text:p>10,1%</text:p>
          </table:table-cell>
          <table:table-cell office:value-type="float" office:value="61068" table:style-name="ce60">
            <text:p>61.068</text:p>
          </table:table-cell>
          <table:table-cell office:value-type="percentage" office:value="7.8464628087068139E-2" table:style-name="ce61">
            <text:p>7,8%</text:p>
          </table:table-cell>
          <table:table-cell office:value-type="float" office:value="180829" table:style-name="ce60">
            <text:p>180.829</text:p>
          </table:table-cell>
          <table:table-cell office:value-type="percentage" office:value="0.56764859146529045" table:style-name="ce44">
            <text:p>56,8%</text:p>
          </table:table-cell>
          <table:table-cell office:value-type="float" office:value="600890" table:style-name="ce60">
            <text:p>600.890</text:p>
          </table:table-cell>
          <table:table-cell office:value-type="percentage" office:value="0.69377623063911831" table:style-name="ce44">
            <text:p>69,4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Aragón</text:p>
          </table:table-cell>
          <table:table-cell office:value-type="float" office:value="199580" table:style-name="ce7">
            <text:p>199.580</text:p>
          </table:table-cell>
          <table:table-cell office:value-type="percentage" office:value="0.90897083805854251" table:style-name="ce47">
            <text:p>90,9%</text:p>
          </table:table-cell>
          <table:table-cell office:value-type="float" office:value="136018" table:style-name="ce7">
            <text:p>136.018</text:p>
          </table:table-cell>
          <table:table-cell office:value-type="percentage" office:value="0.88217401173914456" table:style-name="ce47">
            <text:p>88,2%</text:p>
          </table:table-cell>
          <table:table-cell office:value-type="float" office:value="109670" table:style-name="ce7">
            <text:p>109.670</text:p>
          </table:table-cell>
          <table:table-cell office:value-type="percentage" office:value="0.58871526193454182" table:style-name="ce47">
            <text:p>58,9%</text:p>
          </table:table-cell>
          <table:table-cell office:value-type="float" office:value="68151" table:style-name="ce7">
            <text:p>68.151</text:p>
          </table:table-cell>
          <table:table-cell office:value-type="percentage" office:value="0.36043854917018375" table:style-name="ce47">
            <text:p>36,0%</text:p>
          </table:table-cell>
          <table:table-cell office:value-type="float" office:value="22937" table:style-name="ce7">
            <text:p>22.937</text:p>
          </table:table-cell>
          <table:table-cell office:value-type="percentage" office:value="0.17967538266305286" table:style-name="ce47">
            <text:p>18,0%</text:p>
          </table:table-cell>
          <table:table-cell office:value-type="float" office:value="17097" table:style-name="ce7">
            <text:p>17.097</text:p>
          </table:table-cell>
          <table:table-cell office:value-type="percentage" office:value="0.1614722049073497" table:style-name="ce47">
            <text:p>16,1%</text:p>
          </table:table-cell>
          <table:table-cell office:value-type="float" office:value="34305" table:style-name="ce7">
            <text:p>34.305</text:p>
          </table:table-cell>
          <table:table-cell office:value-type="percentage" office:value="0.58391489361702131" table:style-name="ce47">
            <text:p>58,4%</text:p>
          </table:table-cell>
          <table:table-cell office:value-type="float" office:value="112215" table:style-name="ce7">
            <text:p>112.215</text:p>
          </table:table-cell>
          <table:table-cell office:value-type="percentage" office:value="0.82936076805392345" table:style-name="ce47">
            <text:p>82,9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Asturias<text:s/></text:p>
          </table:table-cell>
          <table:table-cell office:value-type="float" office:value="190777" table:style-name="ce7">
            <text:p>190.777</text:p>
          </table:table-cell>
          <table:table-cell office:value-type="percentage" office:value="0.94234131884415906" table:style-name="ce47">
            <text:p>94,2%</text:p>
          </table:table-cell>
          <table:table-cell office:value-type="float" office:value="140191" table:style-name="ce7">
            <text:p>140.191</text:p>
          </table:table-cell>
          <table:table-cell office:value-type="percentage" office:value="0.94796667703501347" table:style-name="ce47">
            <text:p>94,8%</text:p>
          </table:table-cell>
          <table:table-cell office:value-type="float" office:value="139719" table:style-name="ce7">
            <text:p>139.719</text:p>
          </table:table-cell>
          <table:table-cell office:value-type="percentage" office:value="0.91296932787935026" table:style-name="ce47">
            <text:p>91,3%</text:p>
          </table:table-cell>
          <table:table-cell office:value-type="float" office:value="116410" table:style-name="ce7">
            <text:p>116.410</text:p>
          </table:table-cell>
          <table:table-cell office:value-type="percentage" office:value="0.7718728243211882" table:style-name="ce47">
            <text:p>77,2%</text:p>
          </table:table-cell>
          <table:table-cell office:value-type="float" office:value="46288" table:style-name="ce7">
            <text:p>46.288</text:p>
          </table:table-cell>
          <table:table-cell office:value-type="percentage" office:value="0.50988642997984157" table:style-name="ce47">
            <text:p>51,0%</text:p>
          </table:table-cell>
          <table:table-cell office:value-type="float" office:value="10676" table:style-name="ce7">
            <text:p>10.676</text:p>
          </table:table-cell>
          <table:table-cell office:value-type="percentage" office:value="0.16085096124871934" table:style-name="ce47">
            <text:p>16,1%</text:p>
          </table:table-cell>
          <table:table-cell office:value-type="float" office:value="41095" table:style-name="ce7">
            <text:p>41.095</text:p>
          </table:table-cell>
          <table:table-cell office:value-type="percentage" office:value="0.9077154153689837" table:style-name="ce47">
            <text:p>90,8%</text:p>
          </table:table-cell>
          <table:table-cell office:value-type="float" office:value="112566" table:style-name="ce7">
            <text:p>112.566</text:p>
          </table:table-cell>
          <table:table-cell office:value-type="percentage" office:value="0.95798405147102628" table:style-name="ce47">
            <text:p>95,8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Baleares</text:p>
          </table:table-cell>
          <table:table-cell office:value-type="float" office:value="112908" table:style-name="ce7">
            <text:p>112.908</text:p>
          </table:table-cell>
          <table:table-cell office:value-type="percentage" office:value="0.86401028474353181" table:style-name="ce47">
            <text:p>86,4%</text:p>
          </table:table-cell>
          <table:table-cell office:value-type="float" office:value="84288" table:style-name="ce7">
            <text:p>84.288</text:p>
          </table:table-cell>
          <table:table-cell office:value-type="percentage" office:value="0.75778798694585048" table:style-name="ce47">
            <text:p>75,8%</text:p>
          </table:table-cell>
          <table:table-cell office:value-type="float" office:value="83137" table:style-name="ce7">
            <text:p>83.137</text:p>
          </table:table-cell>
          <table:table-cell office:value-type="percentage" office:value="0.54787307654288442" table:style-name="ce47">
            <text:p>54,8%</text:p>
          </table:table-cell>
          <table:table-cell office:value-type="float" office:value="52749" table:style-name="ce7">
            <text:p>52.749</text:p>
          </table:table-cell>
          <table:table-cell office:value-type="percentage" office:value="0.3085223982734116" table:style-name="ce47">
            <text:p>30,9%</text:p>
          </table:table-cell>
          <table:table-cell office:value-type="float" office:value="17302" table:style-name="ce7">
            <text:p>17.302</text:p>
          </table:table-cell>
          <table:table-cell office:value-type="percentage" office:value="0.13180969793928313" table:style-name="ce47">
            <text:p>13,2%</text:p>
          </table:table-cell>
          <table:table-cell office:value-type="float" office:value="10318" table:style-name="ce7">
            <text:p>10.318</text:p>
          </table:table-cell>
          <table:table-cell office:value-type="percentage" office:value="0.10217460191713539" table:style-name="ce47">
            <text:p>10,2%</text:p>
          </table:table-cell>
          <table:table-cell office:value-type="float" office:value="27952" table:style-name="ce7">
            <text:p>27.952</text:p>
          </table:table-cell>
          <table:table-cell office:value-type="percentage" office:value="0.54920915610570786" table:style-name="ce47">
            <text:p>54,9%</text:p>
          </table:table-cell>
          <table:table-cell office:value-type="float" office:value="88972" table:style-name="ce7">
            <text:p>88.972</text:p>
          </table:table-cell>
          <table:table-cell office:value-type="percentage" office:value="0.74311152686483639" table:style-name="ce47">
            <text:p>74,3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Canarias</text:p>
          </table:table-cell>
          <table:table-cell office:value-type="float" office:value="216906" table:style-name="ce7">
            <text:p>216.906</text:p>
          </table:table-cell>
          <table:table-cell office:value-type="percentage" office:value="0.8903675486630489" table:style-name="ce47">
            <text:p>89,0%</text:p>
          </table:table-cell>
          <table:table-cell office:value-type="float" office:value="184177" table:style-name="ce7">
            <text:p>184.177</text:p>
          </table:table-cell>
          <table:table-cell office:value-type="percentage" office:value="0.82623558281107712" table:style-name="ce47">
            <text:p>82,6%</text:p>
          </table:table-cell>
          <table:table-cell office:value-type="float" office:value="209367" table:style-name="ce7">
            <text:p>209.367</text:p>
          </table:table-cell>
          <table:table-cell office:value-type="percentage" office:value="0.65156584061818257" table:style-name="ce47">
            <text:p>65,2%</text:p>
          </table:table-cell>
          <table:table-cell office:value-type="float" office:value="141358" table:style-name="ce7">
            <text:p>141.358</text:p>
          </table:table-cell>
          <table:table-cell office:value-type="percentage" office:value="0.44374754751926671" table:style-name="ce47">
            <text:p>44,4%</text:p>
          </table:table-cell>
          <table:table-cell office:value-type="float" office:value="38898" table:style-name="ce7">
            <text:p>38.898</text:p>
          </table:table-cell>
          <table:table-cell office:value-type="percentage" office:value="0.16954782017417686" table:style-name="ce47">
            <text:p>17,0%</text:p>
          </table:table-cell>
          <table:table-cell office:value-type="float" office:value="12639" table:style-name="ce7">
            <text:p>12.639</text:p>
          </table:table-cell>
          <table:table-cell office:value-type="percentage" office:value="6.7874979861446749E-2" table:style-name="ce47">
            <text:p>6,8%</text:p>
          </table:table-cell>
          <table:table-cell office:value-type="float" office:value="91868" table:style-name="ce7">
            <text:p>91.868</text:p>
          </table:table-cell>
          <table:table-cell office:value-type="percentage" office:value="0.68483592503690005" table:style-name="ce47">
            <text:p>68,5%</text:p>
          </table:table-cell>
          <table:table-cell office:value-type="float" office:value="175999" table:style-name="ce7">
            <text:p>175.999</text:p>
          </table:table-cell>
          <table:table-cell office:value-type="percentage" office:value="0.78997356266635543" table:style-name="ce47">
            <text:p>79,0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Cantabria</text:p>
          </table:table-cell>
          <table:table-cell office:value-type="float" office:value="91658" table:style-name="ce7">
            <text:p>91.658</text:p>
          </table:table-cell>
          <table:table-cell office:value-type="percentage" office:value="0.93333333333333335" table:style-name="ce47">
            <text:p>93,3%</text:p>
          </table:table-cell>
          <table:table-cell office:value-type="float" office:value="73820" table:style-name="ce7">
            <text:p>73.820</text:p>
          </table:table-cell>
          <table:table-cell office:value-type="percentage" office:value="0.96152343241201443" table:style-name="ce47">
            <text:p>96,2%</text:p>
          </table:table-cell>
          <table:table-cell office:value-type="float" office:value="64494" table:style-name="ce7">
            <text:p>64.494</text:p>
          </table:table-cell>
          <table:table-cell office:value-type="percentage" office:value="0.76257478657743516" table:style-name="ce47">
            <text:p>76,3%</text:p>
          </table:table-cell>
          <table:table-cell office:value-type="float" office:value="46192" table:style-name="ce7">
            <text:p>46.192</text:p>
          </table:table-cell>
          <table:table-cell office:value-type="percentage" office:value="0.52177252651673467" table:style-name="ce47">
            <text:p>52,2%</text:p>
          </table:table-cell>
          <table:table-cell office:value-type="float" office:value="9031" table:style-name="ce7">
            <text:p>9.031</text:p>
          </table:table-cell>
          <table:table-cell office:value-type="percentage" office:value="0.1619068108069345" table:style-name="ce47">
            <text:p>16,2%</text:p>
          </table:table-cell>
          <table:table-cell office:value-type="float" office:value="4478" table:style-name="ce7">
            <text:p>4.478</text:p>
          </table:table-cell>
          <table:table-cell office:value-type="percentage" office:value="0.1059856571442096" table:style-name="ce47">
            <text:p>10,6%</text:p>
          </table:table-cell>
          <table:table-cell office:value-type="float" office:value="19444" table:style-name="ce7">
            <text:p>19.444</text:p>
          </table:table-cell>
          <table:table-cell office:value-type="percentage" office:value="0.87652707027904253" table:style-name="ce47">
            <text:p>87,7%</text:p>
          </table:table-cell>
          <table:table-cell office:value-type="float" office:value="54876" table:style-name="ce7">
            <text:p>54.876</text:p>
          </table:table-cell>
          <table:table-cell office:value-type="percentage" office:value="0.92681855798949486" table:style-name="ce47">
            <text:p>92,7%</text:p>
          </table:table-cell>
          <table:table-cell table:number-columns-repeated="16367"/>
        </table:table-row>
        <table:table-row table:style-name="ro12">
          <table:table-cell office:value-type="string" table:style-name="ce62">
            <text:p>Castilla y León<text:s/></text:p>
          </table:table-cell>
          <table:table-cell office:value-type="float" office:value="445243" table:style-name="ce7">
            <text:p>445.243</text:p>
          </table:table-cell>
          <table:table-cell office:value-type="percentage" office:value="0.93063158532787382" table:style-name="ce47">
            <text:p>93,1%</text:p>
          </table:table-cell>
          <table:table-cell office:value-type="float" office:value="291685" table:style-name="ce7">
            <text:p>291.685</text:p>
          </table:table-cell>
          <table:table-cell office:value-type="percentage" office:value="0.90507263915005054" table:style-name="ce47">
            <text:p>90,5%</text:p>
          </table:table-cell>
          <table:table-cell office:value-type="float" office:value="288211" table:style-name="ce7">
            <text:p>288.211</text:p>
          </table:table-cell>
          <table:table-cell office:value-type="percentage" office:value="0.81625826989305783" table:style-name="ce47">
            <text:p>81,6%</text:p>
          </table:table-cell>
          <table:table-cell office:value-type="float" office:value="179616" table:style-name="ce7">
            <text:p>179.616</text:p>
          </table:table-cell>
          <table:table-cell office:value-type="percentage" office:value="0.55958801043058892" table:style-name="ce47">
            <text:p>56,0%</text:p>
          </table:table-cell>
          <table:table-cell office:value-type="float" office:value="39010" table:style-name="ce7">
            <text:p>39.010</text:p>
          </table:table-cell>
          <table:table-cell office:value-type="percentage" office:value="0.18327546758500157" table:style-name="ce47">
            <text:p>18,3%</text:p>
          </table:table-cell>
          <table:table-cell office:value-type="float" office:value="18318" table:style-name="ce7">
            <text:p>18.318</text:p>
          </table:table-cell>
          <table:table-cell office:value-type="percentage" office:value="0.10551357080318879" table:style-name="ce47">
            <text:p>10,6%</text:p>
          </table:table-cell>
          <table:table-cell office:value-type="float" office:value="80516" table:style-name="ce7">
            <text:p>80.516</text:p>
          </table:table-cell>
          <table:table-cell office:value-type="percentage" office:value="0.84226162456195408" table:style-name="ce47">
            <text:p>84,2%</text:p>
          </table:table-cell>
          <table:table-cell office:value-type="float" office:value="223284" table:style-name="ce7">
            <text:p>223.284</text:p>
          </table:table-cell>
          <table:table-cell office:value-type="percentage" office:value="0.91736168744196744" table:style-name="ce47">
            <text:p>91,7%</text:p>
          </table:table-cell>
          <table:table-cell table:number-columns-repeated="16367"/>
        </table:table-row>
        <table:table-row table:style-name="ro12">
          <table:table-cell office:value-type="string" table:style-name="ce62">
            <text:p>Castilla - La Mancha</text:p>
          </table:table-cell>
          <table:table-cell office:value-type="float" office:value="270143" table:style-name="ce7">
            <text:p>270.143</text:p>
          </table:table-cell>
          <table:table-cell office:value-type="percentage" office:value="0.91355573967298487" table:style-name="ce47">
            <text:p>91,4%</text:p>
          </table:table-cell>
          <table:table-cell office:value-type="float" office:value="199148" table:style-name="ce7">
            <text:p>199.148</text:p>
          </table:table-cell>
          <table:table-cell office:value-type="percentage" office:value="0.90579459656144823" table:style-name="ce47">
            <text:p>90,6%</text:p>
          </table:table-cell>
          <table:table-cell office:value-type="float" office:value="199387" table:style-name="ce7">
            <text:p>199.387</text:p>
          </table:table-cell>
          <table:table-cell office:value-type="percentage" office:value="0.70570725750791941" table:style-name="ce47">
            <text:p>70,6%</text:p>
          </table:table-cell>
          <table:table-cell office:value-type="float" office:value="124861" table:style-name="ce7">
            <text:p>124.861</text:p>
          </table:table-cell>
          <table:table-cell office:value-type="percentage" office:value="0.44305701927137114" table:style-name="ce47">
            <text:p>44,3%</text:p>
          </table:table-cell>
          <table:table-cell office:value-type="float" office:value="35852" table:style-name="ce7">
            <text:p>35.852</text:p>
          </table:table-cell>
          <table:table-cell office:value-type="percentage" office:value="0.17803777070411625" table:style-name="ce47">
            <text:p>17,8%</text:p>
          </table:table-cell>
          <table:table-cell office:value-type="float" office:value="15449" table:style-name="ce7">
            <text:p>15.449</text:p>
          </table:table-cell>
          <table:table-cell office:value-type="percentage" office:value="9.1288342108217665E-2" table:style-name="ce47">
            <text:p>9,1%</text:p>
          </table:table-cell>
          <table:table-cell office:value-type="float" office:value="63196" table:style-name="ce7">
            <text:p>63.196</text:p>
          </table:table-cell>
          <table:table-cell office:value-type="percentage" office:value="0.81720374489215331" table:style-name="ce47">
            <text:p>81,7%</text:p>
          </table:table-cell>
          <table:table-cell office:value-type="float" office:value="176398" table:style-name="ce7">
            <text:p>176.398</text:p>
          </table:table-cell>
          <table:table-cell office:value-type="percentage" office:value="0.85322769442106583" table:style-name="ce47">
            <text:p>85,3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Cataluña</text:p>
          </table:table-cell>
          <table:table-cell office:value-type="float" office:value="960650" table:style-name="ce7">
            <text:p>960.650</text:p>
          </table:table-cell>
          <table:table-cell office:value-type="percentage" office:value="0.89577109139261568" table:style-name="ce47">
            <text:p>89,6%</text:p>
          </table:table-cell>
          <table:table-cell office:value-type="float" office:value="689674" table:style-name="ce7">
            <text:p>689.674</text:p>
          </table:table-cell>
          <table:table-cell office:value-type="percentage" office:value="0.86835660747718857" table:style-name="ce47">
            <text:p>86,8%</text:p>
          </table:table-cell>
          <table:table-cell office:value-type="float" office:value="687823" table:style-name="ce7">
            <text:p>687.823</text:p>
          </table:table-cell>
          <table:table-cell office:value-type="percentage" office:value="0.66620465882125046" table:style-name="ce47">
            <text:p>66,6%</text:p>
          </table:table-cell>
          <table:table-cell office:value-type="float" office:value="533401" table:style-name="ce7">
            <text:p>533.401</text:p>
          </table:table-cell>
          <table:table-cell office:value-type="percentage" office:value="0.46608157548209295" table:style-name="ce47">
            <text:p>46,6%</text:p>
          </table:table-cell>
          <table:table-cell office:value-type="float" office:value="199782" table:style-name="ce7">
            <text:p>199.782</text:p>
          </table:table-cell>
          <table:table-cell office:value-type="percentage" office:value="0.24889463632320349" table:style-name="ce47">
            <text:p>24,9%</text:p>
          </table:table-cell>
          <table:table-cell office:value-type="float" office:value="77989" table:style-name="ce7">
            <text:p>77.989</text:p>
          </table:table-cell>
          <table:table-cell office:value-type="percentage" office:value="0.11706931180555347" table:style-name="ce47">
            <text:p>11,7%</text:p>
          </table:table-cell>
          <table:table-cell office:value-type="float" office:value="198712" table:style-name="ce7">
            <text:p>198.712</text:p>
          </table:table-cell>
          <table:table-cell office:value-type="percentage" office:value="0.57201580936644514" table:style-name="ce47">
            <text:p>57,2%</text:p>
          </table:table-cell>
          <table:table-cell office:value-type="float" office:value="686561" table:style-name="ce7">
            <text:p>686.561</text:p>
          </table:table-cell>
          <table:table-cell office:value-type="percentage" office:value="0.85572072953525968" table:style-name="ce47">
            <text:p>85,6%</text:p>
          </table:table-cell>
          <table:table-cell table:number-columns-repeated="16367"/>
        </table:table-row>
        <table:table-row table:style-name="ro12">
          <table:table-cell office:value-type="string" table:style-name="ce62">
            <text:p>C. Valenciana</text:p>
          </table:table-cell>
          <table:table-cell office:value-type="float" office:value="680739" table:style-name="ce7">
            <text:p>680.739</text:p>
          </table:table-cell>
          <table:table-cell office:value-type="percentage" office:value="0.9369201358160455" table:style-name="ce47">
            <text:p>93,7%</text:p>
          </table:table-cell>
          <table:table-cell office:value-type="float" office:value="539563" table:style-name="ce7">
            <text:p>539.563</text:p>
          </table:table-cell>
          <table:table-cell office:value-type="percentage" office:value="0.94704370811641925" table:style-name="ce47">
            <text:p>94,7%</text:p>
          </table:table-cell>
          <table:table-cell office:value-type="float" office:value="525560" table:style-name="ce7">
            <text:p>525.560</text:p>
          </table:table-cell>
          <table:table-cell office:value-type="percentage" office:value="0.73530193605072514" table:style-name="ce47">
            <text:p>73,5%</text:p>
          </table:table-cell>
          <table:table-cell office:value-type="float" office:value="287105" table:style-name="ce7">
            <text:p>287.105</text:p>
          </table:table-cell>
          <table:table-cell office:value-type="percentage" office:value="0.38011947538865248" table:style-name="ce47">
            <text:p>38,0%</text:p>
          </table:table-cell>
          <table:table-cell office:value-type="float" office:value="72676" table:style-name="ce7">
            <text:p>72.676</text:p>
          </table:table-cell>
          <table:table-cell office:value-type="percentage" office:value="0.14108283345951508" table:style-name="ce47">
            <text:p>14,1%</text:p>
          </table:table-cell>
          <table:table-cell office:value-type="float" office:value="43769" table:style-name="ce7">
            <text:p>43.769</text:p>
          </table:table-cell>
          <table:table-cell office:value-type="percentage" office:value="0.10169282813356753" table:style-name="ce47">
            <text:p>10,2%</text:p>
          </table:table-cell>
          <table:table-cell office:value-type="float" office:value="179691" table:style-name="ce7">
            <text:p>179.691</text:p>
          </table:table-cell>
          <table:table-cell office:value-type="percentage" office:value="0.85149908306441291" table:style-name="ce47">
            <text:p>85,1%</text:p>
          </table:table-cell>
          <table:table-cell office:value-type="float" office:value="420412" table:style-name="ce7">
            <text:p>420.412</text:p>
          </table:table-cell>
          <table:table-cell office:value-type="percentage" office:value="0.89990067982944333" table:style-name="ce47">
            <text:p>90,0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Extremadura</text:p>
          </table:table-cell>
          <table:table-cell office:value-type="float" office:value="153556" table:style-name="ce7">
            <text:p>153.556</text:p>
          </table:table-cell>
          <table:table-cell office:value-type="percentage" office:value="0.88600904726735596" table:style-name="ce47">
            <text:p>88,6%</text:p>
          </table:table-cell>
          <table:table-cell office:value-type="float" office:value="122207" table:style-name="ce7">
            <text:p>122.207</text:p>
          </table:table-cell>
          <table:table-cell office:value-type="percentage" office:value="0.92322278461887131" table:style-name="ce47">
            <text:p>92,3%</text:p>
          </table:table-cell>
          <table:table-cell office:value-type="float" office:value="117812" table:style-name="ce7">
            <text:p>117.812</text:p>
          </table:table-cell>
          <table:table-cell office:value-type="percentage" office:value="0.73085274010843804" table:style-name="ce47">
            <text:p>73,1%</text:p>
          </table:table-cell>
          <table:table-cell office:value-type="float" office:value="67658" table:style-name="ce7">
            <text:p>67.658</text:p>
          </table:table-cell>
          <table:table-cell office:value-type="percentage" office:value="0.46498745747568809" table:style-name="ce47">
            <text:p>46,5%</text:p>
          </table:table-cell>
          <table:table-cell office:value-type="float" office:value="13283" table:style-name="ce7">
            <text:p>13.283</text:p>
          </table:table-cell>
          <table:table-cell office:value-type="percentage" office:value="0.11834567307263963" table:style-name="ce47">
            <text:p>11,8%</text:p>
          </table:table-cell>
          <table:table-cell office:value-type="float" office:value="5820" table:style-name="ce7">
            <text:p>5.820</text:p>
          </table:table-cell>
          <table:table-cell office:value-type="percentage" office:value="6.2946819671421933E-2" table:style-name="ce47">
            <text:p>6,3%</text:p>
          </table:table-cell>
          <table:table-cell office:value-type="float" office:value="34167" table:style-name="ce7">
            <text:p>34.167</text:p>
          </table:table-cell>
          <table:table-cell office:value-type="percentage" office:value="0.85698161478843216" table:style-name="ce47">
            <text:p>85,7%</text:p>
          </table:table-cell>
          <table:table-cell office:value-type="float" office:value="89518" table:style-name="ce7">
            <text:p>89.518</text:p>
          </table:table-cell>
          <table:table-cell office:value-type="percentage" office:value="0.88736233780394724" table:style-name="ce47">
            <text:p>88,7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Galicia</text:p>
          </table:table-cell>
          <table:table-cell office:value-type="float" office:value="503181" table:style-name="ce7">
            <text:p>503.181</text:p>
          </table:table-cell>
          <table:table-cell office:value-type="percentage" office:value="0.94497988649296305" table:style-name="ce47">
            <text:p>94,5%</text:p>
          </table:table-cell>
          <table:table-cell office:value-type="float" office:value="328924" table:style-name="ce7">
            <text:p>328.924</text:p>
          </table:table-cell>
          <table:table-cell office:value-type="percentage" office:value="0.94744088647957347" table:style-name="ce47">
            <text:p>94,7%</text:p>
          </table:table-cell>
          <table:table-cell office:value-type="float" office:value="362139" table:style-name="ce7">
            <text:p>362.139</text:p>
          </table:table-cell>
          <table:table-cell office:value-type="percentage" office:value="0.92458581943795526" table:style-name="ce47">
            <text:p>92,5%</text:p>
          </table:table-cell>
          <table:table-cell office:value-type="float" office:value="359687" table:style-name="ce7">
            <text:p>359.687</text:p>
          </table:table-cell>
          <table:table-cell office:value-type="percentage" office:value="0.87840157859133194" table:style-name="ce47">
            <text:p>87,8%</text:p>
          </table:table-cell>
          <table:table-cell office:value-type="float" office:value="156768" table:style-name="ce7">
            <text:p>156.768</text:p>
          </table:table-cell>
          <table:table-cell office:value-type="percentage" office:value="0.59121816556733453" table:style-name="ce47">
            <text:p>59,1%</text:p>
          </table:table-cell>
          <table:table-cell office:value-type="float" office:value="28744" table:style-name="ce7">
            <text:p>28.744</text:p>
          </table:table-cell>
          <table:table-cell office:value-type="percentage" office:value="0.14382427259763328" table:style-name="ce47">
            <text:p>14,4%</text:p>
          </table:table-cell>
          <table:table-cell office:value-type="float" office:value="111168" table:style-name="ce7">
            <text:p>111.168</text:p>
          </table:table-cell>
          <table:table-cell office:value-type="percentage" office:value="0.89676924938490699" table:style-name="ce47">
            <text:p>89,7%</text:p>
          </table:table-cell>
          <table:table-cell office:value-type="float" office:value="297675" table:style-name="ce7">
            <text:p>297.675</text:p>
          </table:table-cell>
          <table:table-cell office:value-type="percentage" office:value="0.9766047912442668" table:style-name="ce47">
            <text:p>97,7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La Rioja</text:p>
          </table:table-cell>
          <table:table-cell office:value-type="float" office:value="47598" table:style-name="ce7">
            <text:p>47.598</text:p>
          </table:table-cell>
          <table:table-cell office:value-type="percentage" office:value="0.91716284178276197" table:style-name="ce47">
            <text:p>91,7%</text:p>
          </table:table-cell>
          <table:table-cell office:value-type="float" office:value="33952" table:style-name="ce7">
            <text:p>33.952</text:p>
          </table:table-cell>
          <table:table-cell office:value-type="percentage" office:value="0.89366182354179824" table:style-name="ce47">
            <text:p>89,4%</text:p>
          </table:table-cell>
          <table:table-cell office:value-type="float" office:value="26727" table:style-name="ce7">
            <text:p>26.727</text:p>
          </table:table-cell>
          <table:table-cell office:value-type="percentage" office:value="0.59116144301165641" table:style-name="ce47">
            <text:p>59,1%</text:p>
          </table:table-cell>
          <table:table-cell office:value-type="float" office:value="17196" table:style-name="ce7">
            <text:p>17.196</text:p>
          </table:table-cell>
          <table:table-cell office:value-type="percentage" office:value="0.36208965909330187" table:style-name="ce47">
            <text:p>36,2%</text:p>
          </table:table-cell>
          <table:table-cell office:value-type="float" office:value="5028" table:style-name="ce7">
            <text:p>5.028</text:p>
          </table:table-cell>
          <table:table-cell office:value-type="percentage" office:value="0.15986773075577884" table:style-name="ce47">
            <text:p>16,0%</text:p>
          </table:table-cell>
          <table:table-cell office:value-type="float" office:value="2116" table:style-name="ce7">
            <text:p>2.116</text:p>
          </table:table-cell>
          <table:table-cell office:value-type="percentage" office:value="8.6363821884821029E-2" table:style-name="ce47">
            <text:p>8,6%</text:p>
          </table:table-cell>
          <table:table-cell office:value-type="float" office:value="12206" table:style-name="ce7">
            <text:p>12.206</text:p>
          </table:table-cell>
          <table:table-cell office:value-type="percentage" office:value="0.85524103139013452" table:style-name="ce47">
            <text:p>85,5%</text:p>
          </table:table-cell>
          <table:table-cell office:value-type="float" office:value="23929" table:style-name="ce7">
            <text:p>23.929</text:p>
          </table:table-cell>
          <table:table-cell office:value-type="percentage" office:value="0.8069672545779516" table:style-name="ce47">
            <text:p>80,7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Madrid</text:p>
          </table:table-cell>
          <table:table-cell office:value-type="float" office:value="794998" table:style-name="ce7">
            <text:p>794.998</text:p>
          </table:table-cell>
          <table:table-cell office:value-type="percentage" office:value="0.89937190875481365" table:style-name="ce47">
            <text:p>89,9%</text:p>
          </table:table-cell>
          <table:table-cell office:value-type="float" office:value="563159" table:style-name="ce7">
            <text:p>563.159</text:p>
          </table:table-cell>
          <table:table-cell office:value-type="percentage" office:value="0.824707589707392" table:style-name="ce47">
            <text:p>82,5%</text:p>
          </table:table-cell>
          <table:table-cell office:value-type="float" office:value="601708" table:style-name="ce7">
            <text:p>601.708</text:p>
          </table:table-cell>
          <table:table-cell office:value-type="percentage" office:value="0.63815765052503859" table:style-name="ce47">
            <text:p>63,8%</text:p>
          </table:table-cell>
          <table:table-cell office:value-type="float" office:value="412129" table:style-name="ce7">
            <text:p>412.129</text:p>
          </table:table-cell>
          <table:table-cell office:value-type="percentage" office:value="0.39928093797775188" table:style-name="ce47">
            <text:p>39,9%</text:p>
          </table:table-cell>
          <table:table-cell office:value-type="float" office:value="180359" table:style-name="ce7">
            <text:p>180.359</text:p>
          </table:table-cell>
          <table:table-cell office:value-type="percentage" office:value="0.24012712056216365" table:style-name="ce47">
            <text:p>24,0%</text:p>
          </table:table-cell>
          <table:table-cell office:value-type="float" office:value="115765" table:style-name="ce7">
            <text:p>115.765</text:p>
          </table:table-cell>
          <table:table-cell office:value-type="percentage" office:value="0.19170993036407746" table:style-name="ce47">
            <text:p>19,2%</text:p>
          </table:table-cell>
          <table:table-cell office:value-type="float" office:value="169429" table:style-name="ce7">
            <text:p>169.429</text:p>
          </table:table-cell>
          <table:table-cell office:value-type="percentage" office:value="0.70812279271936973" table:style-name="ce47">
            <text:p>70,8%</text:p>
          </table:table-cell>
          <table:table-cell office:value-type="float" office:value="515293" table:style-name="ce7">
            <text:p>515.293</text:p>
          </table:table-cell>
          <table:table-cell office:value-type="percentage" office:value="0.77712861178180981" table:style-name="ce47">
            <text:p>77,7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Murcia<text:s/></text:p>
          </table:table-cell>
          <table:table-cell office:value-type="float" office:value="156098" table:style-name="ce7">
            <text:p>156.098</text:p>
          </table:table-cell>
          <table:table-cell office:value-type="percentage" office:value="0.88507487228336368" table:style-name="ce47">
            <text:p>88,5%</text:p>
          </table:table-cell>
          <table:table-cell office:value-type="float" office:value="121763" table:style-name="ce7">
            <text:p>121.763</text:p>
          </table:table-cell>
          <table:table-cell office:value-type="percentage" office:value="0.83312578685204441" table:style-name="ce47">
            <text:p>83,3%</text:p>
          </table:table-cell>
          <table:table-cell office:value-type="float" office:value="129215" table:style-name="ce7">
            <text:p>129.215</text:p>
          </table:table-cell>
          <table:table-cell office:value-type="percentage" office:value="0.62267487808169009" table:style-name="ce47">
            <text:p>62,3%</text:p>
          </table:table-cell>
          <table:table-cell office:value-type="float" office:value="92248" table:style-name="ce7">
            <text:p>92.248</text:p>
          </table:table-cell>
          <table:table-cell office:value-type="percentage" office:value="0.39761897578027683" table:style-name="ce47">
            <text:p>39,8%</text:p>
          </table:table-cell>
          <table:table-cell office:value-type="float" office:value="25350" table:style-name="ce7">
            <text:p>25.350</text:p>
          </table:table-cell>
          <table:table-cell office:value-type="percentage" office:value="0.15000621327510608" table:style-name="ce47">
            <text:p>15,0%</text:p>
          </table:table-cell>
          <table:table-cell office:value-type="float" office:value="17180" table:style-name="ce7">
            <text:p>17.180</text:p>
          </table:table-cell>
          <table:table-cell office:value-type="percentage" office:value="0.11988918275773033" table:style-name="ce47">
            <text:p>12,0%</text:p>
          </table:table-cell>
          <table:table-cell office:value-type="float" office:value="47501" table:style-name="ce7">
            <text:p>47.501</text:p>
          </table:table-cell>
          <table:table-cell office:value-type="percentage" office:value="0.71228706813819576" table:style-name="ce47">
            <text:p>71,2%</text:p>
          </table:table-cell>
          <table:table-cell office:value-type="float" office:value="104122" table:style-name="ce7">
            <text:p>104.122</text:p>
          </table:table-cell>
          <table:table-cell office:value-type="percentage" office:value="0.78992208659236951" table:style-name="ce47">
            <text:p>79,0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Navarra</text:p>
          </table:table-cell>
          <table:table-cell office:value-type="float" office:value="91819" table:style-name="ce7">
            <text:p>91.819</text:p>
          </table:table-cell>
          <table:table-cell office:value-type="percentage" office:value="0.93645079041305457" table:style-name="ce47">
            <text:p>93,6%</text:p>
          </table:table-cell>
          <table:table-cell office:value-type="float" office:value="68152" table:style-name="ce7">
            <text:p>68.152</text:p>
          </table:table-cell>
          <table:table-cell office:value-type="percentage" office:value="0.94549187719371264" table:style-name="ce47">
            <text:p>94,5%</text:p>
          </table:table-cell>
          <table:table-cell office:value-type="float" office:value="64899" table:style-name="ce7">
            <text:p>64.899</text:p>
          </table:table-cell>
          <table:table-cell office:value-type="percentage" office:value="0.70541624547559267" table:style-name="ce47">
            <text:p>70,5%</text:p>
          </table:table-cell>
          <table:table-cell office:value-type="float" office:value="43850" table:style-name="ce7">
            <text:p>43.850</text:p>
          </table:table-cell>
          <table:table-cell office:value-type="percentage" office:value="0.45827454668965878" table:style-name="ce47">
            <text:p>45,8%</text:p>
          </table:table-cell>
          <table:table-cell office:value-type="float" office:value="12635" table:style-name="ce7">
            <text:p>12.635</text:p>
          </table:table-cell>
          <table:table-cell office:value-type="percentage" office:value="0.19498456790123456" table:style-name="ce47">
            <text:p>19,5%</text:p>
          </table:table-cell>
          <table:table-cell office:value-type="float" office:value="6185" table:style-name="ce7">
            <text:p>6.185</text:p>
          </table:table-cell>
          <table:table-cell office:value-type="percentage" office:value="0.10620943091664663" table:style-name="ce47">
            <text:p>10,6%</text:p>
          </table:table-cell>
          <table:table-cell office:value-type="float" office:value="19703" table:style-name="ce7">
            <text:p>19.703</text:p>
          </table:table-cell>
          <table:table-cell office:value-type="percentage" office:value="0.82747469656881278" table:style-name="ce47">
            <text:p>82,7%</text:p>
          </table:table-cell>
          <table:table-cell office:value-type="float" office:value="59278" table:style-name="ce7">
            <text:p>59.278</text:p>
          </table:table-cell>
          <table:table-cell office:value-type="percentage" office:value="0.87969132596275135" table:style-name="ce47">
            <text:p>88,0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País Vasco</text:p>
          </table:table-cell>
          <table:table-cell office:value-type="float" office:value="341096" table:style-name="ce7">
            <text:p>341.096</text:p>
          </table:table-cell>
          <table:table-cell office:value-type="percentage" office:value="0.90852091273995117" table:style-name="ce47">
            <text:p>90,9%</text:p>
          </table:table-cell>
          <table:table-cell office:value-type="float" office:value="244646" table:style-name="ce7">
            <text:p>244.646</text:p>
          </table:table-cell>
          <table:table-cell office:value-type="percentage" office:value="0.88993248552221871" table:style-name="ce47">
            <text:p>89,0%</text:p>
          </table:table-cell>
          <table:table-cell office:value-type="float" office:value="236165" table:style-name="ce7">
            <text:p>236.165</text:p>
          </table:table-cell>
          <table:table-cell office:value-type="percentage" office:value="0.73015956443639218" table:style-name="ce47">
            <text:p>73,0%</text:p>
          </table:table-cell>
          <table:table-cell office:value-type="float" office:value="144042" table:style-name="ce7">
            <text:p>144.042</text:p>
          </table:table-cell>
          <table:table-cell office:value-type="percentage" office:value="0.44818444880052272" table:style-name="ce47">
            <text:p>44,8%</text:p>
          </table:table-cell>
          <table:table-cell office:value-type="float" office:value="39014" table:style-name="ce7">
            <text:p>39.014</text:p>
          </table:table-cell>
          <table:table-cell office:value-type="percentage" office:value="0.18956687365771649" table:style-name="ce47">
            <text:p>19,0%</text:p>
          </table:table-cell>
          <table:table-cell office:value-type="float" office:value="18580" table:style-name="ce7">
            <text:p>18.580</text:p>
          </table:table-cell>
          <table:table-cell office:value-type="percentage" office:value="0.10970389395683879" table:style-name="ce47">
            <text:p>11,0%</text:p>
          </table:table-cell>
          <table:table-cell office:value-type="float" office:value="78581" table:style-name="ce7">
            <text:p>78.581</text:p>
          </table:table-cell>
          <table:table-cell office:value-type="percentage" office:value="0.79379558357072144" table:style-name="ce47">
            <text:p>79,4%</text:p>
          </table:table-cell>
          <table:table-cell office:value-type="float" office:value="189211" table:style-name="ce7">
            <text:p>189.211</text:p>
          </table:table-cell>
          <table:table-cell office:value-type="percentage" office:value="0.85680194172998725" table:style-name="ce47">
            <text:p>85,7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Ceuta</text:p>
          </table:table-cell>
          <table:table-cell office:value-type="float" office:value="5495" table:style-name="ce7">
            <text:p>5.495</text:p>
          </table:table-cell>
          <table:table-cell office:value-type="percentage" office:value="0.83995719963313975" table:style-name="ce47">
            <text:p>84,0%</text:p>
          </table:table-cell>
          <table:table-cell office:value-type="float" office:value="6398" table:style-name="ce7">
            <text:p>6.398</text:p>
          </table:table-cell>
          <table:table-cell office:value-type="percentage" office:value="0.80874731386676779" table:style-name="ce47">
            <text:p>80,9%</text:p>
          </table:table-cell>
          <table:table-cell office:value-type="float" office:value="6677" table:style-name="ce7">
            <text:p>6.677</text:p>
          </table:table-cell>
          <table:table-cell office:value-type="percentage" office:value="0.61692691490344631" table:style-name="ce47">
            <text:p>61,7%</text:p>
          </table:table-cell>
          <table:table-cell office:value-type="float" office:value="5256" table:style-name="ce7">
            <text:p>5.256</text:p>
          </table:table-cell>
          <table:table-cell office:value-type="percentage" office:value="0.46496815286624205" table:style-name="ce47">
            <text:p>46,5%</text:p>
          </table:table-cell>
          <table:table-cell office:value-type="float" office:value="2160" table:style-name="ce7">
            <text:p>2.160</text:p>
          </table:table-cell>
          <table:table-cell office:value-type="percentage" office:value="0.23293432546101586" table:style-name="ce47">
            <text:p>23,3%</text:p>
          </table:table-cell>
          <table:table-cell office:value-type="float" office:value="533" table:style-name="ce7">
            <text:p>533</text:p>
          </table:table-cell>
          <table:table-cell office:value-type="percentage" office:value="5.931448920543067E-2" table:style-name="ce47">
            <text:p>5,9%</text:p>
          </table:table-cell>
          <table:table-cell office:value-type="float" office:value="1476" table:style-name="ce7">
            <text:p>1.476</text:p>
          </table:table-cell>
          <table:table-cell office:value-type="percentage" office:value="0.38258164852255055" table:style-name="ce47">
            <text:p>38,3%</text:p>
          </table:table-cell>
          <table:table-cell office:value-type="float" office:value="7359" table:style-name="ce7">
            <text:p>7.359</text:p>
          </table:table-cell>
          <table:table-cell office:value-type="percentage" office:value="0.82361499720201459" table:style-name="ce47">
            <text:p>82,4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Melilla</text:p>
          </table:table-cell>
          <table:table-cell office:value-type="float" office:value="4105" table:style-name="ce7">
            <text:p>4.105</text:p>
          </table:table-cell>
          <table:table-cell office:value-type="percentage" office:value="0.75849963045085" table:style-name="ce47">
            <text:p>75,8%</text:p>
          </table:table-cell>
          <table:table-cell office:value-type="float" office:value="4943" table:style-name="ce7">
            <text:p>4.943</text:p>
          </table:table-cell>
          <table:table-cell office:value-type="percentage" office:value="0.67169452371246097" table:style-name="ce47">
            <text:p>67,2%</text:p>
          </table:table-cell>
          <table:table-cell office:value-type="float" office:value="5981" table:style-name="ce7">
            <text:p>5.981</text:p>
          </table:table-cell>
          <table:table-cell office:value-type="percentage" office:value="0.59977938227035699" table:style-name="ce47">
            <text:p>60,0%</text:p>
          </table:table-cell>
          <table:table-cell office:value-type="float" office:value="4996" table:style-name="ce7">
            <text:p>4.996</text:p>
          </table:table-cell>
          <table:table-cell office:value-type="percentage" office:value="0.47872748179379071" table:style-name="ce47">
            <text:p>47,9%</text:p>
          </table:table-cell>
          <table:table-cell office:value-type="float" office:value="1990" table:style-name="ce7">
            <text:p>1.990</text:p>
          </table:table-cell>
          <table:table-cell office:value-type="percentage" office:value="0.22374634585113559" table:style-name="ce47">
            <text:p>22,4%</text:p>
          </table:table-cell>
          <table:table-cell office:value-type="float" office:value="775" table:style-name="ce7">
            <text:p>775</text:p>
          </table:table-cell>
          <table:table-cell office:value-type="percentage" office:value="8.7590415913200728E-2" table:style-name="ce47">
            <text:p>8,8%</text:p>
          </table:table-cell>
          <table:table-cell office:value-type="float" office:value="1219" table:style-name="ce7">
            <text:p>1.219</text:p>
          </table:table-cell>
          <table:table-cell office:value-type="percentage" office:value="0.27143175239367623" table:style-name="ce47">
            <text:p>27,1%</text:p>
          </table:table-cell>
          <table:table-cell office:value-type="float" office:value="5917" table:style-name="ce7">
            <text:p>5.917</text:p>
          </table:table-cell>
          <table:table-cell office:value-type="percentage" office:value="0.83209112642385041" table:style-name="ce47">
            <text:p>83,2%</text:p>
          </table:table-cell>
          <table:table-cell table:number-columns-repeated="16367"/>
        </table:table-row>
        <table:table-row table:style-name="ro12">
          <table:table-cell office:value-type="string" table:style-name="ce62">
            <text:p>Fuerzas Armadas</text:p>
          </table:table-cell>
          <table:table-cell office:value-type="float" office:value="11" table:style-name="ce7">
            <text:p>11</text:p>
          </table:table-cell>
          <table:table-cell office:value-type="percentage" office:value="0.26829268292682928" table:style-name="ce47">
            <text:p>26,8%</text:p>
          </table:table-cell>
          <table:table-cell office:value-type="float" office:value="2412" table:style-name="ce7">
            <text:p>2.412</text:p>
          </table:table-cell>
          <table:table-cell office:value-type="percentage" office:value="0.6688851913477537" table:style-name="ce47">
            <text:p>66,9%</text:p>
          </table:table-cell>
          <table:table-cell office:value-type="float" office:value="6573" table:style-name="ce7">
            <text:p>6.573</text:p>
          </table:table-cell>
          <table:table-cell office:value-type="percentage" office:value="0.69015119697606053" table:style-name="ce47">
            <text:p>69,0%</text:p>
          </table:table-cell>
          <table:table-cell office:value-type="float" office:value="14142" table:style-name="ce7">
            <text:p>14.142</text:p>
          </table:table-cell>
          <table:table-cell office:value-type="percentage" office:value="0.63719924303865905" table:style-name="ce47">
            <text:p>63,7%</text:p>
          </table:table-cell>
          <table:table-cell office:value-type="float" office:value="16606" table:style-name="ce7">
            <text:p>16.606</text:p>
          </table:table-cell>
          <table:table-cell office:value-type="percentage" office:value="0.51932699524643477" table:style-name="ce47">
            <text:p>51,9%</text:p>
          </table:table-cell>
          <table:table-cell office:value-type="float" office:value="12072" table:style-name="ce7">
            <text:p>12.072</text:p>
          </table:table-cell>
          <table:table-cell office:value-type="percentage" office:value="0.5043449197860963" table:style-name="ce47">
            <text:p>50,4%</text:p>
          </table:table-cell>
          <table:table-cell office:value-type="float" office:value="1084" table:style-name="ce7">
            <text:p>1.084</text:p>
          </table:table-cell>
          <table:table-cell office:value-type="percentage" office:value="0.85488958990536279" table:style-name="ce47">
            <text:p>85,5%</text:p>
          </table:table-cell>
          <table:table-cell office:value-type="float" office:value="20795" table:style-name="ce7">
            <text:p>20.795</text:p>
          </table:table-cell>
          <table:table-cell office:value-type="percentage" office:value="0.38509972406896426" table:style-name="ce47">
            <text:p>38,5%</text:p>
          </table:table-cell>
          <table:table-cell table:number-columns-repeated="16367"/>
        </table:table-row>
        <table:table-row table:style-name="ro12">
          <table:table-cell office:value-type="string" table:style-name="ce63">
            <text:p>Sanidad Exterior</text:p>
          </table:table-cell>
          <table:table-cell office:value-type="float" office:value="14" table:style-name="ce7">
            <text:p>14</text:p>
          </table:table-cell>
          <table:table-cell office:value-type="percentage" office:value="0.17948717948717949" table:style-name="ce50">
            <text:p>17,9%</text:p>
          </table:table-cell>
          <table:table-cell office:value-type="float" office:value="152" table:style-name="ce7">
            <text:p>152</text:p>
          </table:table-cell>
          <table:table-cell office:value-type="percentage" office:value="0.54092526690391463" table:style-name="ce50">
            <text:p>54,1%</text:p>
          </table:table-cell>
          <table:table-cell office:value-type="float" office:value="337" table:style-name="ce7">
            <text:p>337</text:p>
          </table:table-cell>
          <table:table-cell office:value-type="percentage" office:value="0.38824884792626729" table:style-name="ce50">
            <text:p>38,8%</text:p>
          </table:table-cell>
          <table:table-cell office:value-type="float" office:value="402" table:style-name="ce7">
            <text:p>402</text:p>
          </table:table-cell>
          <table:table-cell office:value-type="percentage" office:value="0.22370617696160267" table:style-name="ce50">
            <text:p>22,4%</text:p>
          </table:table-cell>
          <table:table-cell office:value-type="float" office:value="332" table:style-name="ce7">
            <text:p>332</text:p>
          </table:table-cell>
          <table:table-cell office:value-type="percentage" office:value="0.15029425079221367" table:style-name="ce50">
            <text:p>15,0%</text:p>
          </table:table-cell>
          <table:table-cell office:value-type="float" office:value="297" table:style-name="ce7">
            <text:p>297</text:p>
          </table:table-cell>
          <table:table-cell office:value-type="percentage" office:value="0.15022761760242792" table:style-name="ce50">
            <text:p>15,0%</text:p>
          </table:table-cell>
          <table:table-cell office:value-type="float" office:value="578" table:style-name="ce7">
            <text:p>578</text:p>
          </table:table-cell>
          <table:table-cell office:value-type="percentage" office:value="0.13009227999099707" table:style-name="ce50">
            <text:p>13,0%</text:p>
          </table:table-cell>
          <table:table-cell office:value-type="string" table:style-name="ce7">
            <text:p>-</text:p>
          </table:table-cell>
          <table:table-cell office:value-type="string" table:style-name="ce50">
            <text:p>-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Totales</text:p>
          </table:table-cell>
          <table:table-cell office:value-type="float" office:value="6249937" table:style-name="ce65">
            <text:p>6.249.937</text:p>
          </table:table-cell>
          <table:table-cell office:value-type="percentage" office:value="0.91190753135242653" table:style-name="ce66">
            <text:p>91,19%</text:p>
          </table:table-cell>
          <table:table-cell office:value-type="float" office:value="4654642" table:style-name="ce65">
            <text:p>4.654.642</text:p>
          </table:table-cell>
          <table:table-cell office:value-type="percentage" office:value="0.88472689962908935" table:style-name="ce66">
            <text:p>88,47%</text:p>
          </table:table-cell>
          <table:table-cell office:value-type="float" office:value="4496292" table:style-name="ce65">
            <text:p>4.496.292</text:p>
          </table:table-cell>
          <table:table-cell office:value-type="percentage" office:value="0.67186822674617985" table:style-name="ce66">
            <text:p>67,19%</text:p>
          </table:table-cell>
          <table:table-cell office:value-type="float" office:value="3009031" table:style-name="ce65">
            <text:p>3.009.031</text:p>
          </table:table-cell>
          <table:table-cell office:value-type="percentage" office:value="0.429376131042704" table:style-name="ce66">
            <text:p>42,94%</text:p>
          </table:table-cell>
          <table:table-cell office:value-type="float" office:value="1029905" table:style-name="ce65">
            <text:p>1.029.905</text:p>
          </table:table-cell>
          <table:table-cell office:value-type="percentage" office:value="0.20773406779814857" table:style-name="ce66">
            <text:p>20,77%</text:p>
          </table:table-cell>
          <table:table-cell office:value-type="float" office:value="479868" table:style-name="ce65">
            <text:p>479.868</text:p>
          </table:table-cell>
          <table:table-cell office:value-type="percentage" office:value="0.11834788261790445" table:style-name="ce66">
            <text:p>11,83%</text:p>
          </table:table-cell>
          <table:table-cell office:value-type="float" office:value="1394720" table:style-name="ce65">
            <text:p>1.394.720</text:p>
          </table:table-cell>
          <table:table-cell office:value-type="percentage" office:value="0.70366696702544906" table:style-name="ce66">
            <text:p>70,37%</text:p>
          </table:table-cell>
          <table:table-cell office:value-type="float" office:value="3965270" table:style-name="ce65">
            <text:p>3.965.270</text:p>
          </table:table-cell>
          <table:table-cell office:value-type="percentage" office:value="0.82117514276395154" table:style-name="ce66">
            <text:p>82,12%</text:p>
          </table:table-cell>
          <table:table-cell table:number-columns-repeated="16367"/>
        </table:table-row>
        <table:table-row table:number-rows-repeated="2" table:style-name="ro5">
          <table:table-cell table:number-columns-repeated="16384"/>
        </table:table-row>
        <table:table-row table:style-name="ro5">
          <table:table-cell table:number-columns-repeated="3" table:style-name="ce1"/>
          <table:table-cell table:style-name="ce67"/>
          <table:table-cell table:style-name="ce1"/>
          <table:table-cell table:style-name="ce67"/>
          <table:table-cell table:number-columns-repeated="16378" table:style-name="ce1"/>
        </table:table-row>
        <table:table-row table:number-rows-repeated="1048549" table:style-name="ro5">
          <table:table-cell table:number-columns-repeated="16384"/>
        </table:table-row>
      </table:table>
      <table:table table:name="5-11_años" table:style-name="ta2">
        <table:table-column table:style-name="co4" table:number-columns-repeated="16384" table:default-cell-style-name="ce1"/>
        <table:table-row table:style-name="ro13">
          <table:table-cell table:number-columns-spanned="1" table:number-rows-spanned="2" table:style-name="ce88"/>
          <table:table-cell office:value-type="string" table:number-columns-spanned="1" table:number-rows-spanned="2" table:style-name="ce89">
            <text:p>Población a vacunar 5-11 años</text:p>
          </table:table-cell>
          <table:table-cell office:value-type="string" table:number-columns-spanned="1" table:number-rows-spanned="2" table:style-name="ce89">
            <text:p>Nº Personas con al menos 1 dosis</text:p>
          </table:table-cell>
          <table:table-cell office:value-type="string" table:number-columns-spanned="1" table:number-rows-spanned="2" table:style-name="ce89">
            <text:p>% Personas con al menos 1 dosis</text:p>
          </table:table-cell>
          <table:table-cell office:value-type="string" table:number-columns-spanned="1" table:number-rows-spanned="2" table:style-name="ce89">
            <text:p>Fecha de la última vacuna registrada<text:s/><text:span text:style-name="T3">(2)</text:span></text:p>
          </table:table-cell>
          <table:table-cell table:number-columns-repeated="16379" table:style-name="ce1"/>
        </table:table-row>
        <table:table-row table:style-name="ro13">
          <table:covered-table-cell/>
          <table:covered-table-cell/>
          <table:covered-table-cell/>
          <table:covered-table-cell/>
          <table:covered-table-cell/>
          <table:table-cell table:number-columns-repeated="16379" table:style-name="ce1"/>
        </table:table-row>
        <table:table-row table:style-name="ro5">
          <table:table-cell office:value-type="string" table:style-name="ce72">
            <text:p>Andalucía</text:p>
          </table:table-cell>
          <table:table-cell office:value-type="float" office:value="625633" table:style-name="ce73">
            <text:p>625.633</text:p>
          </table:table-cell>
          <table:table-cell office:value-type="float" office:value="382881" table:style-name="ce73">
            <text:p>382.881</text:p>
          </table:table-cell>
          <table:table-cell office:value-type="percentage" office:value="0.61198977675410349" table:style-name="ce74">
            <text:p>61,20%</text:p>
          </table:table-cell>
          <table:table-cell office:value-type="date" office:date-value="2022-01-24T00:00:00" table:style-name="ce75">
            <text:p>24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Aragón</text:p>
          </table:table-cell>
          <table:table-cell office:value-type="float" office:value="89551" table:style-name="ce77">
            <text:p>89.551</text:p>
          </table:table-cell>
          <table:table-cell office:value-type="float" office:value="46858" table:style-name="ce77">
            <text:p>46.858</text:p>
          </table:table-cell>
          <table:table-cell office:value-type="percentage" office:value="0.52325490502618621" table:style-name="ce78">
            <text:p>52,33%</text:p>
          </table:table-cell>
          <table:table-cell office:value-type="date" office:date-value="2022-01-24T00:00:00" table:style-name="ce79">
            <text:p>24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Asturias<text:s/></text:p>
          </table:table-cell>
          <table:table-cell office:value-type="float" office:value="53486" table:style-name="ce77">
            <text:p>53.486</text:p>
          </table:table-cell>
          <table:table-cell office:value-type="float" office:value="38360" table:style-name="ce77">
            <text:p>38.360</text:p>
          </table:table-cell>
          <table:table-cell office:value-type="percentage" office:value="0.71719702352017345" table:style-name="ce78">
            <text:p>71,72%</text:p>
          </table:table-cell>
          <table:table-cell office:value-type="date" office:date-value="2022-01-23T00:00:00" table:style-name="ce79">
            <text:p>23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Baleares</text:p>
          </table:table-cell>
          <table:table-cell office:value-type="float" office:value="84404" table:style-name="ce77">
            <text:p>84.404</text:p>
          </table:table-cell>
          <table:table-cell office:value-type="float" office:value="27112" table:style-name="ce77">
            <text:p>27.112</text:p>
          </table:table-cell>
          <table:table-cell office:value-type="percentage" office:value="0.32121700393346286" table:style-name="ce78">
            <text:p>32,12%</text:p>
          </table:table-cell>
          <table:table-cell office:value-type="date" office:date-value="2022-01-24T00:00:00" table:style-name="ce79">
            <text:p>24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Canarias</text:p>
          </table:table-cell>
          <table:table-cell office:value-type="float" office:value="133490" table:style-name="ce77">
            <text:p>133.490</text:p>
          </table:table-cell>
          <table:table-cell office:value-type="float" office:value="64615" table:style-name="ce77">
            <text:p>64.615</text:p>
          </table:table-cell>
          <table:table-cell office:value-type="percentage" office:value="0.48404374859540039" table:style-name="ce78">
            <text:p>48,40%</text:p>
          </table:table-cell>
          <table:table-cell office:value-type="date" office:date-value="2022-01-24T00:00:00" table:style-name="ce79">
            <text:p>24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Cantabria</text:p>
          </table:table-cell>
          <table:table-cell office:value-type="float" office:value="36806" table:style-name="ce77">
            <text:p>36.806</text:p>
          </table:table-cell>
          <table:table-cell office:value-type="float" office:value="22255" table:style-name="ce77">
            <text:p>22.255</text:p>
          </table:table-cell>
          <table:table-cell office:value-type="percentage" office:value="0.60465684942672393" table:style-name="ce78">
            <text:p>60,47%</text:p>
          </table:table-cell>
          <table:table-cell office:value-type="date" office:date-value="2022-01-24T00:00:00" table:style-name="ce79">
            <text:p>24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Castilla y León</text:p>
          </table:table-cell>
          <table:table-cell office:value-type="float" office:value="136938" table:style-name="ce77">
            <text:p>136.938</text:p>
          </table:table-cell>
          <table:table-cell office:value-type="float" office:value="90979" table:style-name="ce77">
            <text:p>90.979</text:p>
          </table:table-cell>
          <table:table-cell office:value-type="percentage" office:value="0.66438096072675223" table:style-name="ce78">
            <text:p>66,44%</text:p>
          </table:table-cell>
          <table:table-cell office:value-type="date" office:date-value="2022-01-24T00:00:00" table:style-name="ce79">
            <text:p>24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14">
          <table:table-cell office:value-type="string" table:style-name="ce76">
            <text:p>Castilla - La Mancha</text:p>
          </table:table-cell>
          <table:table-cell office:value-type="float" office:value="147544" table:style-name="ce77">
            <text:p>147.544</text:p>
          </table:table-cell>
          <table:table-cell office:value-type="float" office:value="85344" table:style-name="ce77">
            <text:p>85.344</text:p>
          </table:table-cell>
          <table:table-cell office:value-type="percentage" office:value="0.5784308409694735" table:style-name="ce78">
            <text:p>57,84%</text:p>
          </table:table-cell>
          <table:table-cell office:value-type="date" office:date-value="2022-01-24T00:00:00" table:style-name="ce79">
            <text:p>24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Cataluña</text:p>
          </table:table-cell>
          <table:table-cell office:value-type="float" office:value="559033" table:style-name="ce77">
            <text:p>559.033</text:p>
          </table:table-cell>
          <table:table-cell office:value-type="float" office:value="212991" table:style-name="ce77">
            <text:p>212.991</text:p>
          </table:table-cell>
          <table:table-cell office:value-type="percentage" office:value="0.38099897501578617" table:style-name="ce78">
            <text:p>38,10%</text:p>
          </table:table-cell>
          <table:table-cell office:value-type="date" office:date-value="2022-01-24T00:00:00" table:style-name="ce79">
            <text:p>24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C. Valenciana</text:p>
          </table:table-cell>
          <table:table-cell office:value-type="float" office:value="352220" table:style-name="ce77">
            <text:p>352.220</text:p>
          </table:table-cell>
          <table:table-cell office:value-type="float" office:value="215322" table:style-name="ce77">
            <text:p>215.322</text:p>
          </table:table-cell>
          <table:table-cell office:value-type="percentage" office:value="0.61132814718073936" table:style-name="ce78">
            <text:p>61,13%</text:p>
          </table:table-cell>
          <table:table-cell office:value-type="date" office:date-value="2022-01-24T00:00:00" table:style-name="ce79">
            <text:p>24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Extremadura</text:p>
          </table:table-cell>
          <table:table-cell office:value-type="float" office:value="67546" table:style-name="ce77">
            <text:p>67.546</text:p>
          </table:table-cell>
          <table:table-cell office:value-type="float" office:value="45382" table:style-name="ce77">
            <text:p>45.382</text:p>
          </table:table-cell>
          <table:table-cell office:value-type="percentage" office:value="0.67186806028484292" table:style-name="ce78">
            <text:p>67,19%</text:p>
          </table:table-cell>
          <table:table-cell office:value-type="date" office:date-value="2022-01-24T00:00:00" table:style-name="ce79">
            <text:p>24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Galicia*</text:p>
          </table:table-cell>
          <table:table-cell office:value-type="float" office:value="153059" table:style-name="ce77">
            <text:p>153.059</text:p>
          </table:table-cell>
          <table:table-cell office:value-type="float" office:value="123809" table:style-name="ce77">
            <text:p>123.809</text:p>
          </table:table-cell>
          <table:table-cell office:value-type="percentage" office:value="0.8088972226396357" table:style-name="ce78">
            <text:p>80,89%</text:p>
          </table:table-cell>
          <table:table-cell office:value-type="date" office:date-value="2022-01-24T00:00:00" table:style-name="ce79">
            <text:p>24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La Rioja</text:p>
          </table:table-cell>
          <table:table-cell office:value-type="float" office:value="21936" table:style-name="ce77">
            <text:p>21.936</text:p>
          </table:table-cell>
          <table:table-cell office:value-type="float" office:value="13200" table:style-name="ce77">
            <text:p>13.200</text:p>
          </table:table-cell>
          <table:table-cell office:value-type="percentage" office:value="0.60175054704595188" table:style-name="ce78">
            <text:p>60,18%</text:p>
          </table:table-cell>
          <table:table-cell office:value-type="date" office:date-value="2022-01-24T00:00:00" table:style-name="ce79">
            <text:p>24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Madrid</text:p>
          </table:table-cell>
          <table:table-cell office:value-type="float" office:value="491254" table:style-name="ce77">
            <text:p>491.254</text:p>
          </table:table-cell>
          <table:table-cell office:value-type="float" office:value="215467" table:style-name="ce77">
            <text:p>215.467</text:p>
          </table:table-cell>
          <table:table-cell office:value-type="percentage" office:value="0.4386060978638342" table:style-name="ce78">
            <text:p>43,86%</text:p>
          </table:table-cell>
          <table:table-cell office:value-type="date" office:date-value="2022-01-24T00:00:00" table:style-name="ce79">
            <text:p>24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Murcia<text:s text:c="2"/></text:p>
          </table:table-cell>
          <table:table-cell office:value-type="float" office:value="120647" table:style-name="ce77">
            <text:p>120.647</text:p>
          </table:table-cell>
          <table:table-cell office:value-type="float" office:value="61734" table:style-name="ce77">
            <text:p>61.734</text:p>
          </table:table-cell>
          <table:table-cell office:value-type="percentage" office:value="0.5116911319800741" table:style-name="ce78">
            <text:p>51,17%</text:p>
          </table:table-cell>
          <table:table-cell office:value-type="date" office:date-value="2022-01-24T00:00:00" table:style-name="ce79">
            <text:p>24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Navarra<text:s/></text:p>
          </table:table-cell>
          <table:table-cell office:value-type="float" office:value="48816" table:style-name="ce77">
            <text:p>48.816</text:p>
          </table:table-cell>
          <table:table-cell office:value-type="float" office:value="25159" table:style-name="ce77">
            <text:p>25.159</text:p>
          </table:table-cell>
          <table:table-cell office:value-type="percentage" office:value="0.51538430022943293" table:style-name="ce78">
            <text:p>51,54%</text:p>
          </table:table-cell>
          <table:table-cell office:value-type="date" office:date-value="2022-01-24T00:00:00" table:style-name="ce79">
            <text:p>24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País Vasco</text:p>
          </table:table-cell>
          <table:table-cell office:value-type="float" office:value="147320" table:style-name="ce77">
            <text:p>147.320</text:p>
          </table:table-cell>
          <table:table-cell office:value-type="float" office:value="77433" table:style-name="ce77">
            <text:p>77.433</text:p>
          </table:table-cell>
          <table:table-cell office:value-type="percentage" office:value="0.52561091501493351" table:style-name="ce78">
            <text:p>52,56%</text:p>
          </table:table-cell>
          <table:table-cell office:value-type="date" office:date-value="2022-01-24T00:00:00" table:style-name="ce79">
            <text:p>24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Ceuta</text:p>
          </table:table-cell>
          <table:table-cell office:value-type="float" office:value="7952" table:style-name="ce77">
            <text:p>7.952</text:p>
          </table:table-cell>
          <table:table-cell office:value-type="float" office:value="2714" table:style-name="ce77">
            <text:p>2.714</text:p>
          </table:table-cell>
          <table:table-cell office:value-type="percentage" office:value="0.34129778672032191" table:style-name="ce78">
            <text:p>34,13%</text:p>
          </table:table-cell>
          <table:table-cell office:value-type="date" office:date-value="2022-01-24T00:00:00" table:style-name="ce79">
            <text:p>24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Melilla</text:p>
          </table:table-cell>
          <table:table-cell office:value-type="float" office:value="9776" table:style-name="ce77">
            <text:p>9.776</text:p>
          </table:table-cell>
          <table:table-cell office:value-type="float" office:value="2794" table:style-name="ce77">
            <text:p>2.794</text:p>
          </table:table-cell>
          <table:table-cell office:value-type="percentage" office:value="0.28580196399345337" table:style-name="ce78">
            <text:p>28,58%</text:p>
          </table:table-cell>
          <table:table-cell office:value-type="date" office:date-value="2022-01-24T00:00:00" table:style-name="ce79">
            <text:p>24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14">
          <table:table-cell office:value-type="string" table:style-name="ce76">
            <text:p>Fuerzas Armadas*</text:p>
          </table:table-cell>
          <table:table-cell office:value-type="string" table:style-name="ce80">
            <text:p>-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-</text:p>
          </table:table-cell>
          <table:table-cell office:value-type="date" office:date-value="2022-01-24T00:00:00" table:style-name="ce79">
            <text:p>24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81">
            <text:p>Sanidad Exterior</text:p>
          </table:table-cell>
          <table:table-cell office:value-type="string" table:style-name="ce82">
            <text:p>-</text:p>
          </table:table-cell>
          <table:table-cell office:value-type="float" office:value="0" table:style-name="ce82">
            <text:p>0</text:p>
          </table:table-cell>
          <table:table-cell office:value-type="string" table:style-name="ce82">
            <text:p>-</text:p>
          </table:table-cell>
          <table:table-cell office:value-type="date" office:date-value="2022-01-24T00:00:00" table:style-name="ce83">
            <text:p>24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84">
            <text:p>Totales</text:p>
          </table:table-cell>
          <table:table-cell office:value-type="float" office:value="3287411" table:style-name="ce85">
            <text:p>3.287.411</text:p>
          </table:table-cell>
          <table:table-cell office:value-type="float" office:value="1754409" table:style-name="ce85">
            <text:p>1.754.409</text:p>
          </table:table-cell>
          <table:table-cell office:value-type="percentage" office:value="0.53367498009832048" table:style-name="ce86">
            <text:p>53,37%</text:p>
          </table:table-cell>
          <table:table-cell table:style-name="ce87"/>
          <table:table-cell table:number-columns-repeated="6" table:style-name="ce1"/>
          <table:table-cell table:style-name="ce67"/>
          <table:table-cell table:number-columns-repeated="16372"/>
        </table:table-row>
        <table:table-row table:number-rows-repeated="1048552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2-01-25T18:21:28Z</dc:date>
  </office:meta>
</office:document-meta>
</file>